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>
      <style:text-properties fo:color="#1155cc" style:text-underline-style="solid" style:text-underline-color="font-color"/>
    </style:style>
    <style:style style:name="T8_119" style:family="text"/>
    <style:style style:name="T8_120" style:family="text">
      <style:text-properties fo:color="#1155cc" style:text-underline-style="solid" style:text-underline-color="font-color"/>
    </style:style>
    <style:style style:name="T8_121" style:family="text"/>
    <style:style style:name="T8_122" style:family="text">
      <style:text-properties fo:color="#1155cc" style:text-underline-style="solid" style:text-underline-color="font-color"/>
    </style:style>
    <style:style style:name="T8_123" style:family="text"/>
    <style:style style:name="T8_124" style:family="text">
      <style:text-properties fo:color="#1155cc" style:text-underline-style="solid" style:text-underline-color="font-color"/>
    </style:style>
    <style:style style:name="T8_125" style:family="text"/>
    <style:style style:name="T8_126" style:family="text">
      <style:text-properties fo:color="#1155cc" style:text-underline-style="solid" style:text-underline-color="font-color"/>
    </style:style>
    <style:style style:name="T8_127" style:family="text"/>
    <style:style style:name="T8_128" style:family="text">
      <style:text-properties fo:color="#1155cc" style:text-underline-style="solid" style:text-underline-color="font-color"/>
    </style:style>
    <style:style style:name="T8_129" style:family="text"/>
    <style:style style:name="T8_130" style:family="text">
      <style:text-properties fo:color="#1155cc" style:text-underline-style="solid" style:text-underline-color="font-color"/>
    </style:style>
    <style:style style:name="T8_131" style:family="text"/>
    <style:style style:name="T8_132" style:family="text">
      <style:text-properties fo:color="#1155cc" style:text-underline-style="solid" style:text-underline-color="font-color"/>
    </style:style>
    <style:style style:name="T8_133" style:family="text"/>
    <style:style style:name="T8_134" style:family="text">
      <style:text-properties fo:color="#1155cc" style:text-underline-style="solid" style:text-underline-color="font-color"/>
    </style:style>
    <style:style style:name="T8_135" style:family="text"/>
    <style:style style:name="T8_136" style:family="text">
      <style:text-properties fo:color="#1155cc" style:text-underline-style="solid" style:text-underline-color="font-color"/>
    </style:style>
    <style:style style:name="T8_137" style:family="text"/>
    <style:style style:name="T8_138" style:family="text">
      <style:text-properties fo:color="#1155cc" style:text-underline-style="solid" style:text-underline-color="font-color"/>
    </style:style>
    <style:style style:name="T8_139" style:family="text"/>
    <style:style style:name="T8_140" style:family="text">
      <style:text-properties fo:color="#1155cc" style:text-underline-style="solid" style:text-underline-color="font-color"/>
    </style:style>
    <style:style style:name="T8_141" style:family="text"/>
    <style:style style:name="T8_142" style:family="text">
      <style:text-properties fo:color="#1155cc" style:text-underline-style="solid" style:text-underline-color="font-color"/>
    </style:style>
    <style:style style:name="T8_143" style:family="text"/>
    <style:style style:name="T8_144" style:family="text">
      <style:text-properties fo:color="#1155cc" style:text-underline-style="solid" style:text-underline-color="font-color"/>
    </style:style>
    <style:style style:name="T8_145" style:family="text"/>
    <style:style style:name="T8_146" style:family="text">
      <style:text-properties fo:color="#1155cc" style:text-underline-style="solid" style:text-underline-color="font-color"/>
    </style:style>
    <style:style style:name="T8_147" style:family="text"/>
    <style:style style:name="T8_148" style:family="text">
      <style:text-properties fo:color="#1155cc" style:text-underline-style="solid" style:text-underline-color="font-color"/>
    </style:style>
    <style:style style:name="T8_149" style:family="text"/>
    <style:style style:name="T8_150" style:family="text">
      <style:text-properties fo:color="#1155cc" style:text-underline-style="solid" style:text-underline-color="font-color"/>
    </style:style>
    <style:style style:name="T8_151" style:family="text"/>
    <style:style style:name="T8_152" style:family="text"/>
    <style:style style:name="T8_153" style:family="text"/>
    <style:style style:name="T8_154" style:family="text"/>
    <style:style style:name="T8_155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>
      <style:text-properties fo:font-weight="bold" style:font-weight-asian="bold" style:font-weight-complex="bold"/>
    </style:style>
    <style:style style:name="T10_20" style:family="text">
      <style:text-properties fo:font-weight="bold" style:font-weight-asian="bold" style:font-weight-complex="bold"/>
    </style:style>
    <style:style style:name="T10_21" style:family="text">
      <style:text-properties fo:font-weight="bold" style:font-weight-asian="bold" style:font-weight-complex="bold"/>
    </style:style>
    <style:style style:name="T10_22" style:family="text">
      <style:text-properties fo:font-weight="bold" style:font-weight-asian="bold" style:font-weight-complex="bold"/>
    </style:style>
    <style:style style:name="T10_23" style:family="text">
      <style:text-properties fo:font-weight="bold" style:font-weight-asian="bold" style:font-weight-complex="bold"/>
    </style:style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T10_175" style:family="text"/>
    <style:style style:name="T10_176" style:family="text"/>
    <style:style style:name="T10_177" style:family="text"/>
    <style:style style:name="T10_178" style:family="text"/>
    <style:style style:name="T10_179" style:family="text"/>
    <style:style style:name="T10_180" style:family="text"/>
    <style:style style:name="T10_181" style:family="text"/>
    <style:style style:name="T10_182" style:family="text"/>
    <style:style style:name="T10_183" style:family="text"/>
    <style:style style:name="T10_184" style:family="text"/>
    <style:style style:name="T10_185" style:family="text"/>
    <style:style style:name="T10_186" style:family="text"/>
    <style:style style:name="T10_187" style:family="text"/>
    <style:style style:name="T10_188" style:family="text"/>
    <style:style style:name="T10_189" style:family="text"/>
    <style:style style:name="T10_190" style:family="text"/>
    <style:style style:name="T10_191" style:family="text"/>
    <style:style style:name="T10_192" style:family="text"/>
    <style:style style:name="T10_193" style:family="text"/>
    <style:style style:name="T10_194" style:family="text"/>
    <style:style style:name="T10_195" style:family="text"/>
    <style:style style:name="T10_196" style:family="text"/>
    <style:style style:name="T10_197" style:family="text"/>
    <style:style style:name="T10_198" style:family="text"/>
    <style:style style:name="T10_199" style:family="text"/>
    <style:style style:name="T10_200" style:family="text"/>
    <style:style style:name="T10_201" style:family="text"/>
    <style:style style:name="T10_202" style:family="text">
      <style:text-properties fo:color="#1155cc" style:text-underline-style="solid" style:text-underline-color="font-color"/>
    </style:style>
    <style:style style:name="T10_203" style:family="text"/>
    <style:style style:name="T10_204" style:family="text">
      <style:text-properties fo:color="#1155cc" style:text-underline-style="solid" style:text-underline-color="font-color"/>
    </style:style>
    <style:style style:name="T10_205" style:family="text"/>
    <style:style style:name="T10_206" style:family="text">
      <style:text-properties fo:color="#1155cc" style:text-underline-style="solid" style:text-underline-color="font-color"/>
    </style:style>
    <style:style style:name="T10_207" style:family="text"/>
    <style:style style:name="T10_208" style:family="text">
      <style:text-properties fo:color="#1155cc" style:text-underline-style="solid" style:text-underline-color="font-color"/>
    </style:style>
    <style:style style:name="T10_209" style:family="text"/>
    <style:style style:name="T10_210" style:family="text">
      <style:text-properties fo:color="#1155cc" style:text-underline-style="solid" style:text-underline-color="font-color"/>
    </style:style>
    <style:style style:name="T10_211" style:family="text"/>
    <style:style style:name="T10_212" style:family="text">
      <style:text-properties fo:color="#1155cc" style:text-underline-style="solid" style:text-underline-color="font-color"/>
    </style:style>
    <style:style style:name="T10_213" style:family="text"/>
    <style:style style:name="T10_214" style:family="text">
      <style:text-properties fo:color="#1155cc" style:text-underline-style="solid" style:text-underline-color="font-color"/>
    </style:style>
    <style:style style:name="T10_215" style:family="text"/>
    <style:style style:name="T10_216" style:family="text">
      <style:text-properties fo:color="#1155cc" style:text-underline-style="solid" style:text-underline-color="font-color"/>
    </style:style>
    <style:style style:name="T10_217" style:family="text"/>
    <style:style style:name="T10_218" style:family="text">
      <style:text-properties fo:color="#1155cc" style:text-underline-style="solid" style:text-underline-color="font-color"/>
    </style:style>
    <style:style style:name="T10_219" style:family="text"/>
    <style:style style:name="T10_220" style:family="text">
      <style:text-properties fo:color="#1155cc" style:text-underline-style="solid" style:text-underline-color="font-color"/>
    </style:style>
    <style:style style:name="T10_221" style:family="text"/>
    <style:style style:name="T10_222" style:family="text"/>
    <style:style style:name="T10_223" style:family="text"/>
    <style:style style:name="T10_224" style:family="text"/>
    <style:style style:name="T10_225" style:family="text"/>
    <style:style style:name="T10_226" style:family="text"/>
    <style:style style:name="T10_227" style:family="text"/>
    <style:style style:name="T10_228" style:family="text"/>
    <style:style style:name="T10_229" style:family="text"/>
    <style:style style:name="T10_230" style:family="text"/>
    <style:style style:name="T10_231" style:family="text"/>
    <style:style style:name="T10_232" style:family="text"/>
    <style:style style:name="T10_233" style:family="text"/>
    <style:style style:name="T10_234" style:family="text"/>
    <style:style style:name="T10_235" style:family="text"/>
    <style:style style:name="T10_236" style:family="text"/>
    <style:style style:name="T10_237" style:family="text"/>
    <style:style style:name="T10_238" style:family="text"/>
    <style:style style:name="T10_239" style:family="text"/>
    <style:style style:name="T10_240" style:family="text"/>
    <style:style style:name="T10_241" style:family="text"/>
    <style:style style:name="T10_242" style:family="text"/>
    <style:style style:name="T10_243" style:family="text"/>
    <style:style style:name="T10_244" style:family="text"/>
    <style:style style:name="T10_245" style:family="text"/>
    <style:style style:name="T10_246" style:family="text"/>
    <style:style style:name="T10_247" style:family="text"/>
    <style:style style:name="T10_248" style:family="text"/>
    <style:style style:name="T10_249" style:family="text"/>
    <style:style style:name="T10_250" style:family="text"/>
    <style:style style:name="T10_251" style:family="text"/>
    <style:style style:name="T10_252" style:family="text"/>
    <style:style style:name="T10_253" style:family="text"/>
    <style:style style:name="T10_254" style:family="text"/>
    <style:style style:name="T10_255" style:family="text"/>
    <style:style style:name="T10_256" style:family="text"/>
    <style:style style:name="T10_257" style:family="text"/>
    <style:style style:name="T10_258" style:family="text"/>
    <style:style style:name="T10_259" style:family="text"/>
    <style:style style:name="T10_260" style:family="text"/>
    <style:style style:name="T10_261" style:family="text"/>
    <style:style style:name="T10_262" style:family="text"/>
    <style:style style:name="T10_263" style:family="text"/>
    <style:style style:name="T10_264" style:family="text"/>
    <style:style style:name="T10_265" style:family="text"/>
    <style:style style:name="T10_266" style:family="text"/>
    <style:style style:name="T10_267" style:family="text"/>
    <style:style style:name="T10_268" style:family="text"/>
    <style:style style:name="T10_269" style:family="text"/>
    <style:style style:name="T10_270" style:family="text"/>
    <style:style style:name="T10_271" style:family="text"/>
    <style:style style:name="T10_272" style:family="text"/>
    <style:style style:name="T10_273" style:family="text"/>
    <style:style style:name="T10_274" style:family="text"/>
    <style:style style:name="T10_275" style:family="text"/>
    <style:style style:name="T10_276" style:family="text"/>
    <style:style style:name="T10_277" style:family="text"/>
    <style:style style:name="T10_278" style:family="text"/>
    <style:style style:name="T10_279" style:family="text"/>
    <style:style style:name="T10_280" style:family="text"/>
    <style:style style:name="T10_281" style:family="text"/>
    <style:style style:name="T10_282" style:family="text"/>
    <style:style style:name="T10_283" style:family="text"/>
    <style:style style:name="T10_284" style:family="text"/>
    <style:style style:name="T10_285" style:family="text"/>
    <style:style style:name="T10_286" style:family="text"/>
    <style:style style:name="T10_287" style:family="text"/>
    <style:style style:name="T10_288" style:family="text"/>
    <style:style style:name="T10_289" style:family="text"/>
    <style:style style:name="T10_290" style:family="text"/>
    <style:style style:name="T10_291" style:family="text"/>
    <style:style style:name="T10_292" style:family="text"/>
    <style:style style:name="T10_293" style:family="text"/>
    <style:style style:name="T10_294" style:family="text"/>
    <style:style style:name="T10_295" style:family="text"/>
    <style:style style:name="T10_296" style:family="text"/>
    <style:style style:name="T10_297" style:family="text"/>
    <style:style style:name="T10_298" style:family="text"/>
    <style:style style:name="T10_299" style:family="text"/>
    <style:style style:name="T10_300" style:family="text"/>
    <style:style style:name="T10_301" style:family="text"/>
    <style:style style:name="T10_302" style:family="text"/>
    <style:style style:name="T10_303" style:family="text"/>
    <style:style style:name="T10_304" style:family="text"/>
    <style:style style:name="T10_305" style:family="text"/>
    <style:style style:name="T10_306" style:family="text"/>
    <style:style style:name="T10_307" style:family="text"/>
    <style:style style:name="T10_308" style:family="text"/>
    <style:style style:name="T10_309" style:family="text"/>
    <style:style style:name="T10_310" style:family="text"/>
    <style:style style:name="T10_311" style:family="text"/>
    <style:style style:name="T10_312" style:family="text"/>
    <style:style style:name="T10_313" style:family="text"/>
    <style:style style:name="T10_314" style:family="text"/>
    <style:style style:name="T10_315" style:family="text"/>
    <style:style style:name="T10_316" style:family="text"/>
    <style:style style:name="T10_317" style:family="text"/>
    <style:style style:name="T10_318" style:family="text"/>
    <style:style style:name="T10_319" style:family="text"/>
    <style:style style:name="T10_320" style:family="text"/>
    <style:style style:name="T10_321" style:family="text"/>
    <style:style style:name="T10_322" style:family="text"/>
    <style:style style:name="T10_323" style:family="text"/>
    <style:style style:name="T10_324" style:family="text"/>
    <style:style style:name="T10_325" style:family="text"/>
    <style:style style:name="T10_326" style:family="text"/>
    <style:style style:name="T10_327" style:family="text"/>
    <style:style style:name="T10_328" style:family="text"/>
    <style:style style:name="T10_329" style:family="text"/>
    <style:style style:name="T10_330" style:family="text"/>
    <style:style style:name="T10_331" style:family="text"/>
    <style:style style:name="T10_332" style:family="text"/>
    <style:style style:name="T10_333" style:family="text"/>
    <style:style style:name="T10_334" style:family="text"/>
    <style:style style:name="T10_335" style:family="text"/>
    <style:style style:name="T10_336" style:family="text"/>
    <style:style style:name="T10_337" style:family="text"/>
    <style:style style:name="T10_338" style:family="text"/>
    <style:style style:name="T10_339" style:family="text"/>
    <style:style style:name="T10_340" style:family="text"/>
    <style:style style:name="T10_341" style:family="text"/>
    <style:style style:name="T10_342" style:family="text"/>
    <style:style style:name="T10_343" style:family="text"/>
    <style:style style:name="T10_344" style:family="text"/>
    <style:style style:name="T10_345" style:family="text"/>
    <style:style style:name="T10_346" style:family="text"/>
    <style:style style:name="T10_347" style:family="text"/>
    <style:style style:name="T10_348" style:family="text"/>
    <style:style style:name="T10_349" style:family="text"/>
    <style:style style:name="T10_350" style:family="text"/>
    <style:style style:name="T10_351" style:family="text"/>
    <style:style style:name="T10_352" style:family="text"/>
    <style:style style:name="T10_353" style:family="text"/>
    <style:style style:name="T10_354" style:family="text"/>
    <style:style style:name="T10_355" style:family="text"/>
    <style:style style:name="T10_356" style:family="text"/>
    <style:style style:name="T10_357" style:family="text"/>
    <style:style style:name="T10_358" style:family="text"/>
    <style:style style:name="T10_359" style:family="text"/>
    <style:style style:name="T10_360" style:family="text"/>
    <style:style style:name="T10_361" style:family="text"/>
    <style:style style:name="T10_362" style:family="text"/>
    <style:style style:name="T10_363" style:family="text"/>
    <style:style style:name="T10_364" style:family="text"/>
    <style:style style:name="T10_365" style:family="text"/>
    <style:style style:name="T10_366" style:family="text"/>
    <style:style style:name="T10_367" style:family="text"/>
    <style:style style:name="T10_368" style:family="text"/>
    <style:style style:name="T10_369" style:family="text"/>
    <style:style style:name="T10_370" style:family="text"/>
    <style:style style:name="T10_371" style:family="text"/>
    <style:style style:name="T10_372" style:family="text"/>
    <style:style style:name="T10_373" style:family="text"/>
    <style:style style:name="T10_374" style:family="text"/>
    <style:style style:name="T10_375" style:family="text"/>
    <style:style style:name="T10_376" style:family="text"/>
    <style:style style:name="T10_377" style:family="text"/>
    <style:style style:name="T10_378" style:family="text"/>
    <style:style style:name="T10_379" style:family="text"/>
    <style:style style:name="T10_380" style:family="text"/>
    <style:style style:name="T10_381" style:family="text"/>
    <style:style style:name="T10_382" style:family="text"/>
    <style:style style:name="T10_383" style:family="text"/>
    <style:style style:name="T10_384" style:family="text"/>
    <style:style style:name="T10_385" style:family="text"/>
    <style:style style:name="T10_386" style:family="text"/>
    <style:style style:name="T10_387" style:family="text"/>
    <style:style style:name="T10_388" style:family="text"/>
    <style:style style:name="T10_389" style:family="text"/>
    <style:style style:name="T10_390" style:family="text"/>
    <style:style style:name="T10_391" style:family="text"/>
    <style:style style:name="T10_392" style:family="text"/>
    <style:style style:name="T10_393" style:family="text"/>
    <style:style style:name="T10_394" style:family="text"/>
    <style:style style:name="T10_395" style:family="text"/>
    <style:style style:name="T10_396" style:family="text"/>
    <style:style style:name="T10_397" style:family="text"/>
    <style:style style:name="T10_398" style:family="text"/>
    <style:style style:name="T10_399" style:family="text"/>
    <style:style style:name="T10_400" style:family="text"/>
    <style:style style:name="T10_401" style:family="text"/>
    <style:style style:name="T10_402" style:family="text"/>
    <style:style style:name="T10_403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fo:font-weight="bold" style:font-weight-asian="bold" style:font-weight-complex="bold"/>
    </style:style>
    <style:style style:name="T11_2" style:family="text">
      <style:text-properties fo:font-weight="bold" style:font-weight-asian="bold" style:font-weight-complex="bold"/>
    </style:style>
    <style:style style:name="T11_3" style:family="text">
      <style:text-properties fo:font-weight="bold" style:font-weight-asian="bold" style:font-weight-complex="bold"/>
    </style:style>
    <style:style style:name="T11_4" style:family="text">
      <style:text-properties fo:font-weight="bold" style:font-weight-asian="bold" style:font-weight-complex="bold"/>
    </style:style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>
      <style:text-properties fo:font-weight="bold" style:font-weight-asian="bold" style:font-weight-complex="bold"/>
    </style:style>
    <style:style style:name="T12_2" style:family="text">
      <style:text-properties fo:font-weight="bold" style:font-weight-asian="bold" style:font-weight-complex="bold"/>
    </style:style>
    <style:style style:name="T12_3" style:family="text">
      <style:text-properties fo:font-weight="bold" style:font-weight-asian="bold" style:font-weight-complex="bold"/>
    </style:style>
    <style:style style:name="T12_4" style:family="text">
      <style:text-properties fo:font-weight="bold" style:font-weight-asian="bold" style:font-weight-complex="bold"/>
    </style:style>
    <style:style style:name="T12_5" style:family="text">
      <style:text-properties fo:font-weight="bold" style:font-weight-asian="bold" style:font-weight-complex="bold"/>
    </style:style>
    <style:style style:name="T12_6" style:family="text">
      <style:text-properties fo:font-weight="bold" style:font-weight-asian="bold" style:font-weight-complex="bold"/>
    </style:style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T12_137" style:family="text"/>
    <style:style style:name="T12_138" style:family="text"/>
    <style:style style:name="T12_139" style:family="text"/>
    <style:style style:name="T12_140" style:family="text"/>
    <style:style style:name="T12_141" style:family="text"/>
    <style:style style:name="T12_142" style:family="text"/>
    <style:style style:name="T12_143" style:family="text"/>
    <style:style style:name="T12_144" style:family="text"/>
    <style:style style:name="T12_145" style:family="text"/>
    <style:style style:name="T12_146" style:family="text"/>
    <style:style style:name="T12_147" style:family="text"/>
    <style:style style:name="T12_148" style:family="text"/>
    <style:style style:name="T12_149" style:family="text"/>
    <style:style style:name="T12_150" style:family="text"/>
    <style:style style:name="T12_151" style:family="text"/>
    <style:style style:name="T12_152" style:family="text"/>
    <style:style style:name="T12_153" style:family="text"/>
    <style:style style:name="T12_154" style:family="text"/>
    <style:style style:name="T12_155" style:family="text"/>
    <style:style style:name="T12_156" style:family="text"/>
    <style:style style:name="T12_157" style:family="text"/>
    <style:style style:name="T12_158" style:family="text"/>
    <style:style style:name="T12_159" style:family="text"/>
    <style:style style:name="T12_160" style:family="text"/>
    <style:style style:name="T12_161" style:family="text"/>
    <style:style style:name="T12_162" style:family="text"/>
    <style:style style:name="T12_163" style:family="text"/>
    <style:style style:name="T12_164" style:family="text"/>
    <style:style style:name="T12_165" style:family="text"/>
    <style:style style:name="T12_166" style:family="text"/>
    <style:style style:name="T12_167" style:family="text"/>
    <style:style style:name="T12_168" style:family="text"/>
    <style:style style:name="T12_169" style:family="text"/>
    <style:style style:name="T12_170" style:family="text"/>
    <style:style style:name="T12_171" style:family="text"/>
    <style:style style:name="T12_172" style:family="text"/>
    <style:style style:name="T12_173" style:family="text"/>
    <style:style style:name="T12_174" style:family="text"/>
    <style:style style:name="T12_175" style:family="text"/>
    <style:style style:name="T12_176" style:family="text"/>
    <style:style style:name="T12_177" style:family="text"/>
    <style:style style:name="T12_178" style:family="text"/>
    <style:style style:name="T12_179" style:family="text"/>
    <style:style style:name="T12_180" style:family="text"/>
    <style:style style:name="T12_181" style:family="text"/>
    <style:style style:name="T12_182" style:family="text"/>
    <style:style style:name="T12_183" style:family="text"/>
    <style:style style:name="T12_184" style:family="text"/>
    <style:style style:name="T12_185" style:family="text"/>
    <style:style style:name="T12_186" style:family="text"/>
    <style:style style:name="T12_187" style:family="text"/>
    <style:style style:name="T12_188" style:family="text"/>
    <style:style style:name="T12_189" style:family="text"/>
    <style:style style:name="T12_190" style:family="text"/>
    <style:style style:name="T12_191" style:family="text"/>
    <style:style style:name="T12_192" style:family="text"/>
    <style:style style:name="T12_193" style:family="text"/>
    <style:style style:name="T12_194" style:family="text"/>
    <style:style style:name="T12_195" style:family="text"/>
    <style:style style:name="T12_196" style:family="text"/>
    <style:style style:name="T12_197" style:family="text"/>
    <style:style style:name="T12_198" style:family="text"/>
    <style:style style:name="T12_199" style:family="text"/>
    <style:style style:name="T12_200" style:family="text"/>
    <style:style style:name="T12_201" style:family="text"/>
    <style:style style:name="T12_202" style:family="text"/>
    <style:style style:name="T12_203" style:family="text"/>
    <style:style style:name="T12_204" style:family="text"/>
    <style:style style:name="T12_205" style:family="text"/>
    <style:style style:name="T12_206" style:family="text"/>
    <style:style style:name="T12_207" style:family="text"/>
    <style:style style:name="T12_208" style:family="text"/>
    <style:style style:name="T12_209" style:family="text"/>
    <style:style style:name="T12_210" style:family="text"/>
    <style:style style:name="T12_211" style:family="text"/>
    <style:style style:name="T12_212" style:family="text"/>
    <style:style style:name="T12_213" style:family="text"/>
    <style:style style:name="T12_214" style:family="text"/>
    <style:style style:name="T12_215" style:family="text"/>
    <style:style style:name="T12_216" style:family="text"/>
    <style:style style:name="T12_217" style:family="text"/>
    <style:style style:name="T12_218" style:family="text"/>
    <style:style style:name="T12_219" style:family="text"/>
    <style:style style:name="T12_220" style:family="text"/>
    <style:style style:name="T12_221" style:family="text"/>
    <style:style style:name="T12_222" style:family="text"/>
    <style:style style:name="T12_223" style:family="text"/>
    <style:style style:name="T12_224" style:family="text"/>
    <style:style style:name="T12_225" style:family="text"/>
    <style:style style:name="T12_226" style:family="text"/>
    <style:style style:name="T12_227" style:family="text"/>
    <style:style style:name="T12_228" style:family="text"/>
    <style:style style:name="T12_229" style:family="text"/>
    <style:style style:name="T12_230" style:family="text"/>
    <style:style style:name="T12_231" style:family="text"/>
    <style:style style:name="T12_232" style:family="text"/>
    <style:style style:name="T12_233" style:family="text"/>
    <style:style style:name="T12_234" style:family="text"/>
    <style:style style:name="T12_235" style:family="text"/>
    <style:style style:name="T12_236" style:family="text"/>
    <style:style style:name="T12_237" style:family="text"/>
    <style:style style:name="T12_238" style:family="text"/>
    <style:style style:name="T12_239" style:family="text"/>
    <style:style style:name="T12_240" style:family="text"/>
    <style:style style:name="T12_241" style:family="text"/>
    <style:style style:name="T12_242" style:family="text"/>
    <style:style style:name="T12_243" style:family="text"/>
    <style:style style:name="T12_244" style:family="text"/>
    <style:style style:name="T12_245" style:family="text"/>
    <style:style style:name="T12_246" style:family="text"/>
    <style:style style:name="T12_247" style:family="text"/>
    <style:style style:name="T12_248" style:family="text"/>
    <style:style style:name="T12_249" style:family="text"/>
    <style:style style:name="T12_250" style:family="text"/>
    <style:style style:name="T12_251" style:family="text"/>
    <style:style style:name="T12_252" style:family="text"/>
    <style:style style:name="T12_253" style:family="text"/>
    <style:style style:name="T12_254" style:family="text"/>
    <style:style style:name="T12_255" style:family="text"/>
    <style:style style:name="T12_256" style:family="text"/>
    <style:style style:name="T12_257" style:family="text"/>
    <style:style style:name="T12_258" style:family="text"/>
    <style:style style:name="T12_259" style:family="text"/>
    <style:style style:name="T12_260" style:family="text"/>
    <style:style style:name="T12_261" style:family="text"/>
    <style:style style:name="T12_262" style:family="text"/>
    <style:style style:name="T12_263" style:family="text"/>
    <style:style style:name="T12_264" style:family="text"/>
    <style:style style:name="T12_265" style:family="text"/>
    <style:style style:name="T12_266" style:family="text"/>
    <style:style style:name="T12_267" style:family="text"/>
    <style:style style:name="T12_268" style:family="text"/>
    <style:style style:name="T12_269" style:family="text"/>
    <style:style style:name="T12_270" style:family="text"/>
    <style:style style:name="T12_271" style:family="text"/>
    <style:style style:name="T12_272" style:family="text"/>
    <style:style style:name="T12_273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>
      <style:text-properties fo:font-weight="bold" style:font-weight-asian="bold" style:font-weight-complex="bold"/>
    </style:style>
    <style:style style:name="T13_78" style:family="text">
      <style:text-properties fo:font-weight="bold" style:font-weight-asian="bold" style:font-weight-complex="bold"/>
    </style:style>
    <style:style style:name="T13_79" style:family="text">
      <style:text-properties fo:font-weight="bold" style:font-weight-asian="bold" style:font-weight-complex="bold"/>
    </style:style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>
      <style:text-properties fo:color="#1155cc" style:text-underline-style="solid" style:text-underline-color="font-color"/>
    </style:style>
    <style:style style:name="T13_127" style:family="text"/>
    <style:style style:name="T13_128" style:family="text">
      <style:text-properties fo:color="#1155cc" style:text-underline-style="solid" style:text-underline-color="font-color"/>
    </style:style>
    <style:style style:name="T13_129" style:family="text"/>
    <style:style style:name="T13_130" style:family="text">
      <style:text-properties fo:color="#1155cc" style:text-underline-style="solid" style:text-underline-color="font-color"/>
    </style:style>
    <style:style style:name="T13_131" style:family="text"/>
    <style:style style:name="T13_132" style:family="text">
      <style:text-properties fo:color="#1155cc" style:text-underline-style="solid" style:text-underline-color="font-color"/>
    </style:style>
    <style:style style:name="T13_133" style:family="text"/>
    <style:style style:name="T13_134" style:family="text">
      <style:text-properties fo:color="#1155cc" style:text-underline-style="solid" style:text-underline-color="font-color"/>
    </style:style>
    <style:style style:name="T13_135" style:family="text"/>
    <style:style style:name="T13_136" style:family="text">
      <style:text-properties fo:color="#1155cc" style:text-underline-style="solid" style:text-underline-color="font-color"/>
    </style:style>
    <style:style style:name="T13_137" style:family="text"/>
    <style:style style:name="T13_138" style:family="text">
      <style:text-properties fo:color="#1155cc" style:text-underline-style="solid" style:text-underline-color="font-color"/>
    </style:style>
    <style:style style:name="T13_139" style:family="text"/>
    <style:style style:name="T13_140" style:family="text">
      <style:text-properties fo:color="#1155cc" style:text-underline-style="solid" style:text-underline-color="font-color"/>
    </style:style>
    <style:style style:name="T13_141" style:family="text"/>
    <style:style style:name="T13_142" style:family="text">
      <style:text-properties fo:color="#1155cc" style:text-underline-style="solid" style:text-underline-color="font-color"/>
    </style:style>
    <style:style style:name="T13_143" style:family="text"/>
    <style:style style:name="T13_144" style:family="text">
      <style:text-properties fo:color="#1155cc" style:text-underline-style="solid" style:text-underline-color="font-color"/>
    </style:style>
    <style:style style:name="T13_145" style:family="text"/>
    <style:style style:name="T13_146" style:family="text">
      <style:text-properties fo:color="#1155cc" style:text-underline-style="solid" style:text-underline-color="font-color"/>
    </style:style>
    <style:style style:name="T13_147" style:family="text"/>
    <style:style style:name="T13_148" style:family="text">
      <style:text-properties fo:color="#1155cc" style:text-underline-style="solid" style:text-underline-color="font-color"/>
    </style:style>
    <style:style style:name="T13_149" style:family="text"/>
    <style:style style:name="T13_150" style:family="text">
      <style:text-properties fo:color="#1155cc" style:text-underline-style="solid" style:text-underline-color="font-color"/>
    </style:style>
    <style:style style:name="T13_151" style:family="text"/>
    <style:style style:name="T13_152" style:family="text">
      <style:text-properties fo:color="#1155cc" style:text-underline-style="solid" style:text-underline-color="font-color"/>
    </style:style>
    <style:style style:name="T13_153" style:family="text"/>
    <style:style style:name="T13_154" style:family="text">
      <style:text-properties fo:color="#1155cc" style:text-underline-style="solid" style:text-underline-color="font-color"/>
    </style:style>
    <style:style style:name="T13_155" style:family="text"/>
    <style:style style:name="T13_156" style:family="text">
      <style:text-properties fo:color="#1155cc" style:text-underline-style="solid" style:text-underline-color="font-color"/>
    </style:style>
    <style:style style:name="T13_157" style:family="text"/>
    <style:style style:name="T13_158" style:family="text">
      <style:text-properties fo:color="#1155cc" style:text-underline-style="solid" style:text-underline-color="font-color"/>
    </style:style>
    <style:style style:name="T13_159" style:family="text"/>
    <style:style style:name="T13_160" style:family="text">
      <style:text-properties fo:color="#1155cc" style:text-underline-style="solid" style:text-underline-color="font-color"/>
    </style:style>
    <style:style style:name="T13_161" style:family="text"/>
    <style:style style:name="T13_162" style:family="text">
      <style:text-properties fo:color="#1155cc" style:text-underline-style="solid" style:text-underline-color="font-color"/>
    </style:style>
    <style:style style:name="T13_163" style:family="text"/>
    <style:style style:name="T13_164" style:family="text">
      <style:text-properties fo:color="#1155cc" style:text-underline-style="solid" style:text-underline-color="font-color"/>
    </style:style>
    <style:style style:name="T13_165" style:family="text"/>
    <style:style style:name="T13_166" style:family="text">
      <style:text-properties fo:color="#1155cc" style:text-underline-style="solid" style:text-underline-color="font-color"/>
    </style:style>
    <style:style style:name="T13_167" style:family="text"/>
    <style:style style:name="T13_168" style:family="text">
      <style:text-properties fo:color="#1155cc" style:text-underline-style="solid" style:text-underline-color="font-color"/>
    </style:style>
    <style:style style:name="T13_169" style:family="text"/>
    <style:style style:name="T13_170" style:family="text">
      <style:text-properties fo:color="#1155cc" style:text-underline-style="solid" style:text-underline-color="font-color"/>
    </style:style>
    <style:style style:name="T13_171" style:family="text"/>
    <style:style style:name="T13_172" style:family="text">
      <style:text-properties fo:color="#1155cc" style:text-underline-style="solid" style:text-underline-color="font-color"/>
    </style:style>
    <style:style style:name="T13_173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>
      <style:text-properties fo:font-weight="bold" style:font-weight-asian="bold" style:font-weight-complex="bold"/>
    </style:style>
    <style:style style:name="T14_12" style:family="text">
      <style:text-properties fo:font-weight="bold" style:font-weight-asian="bold" style:font-weight-complex="bold"/>
    </style:style>
    <style:style style:name="T14_13" style:family="text">
      <style:text-properties fo:font-weight="bold" style:font-weight-asian="bold" style:font-weight-complex="bold"/>
    </style:style>
    <style:style style:name="T14_14" style:family="text">
      <style:text-properties fo:font-weight="bold" style:font-weight-asian="bold" style:font-weight-complex="bold"/>
    </style:style>
    <style:style style:name="T14_15" style:family="text">
      <style:text-properties fo:font-weight="bold" style:font-weight-asian="bold" style:font-weight-complex="bold"/>
    </style:style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T14_127" style:family="text"/>
    <style:style style:name="T14_128" style:family="text"/>
    <style:style style:name="T14_129" style:family="text"/>
    <style:style style:name="T14_130" style:family="text"/>
    <style:style style:name="T14_131" style:family="text"/>
    <style:style style:name="T14_132" style:family="text"/>
    <style:style style:name="T14_133" style:family="text"/>
    <style:style style:name="T14_134" style:family="text"/>
    <style:style style:name="T14_135" style:family="text"/>
    <style:style style:name="T14_136" style:family="text"/>
    <style:style style:name="T14_137" style:family="text"/>
    <style:style style:name="T14_138" style:family="text"/>
    <style:style style:name="T14_139" style:family="text"/>
    <style:style style:name="T14_140" style:family="text"/>
    <style:style style:name="T14_141" style:family="text"/>
    <style:style style:name="T14_142" style:family="text"/>
    <style:style style:name="T14_143" style:family="text"/>
    <style:style style:name="T14_144" style:family="text"/>
    <style:style style:name="T14_145" style:family="text"/>
    <style:style style:name="T14_146" style:family="text"/>
    <style:style style:name="T14_147" style:family="text"/>
    <style:style style:name="T14_148" style:family="text"/>
    <style:style style:name="T14_149" style:family="text"/>
    <style:style style:name="T14_150" style:family="text"/>
    <style:style style:name="T14_151" style:family="text"/>
    <style:style style:name="T14_152" style:family="text"/>
    <style:style style:name="T14_153" style:family="text"/>
    <style:style style:name="T14_154" style:family="text"/>
    <style:style style:name="T14_155" style:family="text"/>
    <style:style style:name="T14_156" style:family="text"/>
    <style:style style:name="T14_157" style:family="text"/>
    <style:style style:name="T14_158" style:family="text"/>
    <style:style style:name="T14_159" style:family="text"/>
    <style:style style:name="T14_160" style:family="text"/>
    <style:style style:name="T14_161" style:family="text"/>
    <style:style style:name="T14_162" style:family="text"/>
    <style:style style:name="T14_163" style:family="text"/>
    <style:style style:name="T14_164" style:family="text"/>
    <style:style style:name="T14_165" style:family="text"/>
    <style:style style:name="T14_166" style:family="text"/>
    <style:style style:name="T14_167" style:family="text"/>
    <style:style style:name="T14_168" style:family="text"/>
    <style:style style:name="T14_169" style:family="text"/>
    <style:style style:name="T14_170" style:family="text"/>
    <style:style style:name="T14_171" style:family="text"/>
    <style:style style:name="T14_172" style:family="text"/>
    <style:style style:name="T14_173" style:family="text"/>
    <style:style style:name="T14_174" style:family="text">
      <style:text-properties fo:color="#1155cc" style:text-underline-style="solid" style:text-underline-color="font-color"/>
    </style:style>
    <style:style style:name="T14_175" style:family="text"/>
    <style:style style:name="T14_176" style:family="text">
      <style:text-properties fo:color="#1155cc" style:text-underline-style="solid" style:text-underline-color="font-color"/>
    </style:style>
    <style:style style:name="T14_177" style:family="text"/>
    <style:style style:name="T14_178" style:family="text">
      <style:text-properties fo:color="#1155cc" style:text-underline-style="solid" style:text-underline-color="font-color"/>
    </style:style>
    <style:style style:name="T14_179" style:family="text"/>
    <style:style style:name="T14_180" style:family="text">
      <style:text-properties fo:color="#1155cc" style:text-underline-style="solid" style:text-underline-color="font-color"/>
    </style:style>
    <style:style style:name="T14_181" style:family="text"/>
    <style:style style:name="T14_182" style:family="text">
      <style:text-properties fo:color="#1155cc" style:text-underline-style="solid" style:text-underline-color="font-color"/>
    </style:style>
    <style:style style:name="T14_183" style:family="text"/>
    <style:style style:name="T14_184" style:family="text">
      <style:text-properties fo:color="#1155cc" style:text-underline-style="solid" style:text-underline-color="font-color"/>
    </style:style>
    <style:style style:name="T14_185" style:family="text"/>
    <style:style style:name="T14_186" style:family="text">
      <style:text-properties fo:color="#1155cc" style:text-underline-style="solid" style:text-underline-color="font-color"/>
    </style:style>
    <style:style style:name="T14_187" style:family="text"/>
    <style:style style:name="T14_188" style:family="text">
      <style:text-properties fo:color="#1155cc" style:text-underline-style="solid" style:text-underline-color="font-color"/>
    </style:style>
    <style:style style:name="T14_189" style:family="text"/>
    <style:style style:name="T14_190" style:family="text">
      <style:text-properties fo:color="#1155cc" style:text-underline-style="solid" style:text-underline-color="font-color"/>
    </style:style>
    <style:style style:name="T14_191" style:family="text"/>
    <style:style style:name="T14_192" style:family="text">
      <style:text-properties fo:color="#1155cc" style:text-underline-style="solid" style:text-underline-color="font-color"/>
    </style:style>
    <style:style style:name="T14_193" style:family="text"/>
    <style:style style:name="T14_194" style:family="text">
      <style:text-properties fo:color="#1155cc" style:text-underline-style="solid" style:text-underline-color="font-color"/>
    </style:style>
    <style:style style:name="T14_195" style:family="text"/>
    <style:style style:name="T14_196" style:family="text">
      <style:text-properties fo:color="#1155cc" style:text-underline-style="solid" style:text-underline-color="font-color"/>
    </style:style>
    <style:style style:name="T14_197" style:family="text"/>
    <style:style style:name="T14_198" style:family="text">
      <style:text-properties fo:color="#1155cc" style:text-underline-style="solid" style:text-underline-color="font-color"/>
    </style:style>
    <style:style style:name="T14_199" style:family="text"/>
    <style:style style:name="T14_200" style:family="text">
      <style:text-properties fo:color="#1155cc" style:text-underline-style="solid" style:text-underline-color="font-color"/>
    </style:style>
    <style:style style:name="T14_201" style:family="text"/>
    <style:style style:name="T14_202" style:family="text">
      <style:text-properties fo:color="#1155cc" style:text-underline-style="solid" style:text-underline-color="font-color"/>
    </style:style>
    <style:style style:name="T14_203" style:family="text"/>
    <style:style style:name="T14_204" style:family="text">
      <style:text-properties fo:color="#1155cc" style:text-underline-style="solid" style:text-underline-color="font-color"/>
    </style:style>
    <style:style style:name="T14_205" style:family="text"/>
    <style:style style:name="T14_206" style:family="text">
      <style:text-properties fo:color="#1155cc" style:text-underline-style="solid" style:text-underline-color="font-color"/>
    </style:style>
    <style:style style:name="T14_207" style:family="text"/>
    <style:style style:name="T14_208" style:family="text">
      <style:text-properties fo:color="#1155cc" style:text-underline-style="solid" style:text-underline-color="font-color"/>
    </style:style>
    <style:style style:name="T14_209" style:family="text"/>
    <style:style style:name="T14_210" style:family="text">
      <style:text-properties fo:color="#1155cc" style:text-underline-style="solid" style:text-underline-color="font-color"/>
    </style:style>
    <style:style style:name="T14_211" style:family="text"/>
    <style:style style:name="T14_212" style:family="text">
      <style:text-properties fo:color="#1155cc" style:text-underline-style="solid" style:text-underline-color="font-color"/>
    </style:style>
    <style:style style:name="T14_213" style:family="text"/>
    <style:style style:name="T14_214" style:family="text">
      <style:text-properties fo:color="#1155cc" style:text-underline-style="solid" style:text-underline-color="font-color"/>
    </style:style>
    <style:style style:name="T14_215" style:family="text"/>
    <style:style style:name="T14_216" style:family="text">
      <style:text-properties fo:color="#1155cc" style:text-underline-style="solid" style:text-underline-color="font-color"/>
    </style:style>
    <style:style style:name="T14_217" style:family="text"/>
    <style:style style:name="T14_218" style:family="text">
      <style:text-properties fo:color="#1155cc" style:text-underline-style="solid" style:text-underline-color="font-color"/>
    </style:style>
    <style:style style:name="T14_219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Standard">
      <style:paragraph-properties fo:break-before="auto" fo:line-height="115%" fo:margin-top="0cm" fo:margin-bottom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T19_111" style:family="text"/>
    <style:style style:name="T19_112" style:family="text"/>
    <style:style style:name="T19_113" style:family="text"/>
    <style:style style:name="T19_114" style:family="text"/>
    <style:style style:name="T19_115" style:family="text"/>
    <style:style style:name="T19_116" style:family="text"/>
    <style:style style:name="T19_117" style:family="text"/>
    <style:style style:name="T19_118" style:family="text"/>
    <style:style style:name="T19_119" style:family="text"/>
    <style:style style:name="T19_120" style:family="text"/>
    <style:style style:name="T19_121" style:family="text"/>
    <style:style style:name="T19_122" style:family="text"/>
    <style:style style:name="T19_123" style:family="text"/>
    <style:style style:name="T19_124" style:family="text"/>
    <style:style style:name="T19_125" style:family="text"/>
    <style:style style:name="T19_126" style:family="text"/>
    <style:style style:name="T19_127" style:family="text"/>
    <style:style style:name="T19_128" style:family="text"/>
    <style:style style:name="T19_129" style:family="text"/>
    <style:style style:name="T19_130" style:family="text"/>
    <style:style style:name="T19_131" style:family="text"/>
    <style:style style:name="T19_132" style:family="text"/>
    <style:style style:name="T19_133" style:family="text"/>
    <style:style style:name="T19_134" style:family="text"/>
    <style:style style:name="T19_135" style:family="text"/>
    <style:style style:name="T19_136" style:family="text"/>
    <style:style style:name="T19_137" style:family="text"/>
    <style:style style:name="T19_138" style:family="text"/>
    <style:style style:name="T19_139" style:family="text"/>
    <style:style style:name="T19_140" style:family="text"/>
    <style:style style:name="T19_141" style:family="text"/>
    <style:style style:name="T19_142" style:family="text"/>
    <style:style style:name="T19_143" style:family="text"/>
    <style:style style:name="T19_144" style:family="text"/>
    <style:style style:name="T19_145" style:family="text"/>
    <style:style style:name="T19_146" style:family="text"/>
    <style:style style:name="T19_147" style:family="text"/>
    <style:style style:name="T19_148" style:family="text"/>
    <style:style style:name="T19_149" style:family="text"/>
    <style:style style:name="T19_150" style:family="text"/>
    <style:style style:name="T19_151" style:family="text"/>
    <style:style style:name="T19_152" style:family="text"/>
    <style:style style:name="T19_153" style:family="text"/>
    <style:style style:name="T19_154" style:family="text"/>
    <style:style style:name="T19_155" style:family="text"/>
    <style:style style:name="T19_156" style:family="text"/>
    <style:style style:name="T19_157" style:family="text"/>
    <style:style style:name="T19_158" style:family="text"/>
    <style:style style:name="T19_159" style:family="text"/>
    <style:style style:name="T19_160" style:family="text"/>
    <style:style style:name="T19_161" style:family="text"/>
    <style:style style:name="T19_162" style:family="text"/>
    <style:style style:name="T19_163" style:family="text"/>
    <style:style style:name="T19_164" style:family="text"/>
    <style:style style:name="T19_165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T27_100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T33_83" style:family="text"/>
    <style:style style:name="T33_84" style:family="text"/>
    <style:style style:name="T33_85" style:family="text"/>
    <style:style style:name="T33_86" style:family="text"/>
    <style:style style:name="T33_87" style:family="text"/>
    <style:style style:name="T33_88" style:family="text"/>
    <style:style style:name="T33_89" style:family="text"/>
    <style:style style:name="T33_90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/>
    <style:style style:name="T42_86" style:family="text"/>
    <style:style style:name="T42_87" style:family="text"/>
    <style:style style:name="T42_88" style:family="text"/>
    <style:style style:name="T42_89" style:family="text"/>
    <style:style style:name="T42_90" style:family="text"/>
    <style:style style:name="T42_91" style:family="text"/>
    <style:style style:name="T42_92" style:family="text"/>
    <style:style style:name="T42_93" style:family="text"/>
    <style:style style:name="T42_94" style:family="text"/>
    <style:style style:name="T42_95" style:family="text"/>
    <style:style style:name="T42_96" style:family="text"/>
    <style:style style:name="T42_97" style:family="text"/>
    <style:style style:name="T42_98" style:family="text"/>
    <style:style style:name="T42_99" style:family="text"/>
    <style:style style:name="T42_100" style:family="text"/>
    <style:style style:name="T42_101" style:family="text"/>
    <style:style style:name="T42_102" style:family="text"/>
    <style:style style:name="T42_103" style:family="text"/>
    <style:style style:name="T42_104" style:family="text"/>
    <style:style style:name="T42_105" style:family="text"/>
    <style:style style:name="T42_106" style:family="text"/>
    <style:style style:name="T42_107" style:family="text"/>
    <style:style style:name="T42_108" style:family="text"/>
    <style:style style:name="T42_109" style:family="text"/>
    <style:style style:name="T42_110" style:family="text"/>
    <style:style style:name="T42_111" style:family="text"/>
    <style:style style:name="T42_112" style:family="text"/>
    <style:style style:name="T42_113" style:family="text"/>
    <style:style style:name="T42_114" style:family="text"/>
    <style:style style:name="T42_115" style:family="text"/>
    <style:style style:name="T42_116" style:family="text"/>
    <style:style style:name="T42_117" style:family="text"/>
    <style:style style:name="T42_118" style:family="text"/>
    <style:style style:name="T42_119" style:family="text"/>
    <style:style style:name="T42_120" style:family="text"/>
    <style:style style:name="T42_121" style:family="text"/>
    <style:style style:name="T42_122" style:family="text"/>
    <style:style style:name="T42_123" style:family="text"/>
    <style:style style:name="T42_124" style:family="text"/>
    <style:style style:name="T42_125" style:family="text"/>
    <style:style style:name="T42_126" style:family="text"/>
    <style:style style:name="T42_127" style:family="text"/>
    <style:style style:name="T42_128" style:family="text"/>
    <style:style style:name="T42_129" style:family="text"/>
    <style:style style:name="T42_130" style:family="text"/>
    <style:style style:name="T42_131" style:family="text"/>
    <style:style style:name="T42_132" style:family="text"/>
    <style:style style:name="T42_133" style:family="text"/>
    <style:style style:name="T42_134" style:family="text"/>
    <style:style style:name="T42_135" style:family="text"/>
    <style:style style:name="T42_136" style:family="text"/>
    <style:style style:name="T42_137" style:family="text"/>
    <style:style style:name="T42_138" style:family="text"/>
    <style:style style:name="T42_139" style:family="text"/>
    <style:style style:name="T42_140" style:family="text"/>
    <style:style style:name="T42_141" style:family="text"/>
    <style:style style:name="T42_142" style:family="text"/>
    <style:style style:name="T42_143" style:family="text"/>
    <style:style style:name="T42_144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>
      <style:text-properties fo:font-weight="bold" style:font-weight-asian="bold" style:font-weight-complex="bold"/>
    </style:style>
    <style:style style:name="T45_7" style:family="text">
      <style:text-properties fo:font-weight="bold" style:font-weight-asian="bold" style:font-weight-complex="bold"/>
    </style:style>
    <style:style style:name="T45_8" style:family="text">
      <style:text-properties fo:font-weight="bold" style:font-weight-asian="bold" style:font-weight-complex="bold"/>
    </style:style>
    <style:style style:name="T45_9" style:family="text">
      <style:text-properties fo:font-weight="bold" style:font-weight-asian="bold" style:font-weight-complex="bold"/>
    </style:style>
    <style:style style:name="T45_10" style:family="text">
      <style:text-properties fo:font-weight="bold" style:font-weight-asian="bold" style:font-weight-complex="bold"/>
    </style:style>
    <style:style style:name="T45_11" style:family="text">
      <style:text-properties fo:font-weight="bold" style:font-weight-asian="bold" style:font-weight-complex="bold"/>
    </style:style>
    <style:style style:name="T45_12" style:family="text">
      <style:text-properties fo:font-weight="bold" style:font-weight-asian="bold" style:font-weight-complex="bold"/>
    </style:style>
    <style:style style:name="T45_13" style:family="text">
      <style:text-properties fo:font-weight="bold" style:font-weight-asian="bold" style:font-weight-complex="bold"/>
    </style:style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Heading_20_1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5.924cm" fo:margin-left="0cm"/>
    </style:style>
    <style:style style:name="Column1" style:family="table-column">
      <style:table-column-properties style:column-width="7.962cm"/>
    </style:style>
    <style:style style:name="Column2" style:family="table-column">
      <style:table-column-properties style:column-width="7.962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Heading_20_2">
      <style:paragraph-properties fo:text-align="left" fo:break-before="auto" fo:text-indent="0cm" fo:line-height="100%" fo:margin-top="0.353cm" fo:margin-bottom="0cm" fo:margin-left="0cm" fo:margin-right="0cm" fo:keep-with-next="always" fo:keep-together="always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Heading_20_2">
      <style:paragraph-properties fo:text-align="left" fo:break-before="auto" fo:text-indent="0cm" fo:line-height="100%" fo:margin-top="0.353cm" fo:margin-bottom="0cm" fo:margin-left="0cm" fo:margin-right="0cm" fo:keep-with-next="always" fo:keep-together="always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ertqyu7rlle7"/><text:bookmark-end text:name="h.ertqyu7rlle7"/><text:span text:style-name="T1_1">Народный</text:span><text:span text:style-name="T1_2"><text:s/></text:span><text:span text:style-name="T1_3">Инкубатор</text:span><text:span text:style-name="T1_4"><text:s/></text:span><text:span text:style-name="T1_5">Проектов</text:span></text:p>
      <text:p text:style-name="P2"/>
      <text:p text:style-name="P3"><text:span text:style-name="T3_1">Цель</text:span><text:span text:style-name="T3_2">:<text:s/></text:span><text:span text:style-name="T3_3">создать</text:span><text:span text:style-name="T3_4"><text:s/></text:span><text:span text:style-name="T3_5">среду</text:span><text:span text:style-name="T3_6">,<text:s/></text:span><text:span text:style-name="T3_7">которая</text:span><text:span text:style-name="T3_8"><text:s/></text:span><text:span text:style-name="T3_9">позволит</text:span><text:span text:style-name="T3_10"><text:s/></text:span><text:span text:style-name="T3_11">с</text:span><text:span text:style-name="T3_12"><text:s/></text:span><text:span text:style-name="T3_13">максимальной</text:span><text:span text:style-name="T3_14"><text:s/></text:span><text:span text:style-name="T3_15">эффективностью</text:span><text:span text:style-name="T3_16"><text:s/></text:span><text:span text:style-name="T3_17">использовать</text:span><text:span text:style-name="T3_18"><text:s/></text:span><text:span text:style-name="T3_19">различные</text:span><text:span text:style-name="T3_20"><text:s/></text:span><text:span text:style-name="T3_21">ресурсы</text:span><text:span text:style-name="T3_22"><text:s/></text:span><text:span text:style-name="T3_23">общества</text:span><text:span text:style-name="T3_24"><text:s/></text:span><text:span text:style-name="T3_25">во</text:span><text:span text:style-name="T3_26"><text:s/></text:span><text:span text:style-name="T3_27">благо</text:span><text:span text:style-name="T3_28"><text:s/></text:span><text:span text:style-name="T3_29">этого</text:span><text:span text:style-name="T3_30"><text:s/></text:span><text:span text:style-name="T3_31">общества</text:span><text:span text:style-name="T3_32">.<text:s/></text:span></text:p>
      <text:p text:style-name="P4"><text:span text:style-name="T4_1">Это</text:span><text:span text:style-name="T4_2"><text:s/></text:span><text:span text:style-name="T4_3">инфраструктура</text:span><text:span text:style-name="T4_4"><text:s/></text:span><text:span text:style-name="T4_5">для</text:span><text:span text:style-name="T4_6"><text:s/></text:span><text:span text:style-name="T4_7">сообщества</text:span><text:span text:style-name="T4_8"><text:s/></text:span><text:span text:style-name="T4_9">по</text:span><text:span text:style-name="T4_10"><text:s/></text:span><text:span text:style-name="T4_11">реализации</text:span><text:span text:style-name="T4_12"><text:s/></text:span><text:span text:style-name="T4_13">проектов</text:span><text:span text:style-name="T4_14"><text:s/></text:span><text:span text:style-name="T4_15">участников</text:span><text:span text:style-name="T4_16"><text:s/></text:span><text:span text:style-name="T4_17">за</text:span><text:span text:style-name="T4_18"><text:s/></text:span><text:span text:style-name="T4_19">счет</text:span><text:span text:style-name="T4_20"><text:s/></text:span><text:span text:style-name="T4_21">эффективного</text:span><text:span text:style-name="T4_22"><text:s/></text:span><text:span text:style-name="T4_23">объединения</text:span><text:span text:style-name="T4_24"><text:s/></text:span><text:span text:style-name="T4_25">ресурсов</text:span><text:span text:style-name="T4_26"><text:s/></text:span><text:span text:style-name="T4_27">на</text:span><text:span text:style-name="T4_28"><text:s/></text:span><text:span text:style-name="T4_29">взаимовыгодном</text:span><text:span text:style-name="T4_30"><text:s/></text:span><text:span text:style-name="T4_31">основании</text:span><text:span text:style-name="T4_32">.</text:span></text:p>
      <text:p text:style-name="P5"/>
      <text:p text:style-name="P6"><text:span text:style-name="T6_1">Важнейшая</text:span><text:span text:style-name="T6_2"><text:s/></text:span><text:span text:style-name="T6_3">задача</text:span><text:span text:style-name="T6_4"><text:s/></text:span><text:span text:style-name="T6_5">предоставить</text:span><text:span text:style-name="T6_6"><text:s/></text:span><text:span text:style-name="T6_7">возможность</text:span><text:span text:style-name="T6_8"><text:s/></text:span><text:span text:style-name="T6_9">каждому</text:span><text:span text:style-name="T6_10"><text:s/></text:span><text:span text:style-name="T6_11">члену</text:span><text:span text:style-name="T6_12"><text:s/></text:span><text:span text:style-name="T6_13">общества</text:span><text:span text:style-name="T6_14"><text:s/></text:span><text:span text:style-name="T6_15">максимально</text:span><text:span text:style-name="T6_16"><text:s/></text:span><text:span text:style-name="T6_17">реализовать</text:span><text:span text:style-name="T6_18"><text:s/></text:span><text:span text:style-name="T6_19">свой</text:span><text:span text:style-name="T6_20"><text:s/></text:span><text:span text:style-name="T6_21">созидательный</text:span><text:span text:style-name="T6_22"><text:s/></text:span><text:span text:style-name="T6_23">творческий</text:span><text:span text:style-name="T6_24"><text:s/></text:span><text:span text:style-name="T6_25">потенциал</text:span><text:span text:style-name="T6_26"><text:s/></text:span><text:span text:style-name="T6_27">во</text:span><text:span text:style-name="T6_28"><text:s/></text:span><text:span text:style-name="T6_29">благо</text:span><text:span text:style-name="T6_30"><text:s/></text:span><text:span text:style-name="T6_31">общества</text:span><text:span text:style-name="T6_32">.<text:s/></text:span><text:span text:style-name="T6_33">Речь</text:span><text:span text:style-name="T6_34"><text:s/></text:span><text:span text:style-name="T6_35">здесь</text:span><text:span text:style-name="T6_36"><text:s/></text:span><text:span text:style-name="T6_37">не</text:span><text:span text:style-name="T6_38"><text:s/></text:span><text:span text:style-name="T6_39">идет</text:span><text:span text:style-name="T6_40"><text:s/></text:span><text:span text:style-name="T6_41">о</text:span><text:span text:style-name="T6_42"><text:s/></text:span><text:span text:style-name="T6_43">творчестве</text:span><text:span text:style-name="T6_44"><text:s/></text:span><text:span text:style-name="T6_45">как</text:span><text:span text:style-name="T6_46"><text:s/></text:span><text:span text:style-name="T6_47">о</text:span><text:span text:style-name="T6_48"><text:s/></text:span><text:span text:style-name="T6_49">самовыражении</text:span><text:span text:style-name="T6_50">,<text:s/></text:span><text:span text:style-name="T6_51">мы</text:span><text:span text:style-name="T6_52"><text:s/></text:span><text:span text:style-name="T6_53">говорим</text:span><text:span text:style-name="T6_54"><text:s/></text:span><text:span text:style-name="T6_55">о</text:span><text:span text:style-name="T6_56"><text:s/></text:span><text:span text:style-name="T6_57">реализации</text:span><text:span text:style-name="T6_58"><text:s/></text:span><text:span text:style-name="T6_59">масштабных</text:span><text:span text:style-name="T6_60"><text:s/></text:span><text:span text:style-name="T6_61">проектов</text:span><text:span text:style-name="T6_62"><text:s/></text:span><text:span text:style-name="T6_63">и</text:span><text:span text:style-name="T6_64"><text:s/></text:span><text:span text:style-name="T6_65">серьезных</text:span><text:span text:style-name="T6_66"><text:s/></text:span><text:span text:style-name="T6_67">общественных</text:span><text:span text:style-name="T6_68"><text:s/></text:span><text:span text:style-name="T6_69">инициатив</text:span><text:span text:style-name="T6_70">,<text:s/></text:span><text:span text:style-name="T6_71">которая</text:span><text:span text:style-name="T6_72"><text:s/></text:span><text:span text:style-name="T6_73">немыслима</text:span><text:span text:style-name="T6_74"><text:s/></text:span><text:span text:style-name="T6_75">без</text:span><text:span text:style-name="T6_76"><text:s/></text:span><text:span text:style-name="T6_77">привлечения</text:span><text:span text:style-name="T6_78"><text:s/></text:span><text:span text:style-name="T6_79">значительных</text:span><text:span text:style-name="T6_80"><text:s/></text:span><text:span text:style-name="T6_81">ресурсов</text:span><text:span text:style-name="T6_82">.<text:s/></text:span><text:span text:style-name="T6_83">В</text:span><text:span text:style-name="T6_84"><text:s/></text:span><text:span text:style-name="T6_85">нашей</text:span><text:span text:style-name="T6_86"><text:s/></text:span><text:span text:style-name="T6_87">стране</text:span><text:span text:style-name="T6_88"><text:s/></text:span><text:span text:style-name="T6_89">особенно</text:span><text:span text:style-name="T6_90"><text:s/></text:span><text:span text:style-name="T6_91">остро</text:span><text:span text:style-name="T6_92"><text:s/></text:span><text:span text:style-name="T6_93">ощущается</text:span><text:span text:style-name="T6_94"><text:s/></text:span><text:span text:style-name="T6_95">дефицит</text:span><text:span text:style-name="T6_96"><text:s/></text:span><text:span text:style-name="T6_97">возможностей</text:span><text:span text:style-name="T6_98"><text:s/></text:span><text:span text:style-name="T6_99">и</text:span><text:span text:style-name="T6_100"><text:s/></text:span><text:span text:style-name="T6_101">отсутствие</text:span><text:span text:style-name="T6_102"><text:s/></text:span><text:span text:style-name="T6_103">инструментов</text:span><text:span text:style-name="T6_104"><text:s/></text:span><text:span text:style-name="T6_105">для</text:span><text:span text:style-name="T6_106"><text:s/></text:span><text:span text:style-name="T6_107">привлечения</text:span><text:span text:style-name="T6_108"><text:s/></text:span><text:span text:style-name="T6_109">ресурсов</text:span><text:span text:style-name="T6_110">.<text:s/></text:span></text:p>
      <text:p text:style-name="P7"><text:span text:style-name="T7_1">Человек</text:span><text:span text:style-name="T7_2"><text:s/></text:span><text:span text:style-name="T7_3">обладающий</text:span><text:span text:style-name="T7_4"><text:s/></text:span><text:span text:style-name="T7_5">прекрасной</text:span><text:span text:style-name="T7_6"><text:s/></text:span><text:span text:style-name="T7_7">идеей</text:span><text:span text:style-name="T7_8"><text:s/></text:span><text:span text:style-name="T7_9">часто</text:span><text:span text:style-name="T7_10"><text:s/></text:span><text:span text:style-name="T7_11">находится</text:span><text:span text:style-name="T7_12"><text:s/></text:span><text:span text:style-name="T7_13">в</text:span><text:span text:style-name="T7_14"><text:s/></text:span><text:span text:style-name="T7_15">патовом</text:span><text:span text:style-name="T7_16"><text:s/></text:span><text:span text:style-name="T7_17">положении</text:span><text:span text:style-name="T7_18">:<text:s/></text:span><text:span text:style-name="T7_19">нет</text:span><text:span text:style-name="T7_20"><text:s/></text:span><text:span text:style-name="T7_21">ресурсов</text:span><text:span text:style-name="T7_22"><text:s/></text:span><text:span text:style-name="T7_23">для</text:span><text:span text:style-name="T7_24"><text:s/></text:span><text:span text:style-name="T7_25">ее</text:span><text:span text:style-name="T7_26"><text:s/></text:span><text:span text:style-name="T7_27">реализации</text:span><text:span text:style-name="T7_28">,<text:s/></text:span><text:span text:style-name="T7_29">нет</text:span><text:span text:style-name="T7_30"><text:s/></text:span><text:span text:style-name="T7_31">команды</text:span><text:span text:style-name="T7_32">,<text:s/></text:span><text:span text:style-name="T7_33">нет</text:span><text:span text:style-name="T7_34"><text:s/></text:span><text:span text:style-name="T7_35">связей</text:span><text:span text:style-name="T7_36"><text:s/></text:span><text:span text:style-name="T7_37">и</text:span><text:span text:style-name="T7_38"><text:s/></text:span><text:span text:style-name="T7_39">совершенно</text:span><text:span text:style-name="T7_40"><text:s/></text:span><text:span text:style-name="T7_41">непонятно</text:span><text:span text:style-name="T7_42">,<text:s/></text:span><text:span text:style-name="T7_43">как</text:span><text:span text:style-name="T7_44"><text:s/></text:span><text:span text:style-name="T7_45">преодолеть</text:span><text:span text:style-name="T7_46"><text:s/></text:span><text:span text:style-name="T7_47">эту</text:span><text:span text:style-name="T7_48"><text:s/></text:span><text:span text:style-name="T7_49">ситуацию</text:span><text:span text:style-name="T7_50">.<text:s/></text:span></text:p>
      <text:p text:style-name="P8"><text:span text:style-name="T8_1">Общественный</text:span><text:span text:style-name="T8_2"><text:s/></text:span><text:span text:style-name="T8_3">инкубатор</text:span><text:span text:style-name="T8_4"><text:s/></text:span><text:span text:style-name="T8_5">проектов</text:span><text:span text:style-name="T8_6"><text:s/></text:span><text:span text:style-name="T8_7">может</text:span><text:span text:style-name="T8_8"><text:s/></text:span><text:span text:style-name="T8_9">стать</text:span><text:span text:style-name="T8_10"><text:s/></text:span><text:span text:style-name="T8_11">той</text:span><text:span text:style-name="T8_12"><text:s/></text:span><text:span text:style-name="T8_13">самой</text:span><text:span text:style-name="T8_14"><text:s/></text:span><text:span text:style-name="T8_15">супер</text:span><text:span text:style-name="T8_16"><text:s/></text:span><text:span text:style-name="T8_17">плодородной</text:span><text:span text:style-name="T8_18"><text:s/></text:span><text:span text:style-name="T8_19">почвой</text:span><text:span text:style-name="T8_20">,<text:s/></text:span><text:span text:style-name="T8_21">упав</text:span><text:span text:style-name="T8_22"><text:s/></text:span><text:span text:style-name="T8_23">на</text:span><text:span text:style-name="T8_24"><text:s/></text:span><text:span text:style-name="T8_25">которую</text:span><text:span text:style-name="T8_26">,<text:s/></text:span><text:span text:style-name="T8_27">любое</text:span><text:span text:style-name="T8_28"><text:s/></text:span><text:span text:style-name="T8_29">рациональное</text:span><text:span text:style-name="T8_30"><text:s/></text:span><text:span text:style-name="T8_31">зерно</text:span><text:span text:style-name="T8_32"><text:s/></text:span><text:span text:style-name="T8_33">получит</text:span><text:span text:style-name="T8_34"><text:s/></text:span><text:span text:style-name="T8_35">максимальную</text:span><text:span text:style-name="T8_36"><text:s/></text:span><text:span text:style-name="T8_37">энергию</text:span><text:span text:style-name="T8_38"><text:s/></text:span><text:span text:style-name="T8_39">для</text:span><text:span text:style-name="T8_40"><text:s/></text:span><text:span text:style-name="T8_41">роста</text:span><text:span text:style-name="T8_42">,<text:s/></text:span><text:span text:style-name="T8_43">привлечет</text:span><text:span text:style-name="T8_44"><text:s/></text:span><text:span text:style-name="T8_45">команду</text:span><text:span text:style-name="T8_46"><text:s/></text:span><text:span text:style-name="T8_47">и</text:span><text:span text:style-name="T8_48"><text:s/></text:span><text:span text:style-name="T8_49">все</text:span><text:span text:style-name="T8_50"><text:s/></text:span><text:span text:style-name="T8_51">необходимые</text:span><text:span text:style-name="T8_52"><text:s/></text:span><text:span text:style-name="T8_53">ресурсы</text:span><text:span text:style-name="T8_54">.<text:s/></text:span><text:span text:style-name="T8_55">Это</text:span><text:span text:style-name="T8_56"><text:s/></text:span><text:span text:style-name="T8_57">инфраструктура</text:span><text:span text:style-name="T8_58"><text:s/></text:span><text:span text:style-name="T8_59">для</text:span><text:span text:style-name="T8_60"><text:s/></text:span><text:span text:style-name="T8_61">объединения</text:span><text:span text:style-name="T8_62"><text:s/></text:span><text:span text:style-name="T8_63">творческих</text:span><text:span text:style-name="T8_64">,<text:s/></text:span><text:span text:style-name="T8_65">материальных</text:span><text:span text:style-name="T8_66"><text:s/></text:span><text:span text:style-name="T8_67">и</text:span><text:span text:style-name="T8_68"><text:s/></text:span><text:span text:style-name="T8_69">интеллектуальных</text:span><text:span text:style-name="T8_70"><text:s/></text:span><text:span text:style-name="T8_71">ресурсов</text:span><text:span text:style-name="T8_72"><text:s/></text:span><text:span text:style-name="T8_73">общества</text:span><text:span text:style-name="T8_74"><text:s/></text:span><text:span text:style-name="T8_75">с</text:span><text:span text:style-name="T8_76"><text:s/></text:span><text:span text:style-name="T8_77">целью</text:span><text:span text:style-name="T8_78"><text:s/></text:span><text:span text:style-name="T8_79">реализации</text:span><text:span text:style-name="T8_80"><text:s/></text:span><text:span text:style-name="T8_81">проектов</text:span><text:span text:style-name="T8_82"><text:s/></text:span><text:span text:style-name="T8_83">участников</text:span><text:span text:style-name="T8_84"><text:s/></text:span><text:span text:style-name="T8_85">на</text:span><text:span text:style-name="T8_86"><text:s/></text:span><text:span text:style-name="T8_87">условиях</text:span><text:span text:style-name="T8_88"><text:s/></text:span><text:span text:style-name="T8_89">взаимовыгодного</text:span><text:span text:style-name="T8_90"><text:s/></text:span><text:span text:style-name="T8_91">партнерства</text:span><text:span text:style-name="T8_92">.<text:s/></text:span><text:span text:style-name="T8_93">Данная</text:span><text:span text:style-name="T8_94"><text:s/></text:span><text:span text:style-name="T8_95">концепция</text:span><text:span text:style-name="T8_96"><text:s/></text:span><text:span text:style-name="T8_97">была</text:span><text:span text:style-name="T8_98"><text:s/></text:span><text:span text:style-name="T8_99">развита</text:span><text:span text:style-name="T8_100"><text:s/></text:span><text:span text:style-name="T8_101">на</text:span><text:span text:style-name="T8_102"><text:s/></text:span><text:span text:style-name="T8_103">основании</text:span><text:span text:style-name="T8_104"><text:s/></text:span><text:span text:style-name="T8_105">идеи</text:span><text:span text:style-name="T8_106"><text:s/></text:span><text:span text:style-name="T8_107">Краудсорсиногового</text:span><text:span text:style-name="T8_108"><text:s/></text:span><text:span text:style-name="T8_109">Онлайнвого</text:span><text:span text:style-name="T8_110"><text:s/></text:span><text:span text:style-name="T8_111">Бизнес</text:span><text:span text:style-name="T8_112">-</text:span><text:span text:style-name="T8_113">Инкубатора</text:span><text:span text:style-name="T8_114">,<text:s/></text:span><text:span text:style-name="T8_115">сформулированной</text:span><text:span text:style-name="T8_116"><text:s/>(</text:span><text:span text:style-name="T8_117"><text:a xlink:type="simple" xlink:href="http://www.youtube.com/watch?v=Ky-U8NreJoE"><text:span text:style-name="T8_118">http</text:span></text:a></text:span><text:span text:style-name="T8_119"><text:a xlink:type="simple" xlink:href="http://www.youtube.com/watch?v=Ky-U8NreJoE"><text:span text:style-name="T8_120">://</text:span></text:a></text:span><text:span text:style-name="T8_121"><text:a xlink:type="simple" xlink:href="http://www.youtube.com/watch?v=Ky-U8NreJoE"><text:span text:style-name="T8_122">www</text:span></text:a></text:span><text:span text:style-name="T8_123"><text:a xlink:type="simple" xlink:href="http://www.youtube.com/watch?v=Ky-U8NreJoE"><text:span text:style-name="T8_124">.</text:span></text:a></text:span><text:span text:style-name="T8_125"><text:a xlink:type="simple" xlink:href="http://www.youtube.com/watch?v=Ky-U8NreJoE"><text:span text:style-name="T8_126">youtube</text:span></text:a></text:span><text:span text:style-name="T8_127"><text:a xlink:type="simple" xlink:href="http://www.youtube.com/watch?v=Ky-U8NreJoE"><text:span text:style-name="T8_128">.</text:span></text:a></text:span><text:span text:style-name="T8_129"><text:a xlink:type="simple" xlink:href="http://www.youtube.com/watch?v=Ky-U8NreJoE"><text:span text:style-name="T8_130">com</text:span></text:a></text:span><text:span text:style-name="T8_131"><text:a xlink:type="simple" xlink:href="http://www.youtube.com/watch?v=Ky-U8NreJoE"><text:span text:style-name="T8_132">/</text:span></text:a></text:span><text:span text:style-name="T8_133"><text:a xlink:type="simple" xlink:href="http://www.youtube.com/watch?v=Ky-U8NreJoE"><text:span text:style-name="T8_134">watch</text:span></text:a></text:span><text:span text:style-name="T8_135"><text:a xlink:type="simple" xlink:href="http://www.youtube.com/watch?v=Ky-U8NreJoE"><text:span text:style-name="T8_136">?</text:span></text:a></text:span><text:span text:style-name="T8_137"><text:a xlink:type="simple" xlink:href="http://www.youtube.com/watch?v=Ky-U8NreJoE"><text:span text:style-name="T8_138">v</text:span></text:a></text:span><text:span text:style-name="T8_139"><text:a xlink:type="simple" xlink:href="http://www.youtube.com/watch?v=Ky-U8NreJoE"><text:span text:style-name="T8_140">=</text:span></text:a></text:span><text:span text:style-name="T8_141"><text:a xlink:type="simple" xlink:href="http://www.youtube.com/watch?v=Ky-U8NreJoE"><text:span text:style-name="T8_142">Ky</text:span></text:a></text:span><text:span text:style-name="T8_143"><text:a xlink:type="simple" xlink:href="http://www.youtube.com/watch?v=Ky-U8NreJoE"><text:span text:style-name="T8_144">-</text:span></text:a></text:span><text:span text:style-name="T8_145"><text:a xlink:type="simple" xlink:href="http://www.youtube.com/watch?v=Ky-U8NreJoE"><text:span text:style-name="T8_146">U</text:span></text:a></text:span><text:span text:style-name="T8_147"><text:a xlink:type="simple" xlink:href="http://www.youtube.com/watch?v=Ky-U8NreJoE"><text:span text:style-name="T8_148">8</text:span></text:a></text:span><text:span text:style-name="T8_149"><text:a xlink:type="simple" xlink:href="http://www.youtube.com/watch?v=Ky-U8NreJoE"><text:span text:style-name="T8_150">NreJoE</text:span></text:a></text:span><text:span text:style-name="T8_151">)<text:s/></text:span><text:span text:style-name="T8_152">Алексеем</text:span><text:span text:style-name="T8_153"><text:s/></text:span><text:span text:style-name="T8_154">Кролом</text:span><text:span text:style-name="T8_155">.<text:s/></text:span></text:p>
      <text:p text:style-name="P9"><text:span text:style-name="T9_1">Система</text:span><text:span text:style-name="T9_2"><text:s/></text:span><text:span text:style-name="T9_3">состоит</text:span><text:span text:style-name="T9_4"><text:s/></text:span><text:span text:style-name="T9_5">из</text:span><text:span text:style-name="T9_6"><text:s/></text:span><text:span text:style-name="T9_7">нескольких</text:span><text:span text:style-name="T9_8"><text:s/></text:span><text:span text:style-name="T9_9">блоков</text:span><text:span text:style-name="T9_10">:</text:span></text:p>
      <text:list text:style-name="LS1" xml:id="list0">
        <text:list-item>
          <text:p text:style-name="P10"><text:span text:style-name="T10_1">Любой</text:span><text:span text:style-name="T10_2"><text:s/></text:span><text:span text:style-name="T10_3">проект</text:span><text:span text:style-name="T10_4"><text:s/></text:span><text:span text:style-name="T10_5">начинается</text:span><text:span text:style-name="T10_6"><text:s/></text:span><text:span text:style-name="T10_7">с</text:span><text:span text:style-name="T10_8"><text:s/></text:span><text:span text:style-name="T10_9">идеи</text:span><text:span text:style-name="T10_10">.<text:s/></text:span><text:span text:style-name="T10_11">Соответственно</text:span><text:span text:style-name="T10_12"><text:s/></text:span><text:span text:style-name="T10_13">первым</text:span><text:span text:style-name="T10_14"><text:s/></text:span><text:span text:style-name="T10_15">блоком</text:span><text:span text:style-name="T10_16"><text:s/></text:span><text:span text:style-name="T10_17">является</text:span><text:span text:style-name="T10_18"><text:s/></text:span><text:span text:style-name="T10_19">среда</text:span><text:span text:style-name="T10_20"><text:s/></text:span><text:span text:style-name="T10_21">разработки</text:span><text:span text:style-name="T10_22"><text:s/></text:span><text:span text:style-name="T10_23">идей</text:span><text:span text:style-name="T10_24">.<text:s/></text:span><text:span text:style-name="T10_25">Это</text:span><text:span text:style-name="T10_26"><text:s/></text:span><text:span text:style-name="T10_27">структурированная</text:span><text:span text:style-name="T10_28"><text:s/></text:span><text:span text:style-name="T10_29">база</text:span><text:span text:style-name="T10_30"><text:s/></text:span><text:span text:style-name="T10_31">данных</text:span><text:span text:style-name="T10_32">,<text:s/></text:span><text:span text:style-name="T10_33">куда</text:span><text:span text:style-name="T10_34"><text:s/></text:span><text:span text:style-name="T10_35">любой</text:span><text:span text:style-name="T10_36"><text:s/></text:span><text:span text:style-name="T10_37">человек</text:span><text:span text:style-name="T10_38"><text:s/></text:span><text:span text:style-name="T10_39">может</text:span><text:span text:style-name="T10_40"><text:s/></text:span><text:span text:style-name="T10_41">внести</text:span><text:span text:style-name="T10_42"><text:s/></text:span><text:span text:style-name="T10_43">свою</text:span><text:span text:style-name="T10_44"><text:s/></text:span><text:span text:style-name="T10_45">идею</text:span><text:span text:style-name="T10_46">,<text:s/></text:span><text:span text:style-name="T10_47">не</text:span><text:span text:style-name="T10_48"><text:s/></text:span><text:span text:style-name="T10_49">важно</text:span><text:span text:style-name="T10_50">,<text:s/></text:span><text:span text:style-name="T10_51">собирается</text:span><text:span text:style-name="T10_52"><text:s/></text:span><text:span text:style-name="T10_53">ли</text:span><text:span text:style-name="T10_54"><text:s/></text:span><text:span text:style-name="T10_55">он</text:span><text:span text:style-name="T10_56"><text:s/></text:span><text:span text:style-name="T10_57">ее</text:span><text:span text:style-name="T10_58"><text:s/></text:span><text:span text:style-name="T10_59">реализовывать</text:span><text:span text:style-name="T10_60"><text:s/></text:span><text:span text:style-name="T10_61">сам</text:span><text:span text:style-name="T10_62"><text:s/></text:span><text:span text:style-name="T10_63">или</text:span><text:span text:style-name="T10_64"><text:s/></text:span><text:span text:style-name="T10_65">нет</text:span><text:span text:style-name="T10_66">,<text:s/></text:span><text:span text:style-name="T10_67">и</text:span><text:span text:style-name="T10_68"><text:s/></text:span><text:span text:style-name="T10_69">на</text:span><text:span text:style-name="T10_70"><text:s/></text:span><text:span text:style-name="T10_71">сколько</text:span><text:span text:style-name="T10_72"><text:s/></text:span><text:span text:style-name="T10_73">она</text:span><text:span text:style-name="T10_74"><text:s/></text:span><text:span text:style-name="T10_75">сырая</text:span><text:span text:style-name="T10_76"><text:s/></text:span><text:span text:style-name="T10_77">или</text:span><text:span text:style-name="T10_78"><text:s/></text:span><text:span text:style-name="T10_79">зрелая</text:span><text:span text:style-name="T10_80">.<text:s/></text:span><text:span text:style-name="T10_81">Если</text:span><text:span text:style-name="T10_82"><text:s/></text:span><text:span text:style-name="T10_83">идея</text:span><text:span text:style-name="T10_84"><text:s/></text:span><text:span text:style-name="T10_85">перспективная</text:span><text:span text:style-name="T10_86">,<text:s/></text:span><text:span text:style-name="T10_87">она</text:span><text:span text:style-name="T10_88"><text:s/></text:span><text:span text:style-name="T10_89">привлекает</text:span><text:span text:style-name="T10_90"><text:s/></text:span><text:span text:style-name="T10_91">внимание</text:span><text:span text:style-name="T10_92"><text:s/></text:span><text:span text:style-name="T10_93">профессионального</text:span><text:span text:style-name="T10_94"><text:s/></text:span><text:span text:style-name="T10_95">сообщества</text:span><text:span text:style-name="T10_96">,<text:s/></text:span><text:span text:style-name="T10_97">дорабатывается</text:span><text:span text:style-name="T10_98"><text:s/></text:span><text:span text:style-name="T10_99">и</text:span><text:span text:style-name="T10_100"><text:s/></text:span><text:span text:style-name="T10_101">проходит</text:span><text:span text:style-name="T10_102"><text:s/></text:span><text:span text:style-name="T10_103">первичную</text:span><text:span text:style-name="T10_104"><text:s/></text:span><text:span text:style-name="T10_105">экспертизу</text:span><text:span text:style-name="T10_106">.<text:s/></text:span><text:span text:style-name="T10_107">Вокруг</text:span><text:span text:style-name="T10_108"><text:s/></text:span><text:span text:style-name="T10_109">идеи</text:span><text:span text:style-name="T10_110"><text:s/></text:span><text:span text:style-name="T10_111">возникает</text:span><text:span text:style-name="T10_112"><text:s/></text:span><text:span text:style-name="T10_113">сообщество</text:span><text:span text:style-name="T10_114"><text:s/></text:span><text:span text:style-name="T10_115">единомышленников</text:span><text:span text:style-name="T10_116"><text:s/>-<text:s/></text:span><text:span text:style-name="T10_117">потенциальная</text:span><text:span text:style-name="T10_118"><text:s/></text:span><text:span text:style-name="T10_119">команда</text:span><text:span text:style-name="T10_120">.<text:s/></text:span><text:span text:style-name="T10_121">Если</text:span><text:span text:style-name="T10_122"><text:s/></text:span><text:span text:style-name="T10_123">идея</text:span><text:span text:style-name="T10_124"><text:s/></text:span><text:span text:style-name="T10_125">получит</text:span><text:span text:style-name="T10_126"><text:s/></text:span><text:span text:style-name="T10_127">поддержку</text:span><text:span text:style-name="T10_128"><text:s/></text:span><text:span text:style-name="T10_129">и</text:span><text:span text:style-name="T10_130"><text:s/></text:span><text:span text:style-name="T10_131">разовьется</text:span><text:span text:style-name="T10_132"><text:s/></text:span><text:span text:style-name="T10_133">в</text:span><text:span text:style-name="T10_134"><text:s/></text:span><text:span text:style-name="T10_135">успешный</text:span><text:span text:style-name="T10_136"><text:s/></text:span><text:span text:style-name="T10_137">проект</text:span><text:span text:style-name="T10_138">,<text:s/></text:span><text:span text:style-name="T10_139">ее</text:span><text:span text:style-name="T10_140"><text:s/></text:span><text:span text:style-name="T10_141">автор</text:span><text:span text:style-name="T10_142"><text:s/></text:span><text:span text:style-name="T10_143">будет</text:span><text:span text:style-name="T10_144"><text:s/></text:span><text:span text:style-name="T10_145">вознагражден</text:span><text:span text:style-name="T10_146"><text:s/></text:span><text:span text:style-name="T10_147">пропорционально</text:span><text:span text:style-name="T10_148"><text:s/></text:span><text:span text:style-name="T10_149">ценности</text:span><text:span text:style-name="T10_150"><text:s/></text:span><text:span text:style-name="T10_151">этой</text:span><text:span text:style-name="T10_152"><text:s/></text:span><text:span text:style-name="T10_153">идеи</text:span><text:span text:style-name="T10_154">.<text:s/><text:line-break/></text:span><text:span text:style-name="T10_155">Данная</text:span><text:span text:style-name="T10_156"><text:s/></text:span><text:span text:style-name="T10_157">среда</text:span><text:span text:style-name="T10_158"><text:s/></text:span><text:span text:style-name="T10_159">представляет</text:span><text:span text:style-name="T10_160"><text:s/></text:span><text:span text:style-name="T10_161">из</text:span><text:span text:style-name="T10_162"><text:s/></text:span><text:span text:style-name="T10_163">себя</text:span><text:span text:style-name="T10_164"><text:s/></text:span><text:span text:style-name="T10_165">инструментарий</text:span><text:span text:style-name="T10_166"><text:s/></text:span><text:span text:style-name="T10_167">для</text:span><text:span text:style-name="T10_168"><text:s/></text:span><text:span text:style-name="T10_169">системной</text:span><text:span text:style-name="T10_170"><text:s/></text:span><text:span text:style-name="T10_171">структурированной</text:span><text:span text:style-name="T10_172"><text:s/></text:span><text:span text:style-name="T10_173">коллективной</text:span><text:span text:style-name="T10_174"><text:s/></text:span><text:span text:style-name="T10_175">работы</text:span><text:span text:style-name="T10_176"><text:s/></text:span><text:span text:style-name="T10_177">по</text:span><text:span text:style-name="T10_178"><text:s/></text:span><text:span text:style-name="T10_179">развитию</text:span><text:span text:style-name="T10_180"><text:s/></text:span><text:span text:style-name="T10_181">идей</text:span><text:span text:style-name="T10_182">,<text:s/></text:span><text:span text:style-name="T10_183">где</text:span><text:span text:style-name="T10_184"><text:s/></text:span><text:span text:style-name="T10_185">эффективно</text:span><text:span text:style-name="T10_186"><text:s/></text:span><text:span text:style-name="T10_187">объединяется</text:span><text:span text:style-name="T10_188"><text:s/></text:span><text:span text:style-name="T10_189">творческий</text:span><text:span text:style-name="T10_190"><text:s/></text:span><text:span text:style-name="T10_191">потенциал</text:span><text:span text:style-name="T10_192"><text:s/></text:span><text:span text:style-name="T10_193">сообщества</text:span><text:span text:style-name="T10_194">.<text:s/></text:span><text:span text:style-name="T10_195">Так</text:span><text:span text:style-name="T10_196"><text:s/></text:span><text:span text:style-name="T10_197">выглядит</text:span><text:span text:style-name="T10_198"><text:s/></text:span><text:span text:style-name="T10_199">прототип</text:span><text:span text:style-name="T10_200"><text:s/>(</text:span><text:span text:style-name="T10_201"><text:a xlink:type="simple" xlink:href="http://mindproducts.org/ru/node/712"><text:span text:style-name="T10_202">http</text:span></text:a></text:span><text:span text:style-name="T10_203"><text:a xlink:type="simple" xlink:href="http://mindproducts.org/ru/node/712"><text:span text:style-name="T10_204">://</text:span></text:a></text:span><text:span text:style-name="T10_205"><text:a xlink:type="simple" xlink:href="http://mindproducts.org/ru/node/712"><text:span text:style-name="T10_206">mindproducts</text:span></text:a></text:span><text:span text:style-name="T10_207"><text:a xlink:type="simple" xlink:href="http://mindproducts.org/ru/node/712"><text:span text:style-name="T10_208">.</text:span></text:a></text:span><text:span text:style-name="T10_209"><text:a xlink:type="simple" xlink:href="http://mindproducts.org/ru/node/712"><text:span text:style-name="T10_210">org</text:span></text:a></text:span><text:span text:style-name="T10_211"><text:a xlink:type="simple" xlink:href="http://mindproducts.org/ru/node/712"><text:span text:style-name="T10_212">/</text:span></text:a></text:span><text:span text:style-name="T10_213"><text:a xlink:type="simple" xlink:href="http://mindproducts.org/ru/node/712"><text:span text:style-name="T10_214">ru</text:span></text:a></text:span><text:span text:style-name="T10_215"><text:a xlink:type="simple" xlink:href="http://mindproducts.org/ru/node/712"><text:span text:style-name="T10_216">/</text:span></text:a></text:span><text:span text:style-name="T10_217"><text:a xlink:type="simple" xlink:href="http://mindproducts.org/ru/node/712"><text:span text:style-name="T10_218">node</text:span></text:a></text:span><text:span text:style-name="T10_219"><text:a xlink:type="simple" xlink:href="http://mindproducts.org/ru/node/712"><text:span text:style-name="T10_220">/712</text:span></text:a></text:span><text:span text:style-name="T10_221">)<text:s/><text:line-break/></text:span><text:span text:style-name="T10_222">Существенным</text:span><text:span text:style-name="T10_223"><text:s/></text:span><text:span text:style-name="T10_224">отличием</text:span><text:span text:style-name="T10_225"><text:s/></text:span><text:span text:style-name="T10_226">от</text:span><text:span text:style-name="T10_227"><text:s/></text:span><text:span text:style-name="T10_228">форумов</text:span><text:span text:style-name="T10_229"><text:s/></text:span><text:span text:style-name="T10_230">и</text:span><text:span text:style-name="T10_231"><text:s/></text:span><text:span text:style-name="T10_232">блогов</text:span><text:span text:style-name="T10_233">,<text:s/></text:span><text:span text:style-name="T10_234">где</text:span><text:span text:style-name="T10_235"><text:s/></text:span><text:span text:style-name="T10_236">жемчужины</text:span><text:span text:style-name="T10_237"><text:s/></text:span><text:span text:style-name="T10_238">смысла</text:span><text:span text:style-name="T10_239"><text:s/></text:span><text:span text:style-name="T10_240">теряются</text:span><text:span text:style-name="T10_241"><text:s/></text:span><text:span text:style-name="T10_242">в</text:span><text:span text:style-name="T10_243"><text:s/></text:span><text:span text:style-name="T10_244">тоннах</text:span><text:span text:style-name="T10_245"><text:s/></text:span><text:span text:style-name="T10_246">навоза</text:span><text:span text:style-name="T10_247">,<text:s/></text:span><text:span text:style-name="T10_248">где</text:span><text:span text:style-name="T10_249"><text:s/></text:span><text:span text:style-name="T10_250">начинают</text:span><text:span text:style-name="T10_251"><text:s/></text:span><text:span text:style-name="T10_252">за</text:span><text:span text:style-name="T10_253"><text:s/></text:span><text:span text:style-name="T10_254">здравие</text:span><text:span text:style-name="T10_255">,<text:s/></text:span><text:span text:style-name="T10_256">а</text:span><text:span text:style-name="T10_257"><text:s/></text:span><text:span text:style-name="T10_258">кончают</text:span><text:span text:style-name="T10_259"><text:s/></text:span><text:span text:style-name="T10_260">за</text:span><text:span text:style-name="T10_261"><text:s/></text:span><text:span text:style-name="T10_262">упокой</text:span><text:span text:style-name="T10_263">,<text:s/></text:span><text:span text:style-name="T10_264">является</text:span><text:span text:style-name="T10_265"><text:s/></text:span><text:span text:style-name="T10_266">то</text:span><text:span text:style-name="T10_267">,<text:s/></text:span><text:span text:style-name="T10_268">что</text:span><text:span text:style-name="T10_269"><text:s/></text:span><text:span text:style-name="T10_270">данная</text:span><text:span text:style-name="T10_271"><text:s/></text:span><text:span text:style-name="T10_272">среда</text:span><text:span text:style-name="T10_273"><text:s/></text:span><text:span text:style-name="T10_274">позволяет</text:span><text:span text:style-name="T10_275"><text:s/></text:span><text:span text:style-name="T10_276">систематизировать</text:span><text:span text:style-name="T10_277"><text:s/></text:span><text:span text:style-name="T10_278">процесс</text:span><text:span text:style-name="T10_279"><text:s/></text:span><text:span text:style-name="T10_280">обсуждения</text:span><text:span text:style-name="T10_281">.<text:s/></text:span><text:span text:style-name="T10_282">В</text:span><text:span text:style-name="T10_283"><text:s/></text:span><text:span text:style-name="T10_284">отдельный</text:span><text:span text:style-name="T10_285"><text:s/></text:span><text:span text:style-name="T10_286">блок</text:span><text:span text:style-name="T10_287"><text:s/></text:span><text:span text:style-name="T10_288">добавляются</text:span><text:span text:style-name="T10_289"><text:s/></text:span><text:span text:style-name="T10_290">заголовки</text:span><text:span text:style-name="T10_291"><text:s/></text:span><text:span text:style-name="T10_292">рациональных</text:span><text:span text:style-name="T10_293"><text:s/></text:span><text:span text:style-name="T10_294">предложений</text:span><text:span text:style-name="T10_295">,<text:s/></text:span><text:span text:style-name="T10_296">за</text:span><text:span text:style-name="T10_297"><text:s/></text:span><text:span text:style-name="T10_298">каждым</text:span><text:span text:style-name="T10_299"><text:s/></text:span><text:span text:style-name="T10_300">из</text:span><text:span text:style-name="T10_301"><text:s/></text:span><text:span text:style-name="T10_302">которых</text:span><text:span text:style-name="T10_303"><text:s/></text:span><text:span text:style-name="T10_304">стоит</text:span><text:span text:style-name="T10_305"><text:s/></text:span><text:span text:style-name="T10_306">своя</text:span><text:span text:style-name="T10_307"><text:s/></text:span><text:span text:style-name="T10_308">ветка</text:span><text:span text:style-name="T10_309"><text:s/></text:span><text:span text:style-name="T10_310">обсуждений</text:span><text:span text:style-name="T10_311">.<text:s/></text:span><text:span text:style-name="T10_312">Также</text:span><text:span text:style-name="T10_313"><text:s/></text:span><text:span text:style-name="T10_314">в</text:span><text:span text:style-name="T10_315"><text:s/></text:span><text:span text:style-name="T10_316">другом</text:span><text:span text:style-name="T10_317"><text:s/></text:span><text:span text:style-name="T10_318">блоке</text:span><text:span text:style-name="T10_319"><text:s/>-<text:s/></text:span><text:span text:style-name="T10_320">критические</text:span><text:span text:style-name="T10_321"><text:s/></text:span><text:span text:style-name="T10_322">замечания</text:span><text:span text:style-name="T10_323">,<text:s/></text:span><text:span text:style-name="T10_324">в</text:span><text:span text:style-name="T10_325"><text:s/></text:span><text:span text:style-name="T10_326">третий</text:span><text:span text:style-name="T10_327"><text:s/></text:span><text:span text:style-name="T10_328">добавляются</text:span><text:span text:style-name="T10_329"><text:s/></text:span><text:span text:style-name="T10_330">ссылки</text:span><text:span text:style-name="T10_331"><text:s/></text:span><text:span text:style-name="T10_332">на</text:span><text:span text:style-name="T10_333"><text:s/></text:span><text:span text:style-name="T10_334">подобные</text:span><text:span text:style-name="T10_335"><text:s/></text:span><text:span text:style-name="T10_336">идеи</text:span><text:span text:style-name="T10_337"><text:s/></text:span><text:span text:style-name="T10_338">и</text:span><text:span text:style-name="T10_339"><text:s/></text:span><text:span text:style-name="T10_340">проекты</text:span><text:span text:style-name="T10_341">,<text:s/></text:span><text:span text:style-name="T10_342">что</text:span><text:span text:style-name="T10_343"><text:s/></text:span><text:span text:style-name="T10_344">позволяет</text:span><text:span text:style-name="T10_345"><text:s/></text:span><text:span text:style-name="T10_346">быстро</text:span><text:span text:style-name="T10_347"><text:s/></text:span><text:span text:style-name="T10_348">оценить</text:span><text:span text:style-name="T10_349"><text:s/></text:span><text:span text:style-name="T10_350">новизну</text:span><text:span text:style-name="T10_351">,<text:s/></text:span><text:span text:style-name="T10_352">автоматически</text:span><text:span text:style-name="T10_353"><text:s/></text:span><text:span text:style-name="T10_354">выстраивается</text:span><text:span text:style-name="T10_355"><text:s/></text:span><text:span text:style-name="T10_356">генетическая</text:span><text:span text:style-name="T10_357"><text:s/></text:span><text:span text:style-name="T10_358">связь</text:span><text:span text:style-name="T10_359"><text:s/></text:span><text:span text:style-name="T10_360">идей</text:span><text:span text:style-name="T10_361">…<text:s/></text:span><text:span text:style-name="T10_362">Благодаря</text:span><text:span text:style-name="T10_363"><text:s/></text:span><text:span text:style-name="T10_364">этому</text:span><text:span text:style-name="T10_365"><text:s/></text:span><text:span text:style-name="T10_366">новый</text:span><text:span text:style-name="T10_367"><text:s/></text:span><text:span text:style-name="T10_368">человек</text:span><text:span text:style-name="T10_369"><text:s/></text:span><text:span text:style-name="T10_370">без</text:span><text:span text:style-name="T10_371"><text:s/></text:span><text:span text:style-name="T10_372">труда</text:span><text:span text:style-name="T10_373"><text:s/></text:span><text:span text:style-name="T10_374">может</text:span><text:span text:style-name="T10_375"><text:s/></text:span><text:span text:style-name="T10_376">вникнуть</text:span><text:span text:style-name="T10_377"><text:s/></text:span><text:span text:style-name="T10_378">в</text:span><text:span text:style-name="T10_379"><text:s/></text:span><text:span text:style-name="T10_380">суть</text:span><text:span text:style-name="T10_381"><text:s/></text:span><text:span text:style-name="T10_382">обсуждения</text:span><text:span text:style-name="T10_383">,<text:s/></text:span><text:span text:style-name="T10_384">оценить</text:span><text:span text:style-name="T10_385"><text:s/></text:span><text:span text:style-name="T10_386">степень</text:span><text:span text:style-name="T10_387"><text:s/></text:span><text:span text:style-name="T10_388">проработанности</text:span><text:span text:style-name="T10_389"><text:s/></text:span><text:span text:style-name="T10_390">идеи</text:span><text:span text:style-name="T10_391"><text:s/></text:span><text:span text:style-name="T10_392">и</text:span><text:span text:style-name="T10_393"><text:s/></text:span><text:span text:style-name="T10_394">принять</text:span><text:span text:style-name="T10_395"><text:s/></text:span><text:span text:style-name="T10_396">участие</text:span><text:span text:style-name="T10_397"><text:s/></text:span><text:span text:style-name="T10_398">в</text:span><text:span text:style-name="T10_399"><text:s/></text:span><text:span text:style-name="T10_400">ее</text:span><text:span text:style-name="T10_401"><text:s/></text:span><text:span text:style-name="T10_402">развитии</text:span><text:span text:style-name="T10_403">.</text:span></text:p>
        </text:list-item>
        <text:list-item>
          <text:p text:style-name="P11"><text:span text:style-name="T11_1">Проект</text:span><text:span text:style-name="T11_2"><text:s/></text:span><text:span text:style-name="T11_3">менеджмент</text:span><text:span text:style-name="T11_4">.<text:s/></text:span><text:span text:style-name="T11_5">С</text:span><text:span text:style-name="T11_6"><text:s/></text:span><text:span text:style-name="T11_7">этого</text:span><text:span text:style-name="T11_8"><text:s/></text:span><text:span text:style-name="T11_9">этапа</text:span><text:span text:style-name="T11_10"><text:s/></text:span><text:span text:style-name="T11_11">начинается</text:span><text:span text:style-name="T11_12"><text:s/></text:span><text:span text:style-name="T11_13">работа</text:span><text:span text:style-name="T11_14"><text:s/></text:span><text:span text:style-name="T11_15">по</text:span><text:span text:style-name="T11_16"><text:s/></text:span><text:span text:style-name="T11_17">реализации</text:span><text:span text:style-name="T11_18"><text:s/></text:span><text:span text:style-name="T11_19">идеи</text:span><text:span text:style-name="T11_20">.<text:s/></text:span><text:span text:style-name="T11_21">Процесс</text:span><text:span text:style-name="T11_22"><text:s/></text:span><text:span text:style-name="T11_23">формулируется</text:span><text:span text:style-name="T11_24"><text:s/></text:span><text:span text:style-name="T11_25">в</text:span><text:span text:style-name="T11_26"><text:s/></text:span><text:span text:style-name="T11_27">виде</text:span><text:span text:style-name="T11_28"><text:s/></text:span><text:span text:style-name="T11_29">конкретных</text:span><text:span text:style-name="T11_30"><text:s/></text:span><text:span text:style-name="T11_31">задач</text:span><text:span text:style-name="T11_32">,<text:s/></text:span><text:span text:style-name="T11_33">выявляются</text:span><text:span text:style-name="T11_34"><text:s/></text:span><text:span text:style-name="T11_35">необходимые</text:span><text:span text:style-name="T11_36"><text:s/></text:span><text:span text:style-name="T11_37">компетенции</text:span><text:span text:style-name="T11_38"><text:s/></text:span><text:span text:style-name="T11_39">и</text:span><text:span text:style-name="T11_40"><text:s/></text:span><text:span text:style-name="T11_41">ресурсы</text:span><text:span text:style-name="T11_42"><text:s/></text:span><text:span text:style-name="T11_43">для</text:span><text:span text:style-name="T11_44"><text:s/></text:span><text:span text:style-name="T11_45">их</text:span><text:span text:style-name="T11_46"><text:s/></text:span><text:span text:style-name="T11_47">осуществления</text:span><text:span text:style-name="T11_48">.<text:s/></text:span><text:span text:style-name="T11_49">На</text:span><text:span text:style-name="T11_50"><text:s/></text:span><text:span text:style-name="T11_51">этом</text:span><text:span text:style-name="T11_52"><text:s/></text:span><text:span text:style-name="T11_53">же</text:span><text:span text:style-name="T11_54"><text:s/></text:span><text:span text:style-name="T11_55">этапе</text:span><text:span text:style-name="T11_56"><text:s/></text:span><text:span text:style-name="T11_57">происходит</text:span><text:span text:style-name="T11_58"><text:s/></text:span><text:span text:style-name="T11_59">более</text:span><text:span text:style-name="T11_60"><text:s/></text:span><text:span text:style-name="T11_61">конкретное</text:span><text:span text:style-name="T11_62"><text:s/></text:span><text:span text:style-name="T11_63">формирование</text:span><text:span text:style-name="T11_64"><text:s/></text:span><text:span text:style-name="T11_65">команды</text:span><text:span text:style-name="T11_66">.<text:s/></text:span></text:p>
        </text:list-item>
        <text:list-item>
          <text:p text:style-name="P12"><text:span text:style-name="T12_1">Краудфандиг</text:span><text:span text:style-name="T12_2">,<text:s/></text:span><text:span text:style-name="T12_3">краудинвестиг</text:span><text:span text:style-name="T12_4">,<text:s/></text:span><text:span text:style-name="T12_5">краудсорсинг</text:span><text:span text:style-name="T12_6">.</text:span><text:span text:style-name="T12_7"><text:s/></text:span><text:span text:style-name="T12_8">От</text:span><text:span text:style-name="T12_9"><text:s/></text:span><text:span text:style-name="T12_10">наличия</text:span><text:span text:style-name="T12_11"><text:s/></text:span><text:span text:style-name="T12_12">ключевых</text:span><text:span text:style-name="T12_13"><text:s/></text:span><text:span text:style-name="T12_14">ресурсов</text:span><text:span text:style-name="T12_15"><text:s/></text:span><text:span text:style-name="T12_16">во</text:span><text:span text:style-name="T12_17"><text:s/></text:span><text:span text:style-name="T12_18">многом</text:span><text:span text:style-name="T12_19"><text:s/></text:span><text:span text:style-name="T12_20">зависит</text:span><text:span text:style-name="T12_21"><text:s/></text:span><text:span text:style-name="T12_22">успех</text:span><text:span text:style-name="T12_23"><text:s/></text:span><text:span text:style-name="T12_24">всего</text:span><text:span text:style-name="T12_25"><text:s/></text:span><text:span text:style-name="T12_26">предприятия</text:span><text:span text:style-name="T12_27">.<text:s/></text:span><text:span text:style-name="T12_28">Таким</text:span><text:span text:style-name="T12_29"><text:s/></text:span><text:span text:style-name="T12_30">образом</text:span><text:span text:style-name="T12_31"><text:s/></text:span><text:span text:style-name="T12_32">совершенно</text:span><text:span text:style-name="T12_33"><text:s/></text:span><text:span text:style-name="T12_34">необходим</text:span><text:span text:style-name="T12_35"><text:s/></text:span><text:span text:style-name="T12_36">инструмент</text:span><text:span text:style-name="T12_37"><text:s/></text:span><text:span text:style-name="T12_38">для</text:span><text:span text:style-name="T12_39"><text:s/></text:span><text:span text:style-name="T12_40">их</text:span><text:span text:style-name="T12_41"><text:s/></text:span><text:span text:style-name="T12_42">привлечения</text:span><text:span text:style-name="T12_43">.<text:s/></text:span><text:span text:style-name="T12_44">Ныне</text:span><text:span text:style-name="T12_45"><text:s/></text:span><text:span text:style-name="T12_46">очень</text:span><text:span text:style-name="T12_47"><text:s/></text:span><text:span text:style-name="T12_48">модным</text:span><text:span text:style-name="T12_49"><text:s/></text:span><text:span text:style-name="T12_50">стал</text:span><text:span text:style-name="T12_51"><text:s/></text:span><text:span text:style-name="T12_52">краудфандинг</text:span><text:span text:style-name="T12_53"><text:s/>-<text:s/></text:span><text:span text:style-name="T12_54">сервис</text:span><text:span text:style-name="T12_55">,<text:s/></text:span><text:span text:style-name="T12_56">позволяющий</text:span><text:span text:style-name="T12_57"><text:s/></text:span><text:span text:style-name="T12_58">продавать</text:span><text:span text:style-name="T12_59"><text:s/></text:span><text:span text:style-name="T12_60">продукт</text:span><text:span text:style-name="T12_61">,<text:s/></text:span><text:span text:style-name="T12_62">которого</text:span><text:span text:style-name="T12_63"><text:s/></text:span><text:span text:style-name="T12_64">еще</text:span><text:span text:style-name="T12_65"><text:s/></text:span><text:span text:style-name="T12_66">не</text:span><text:span text:style-name="T12_67"><text:s/></text:span><text:span text:style-name="T12_68">существует</text:span><text:span text:style-name="T12_69">.<text:s/></text:span><text:span text:style-name="T12_70">Люди</text:span><text:span text:style-name="T12_71"><text:s/></text:span><text:span text:style-name="T12_72">покупают</text:span><text:span text:style-name="T12_73"><text:s/></text:span><text:span text:style-name="T12_74">продукт</text:span><text:span text:style-name="T12_75"><text:s/></text:span><text:span text:style-name="T12_76">на</text:span><text:span text:style-name="T12_77"><text:s/></text:span><text:span text:style-name="T12_78">стадии</text:span><text:span text:style-name="T12_79"><text:s/></text:span><text:span text:style-name="T12_80">разработки</text:span><text:span text:style-name="T12_81"><text:s/></text:span><text:span text:style-name="T12_82">или</text:span><text:span text:style-name="T12_83"><text:s/></text:span><text:span text:style-name="T12_84">идеи</text:span><text:span text:style-name="T12_85"><text:s/></text:span><text:span text:style-name="T12_86">и</text:span><text:span text:style-name="T12_87"><text:s/></text:span><text:span text:style-name="T12_88">тем</text:span><text:span text:style-name="T12_89"><text:s/></text:span><text:span text:style-name="T12_90">самым</text:span><text:span text:style-name="T12_91"><text:s/></text:span><text:span text:style-name="T12_92">финансируют</text:span><text:span text:style-name="T12_93"><text:s/></text:span><text:span text:style-name="T12_94">проект</text:span><text:span text:style-name="T12_95">.<text:s/></text:span><text:span text:style-name="T12_96">Система</text:span><text:span text:style-name="T12_97"><text:s/></text:span><text:span text:style-name="T12_98">краудинвестинга</text:span><text:span text:style-name="T12_99"><text:s/></text:span><text:span text:style-name="T12_100">отличается</text:span><text:span text:style-name="T12_101"><text:s/></text:span><text:span text:style-name="T12_102">тем</text:span><text:span text:style-name="T12_103">,<text:s/></text:span><text:span text:style-name="T12_104">что</text:span><text:span text:style-name="T12_105"><text:s/></text:span><text:span text:style-name="T12_106">люди</text:span><text:span text:style-name="T12_107"><text:s/></text:span><text:span text:style-name="T12_108">получают</text:span><text:span text:style-name="T12_109"><text:s/></text:span><text:span text:style-name="T12_110">в</text:span><text:span text:style-name="T12_111"><text:s/></text:span><text:span text:style-name="T12_112">замен</text:span><text:span text:style-name="T12_113"><text:s/></text:span><text:span text:style-name="T12_114">на</text:span><text:span text:style-name="T12_115"><text:s/></text:span><text:span text:style-name="T12_116">вложенные</text:span><text:span text:style-name="T12_117"><text:s/></text:span><text:span text:style-name="T12_118">в</text:span><text:span text:style-name="T12_119"><text:s/></text:span><text:span text:style-name="T12_120">проект</text:span><text:span text:style-name="T12_121"><text:s/></text:span><text:span text:style-name="T12_122">средства</text:span><text:span text:style-name="T12_123"><text:s/></text:span><text:span text:style-name="T12_124">не</text:span><text:span text:style-name="T12_125"><text:s/></text:span><text:span text:style-name="T12_126">продукт</text:span><text:span text:style-name="T12_127">,<text:s/></text:span><text:span text:style-name="T12_128">а</text:span><text:span text:style-name="T12_129"><text:s/></text:span><text:span text:style-name="T12_130">долю</text:span><text:span text:style-name="T12_131"><text:s/></text:span><text:span text:style-name="T12_132">в</text:span><text:span text:style-name="T12_133"><text:s/></text:span><text:span text:style-name="T12_134">проекте</text:span><text:span text:style-name="T12_135">.<text:s/></text:span><text:span text:style-name="T12_136">Такие</text:span><text:span text:style-name="T12_137"><text:s/></text:span><text:span text:style-name="T12_138">системы</text:span><text:span text:style-name="T12_139"><text:s/></text:span><text:span text:style-name="T12_140">еще</text:span><text:span text:style-name="T12_141"><text:s/></text:span><text:span text:style-name="T12_142">не</text:span><text:span text:style-name="T12_143"><text:s/></text:span><text:span text:style-name="T12_144">получили</text:span><text:span text:style-name="T12_145"><text:s/></text:span><text:span text:style-name="T12_146">серьезного</text:span><text:span text:style-name="T12_147"><text:s/></text:span><text:span text:style-name="T12_148">распространения</text:span><text:span text:style-name="T12_149">.<text:s/></text:span><text:span text:style-name="T12_150">Однако</text:span><text:span text:style-name="T12_151"><text:s/></text:span><text:span text:style-name="T12_152">для</text:span><text:span text:style-name="T12_153"><text:s/></text:span><text:span text:style-name="T12_154">реализации</text:span><text:span text:style-name="T12_155"><text:s/></text:span><text:span text:style-name="T12_156">любых</text:span><text:span text:style-name="T12_157"><text:s/></text:span><text:span text:style-name="T12_158">проектов</text:span><text:span text:style-name="T12_159"><text:s/></text:span><text:span text:style-name="T12_160">в</text:span><text:span text:style-name="T12_161"><text:s/></text:span><text:span text:style-name="T12_162">действительности</text:span><text:span text:style-name="T12_163"><text:s/></text:span><text:span text:style-name="T12_164">нужны</text:span><text:span text:style-name="T12_165"><text:s/></text:span><text:span text:style-name="T12_166">не</text:span><text:span text:style-name="T12_167"><text:s/></text:span><text:span text:style-name="T12_168">деньги</text:span><text:span text:style-name="T12_169">,<text:s/></text:span><text:span text:style-name="T12_170">а</text:span><text:span text:style-name="T12_171"><text:s/></text:span><text:span text:style-name="T12_172">ресурсы</text:span><text:span text:style-name="T12_173">:<text:s/></text:span><text:span text:style-name="T12_174">работа</text:span><text:span text:style-name="T12_175">,<text:s/></text:span><text:span text:style-name="T12_176">компетенции</text:span><text:span text:style-name="T12_177">,<text:s/></text:span><text:span text:style-name="T12_178">аппаратура</text:span><text:span text:style-name="T12_179">,<text:s/></text:span><text:span text:style-name="T12_180">материалы</text:span><text:span text:style-name="T12_181">,<text:s/></text:span><text:span text:style-name="T12_182">помещения</text:span><text:span text:style-name="T12_183">,<text:s/></text:span><text:span text:style-name="T12_184">транспорт</text:span><text:span text:style-name="T12_185">…<text:s/></text:span><text:span text:style-name="T12_186">При</text:span><text:span text:style-name="T12_187"><text:s/></text:span><text:span text:style-name="T12_188">этом</text:span><text:span text:style-name="T12_189"><text:s/></text:span><text:span text:style-name="T12_190">также</text:span><text:span text:style-name="T12_191"><text:s/></text:span><text:span text:style-name="T12_192">как</text:span><text:span text:style-name="T12_193"><text:s/></text:span><text:span text:style-name="T12_194">в</text:span><text:span text:style-name="T12_195"><text:s/></text:span><text:span text:style-name="T12_196">случае</text:span><text:span text:style-name="T12_197"><text:s/></text:span><text:span text:style-name="T12_198">с</text:span><text:span text:style-name="T12_199"><text:s/></text:span><text:span text:style-name="T12_200">совместным</text:span><text:span text:style-name="T12_201"><text:s/></text:span><text:span text:style-name="T12_202">потреблением</text:span><text:span text:style-name="T12_203"><text:s/></text:span><text:span text:style-name="T12_204">многие</text:span><text:span text:style-name="T12_205"><text:s/></text:span><text:span text:style-name="T12_206">ресурсы</text:span><text:span text:style-name="T12_207"><text:s/></text:span><text:span text:style-name="T12_208">неликвидные</text:span><text:span text:style-name="T12_209"><text:s/></text:span><text:span text:style-name="T12_210">для</text:span><text:span text:style-name="T12_211"><text:s/></text:span><text:span text:style-name="T12_212">их</text:span><text:span text:style-name="T12_213"><text:s/></text:span><text:span text:style-name="T12_214">хозяев</text:span><text:span text:style-name="T12_215">,<text:s/></text:span><text:span text:style-name="T12_216">могут</text:span><text:span text:style-name="T12_217"><text:s/></text:span><text:span text:style-name="T12_218">быть</text:span><text:span text:style-name="T12_219"><text:s/></text:span><text:span text:style-name="T12_220">ключевыми</text:span><text:span text:style-name="T12_221"><text:s/></text:span><text:span text:style-name="T12_222">для</text:span><text:span text:style-name="T12_223"><text:s/></text:span><text:span text:style-name="T12_224">определенных</text:span><text:span text:style-name="T12_225"><text:s/></text:span><text:span text:style-name="T12_226">проектов</text:span><text:span text:style-name="T12_227">.<text:s/></text:span><text:span text:style-name="T12_228">И</text:span><text:span text:style-name="T12_229"><text:s/></text:span><text:span text:style-name="T12_230">в</text:span><text:span text:style-name="T12_231"><text:s/></text:span><text:span text:style-name="T12_232">общем</text:span><text:span text:style-name="T12_233"><text:s/></text:span><text:span text:style-name="T12_234">случае</text:span><text:span text:style-name="T12_235"><text:s/></text:span><text:span text:style-name="T12_236">ресурсы</text:span><text:span text:style-name="T12_237"><text:s/></text:span><text:span text:style-name="T12_238">являются</text:span><text:span text:style-name="T12_239"><text:s/></text:span><text:span text:style-name="T12_240">более</text:span><text:span text:style-name="T12_241"><text:s/></text:span><text:span text:style-name="T12_242">доступными</text:span><text:span text:style-name="T12_243">,<text:s/></text:span><text:span text:style-name="T12_244">чем</text:span><text:span text:style-name="T12_245"><text:s/></text:span><text:span text:style-name="T12_246">деньги</text:span><text:span text:style-name="T12_247">.<text:s/></text:span><text:span text:style-name="T12_248">Таким</text:span><text:span text:style-name="T12_249"><text:s/></text:span><text:span text:style-name="T12_250">образом</text:span><text:span text:style-name="T12_251"><text:s/></text:span><text:span text:style-name="T12_252">крайне</text:span><text:span text:style-name="T12_253"><text:s/></text:span><text:span text:style-name="T12_254">важной</text:span><text:span text:style-name="T12_255"><text:s/></text:span><text:span text:style-name="T12_256">задачей</text:span><text:span text:style-name="T12_257"><text:s/></text:span><text:span text:style-name="T12_258">является</text:span><text:span text:style-name="T12_259"><text:s/></text:span><text:span text:style-name="T12_260">обеспечение</text:span><text:span text:style-name="T12_261"><text:s/></text:span><text:span text:style-name="T12_262">возможности</text:span><text:span text:style-name="T12_263"><text:s/></text:span><text:span text:style-name="T12_264">производить</text:span><text:span text:style-name="T12_265"><text:s/></text:span><text:span text:style-name="T12_266">инвестиции</text:span><text:span text:style-name="T12_267"><text:s/></text:span><text:span text:style-name="T12_268">в</text:span><text:span text:style-name="T12_269"><text:s/></text:span><text:span text:style-name="T12_270">виде</text:span><text:span text:style-name="T12_271"><text:s/></text:span><text:span text:style-name="T12_272">ресурсов</text:span><text:span text:style-name="T12_273">.<text:s/></text:span></text:p>
        </text:list-item>
        <text:list-item>
          <text:p text:style-name="P13"><text:span text:style-name="T13_1">Для</text:span><text:span text:style-name="T13_2"><text:s/></text:span><text:span text:style-name="T13_3">того</text:span><text:span text:style-name="T13_4">,<text:s/></text:span><text:span text:style-name="T13_5">чтобы</text:span><text:span text:style-name="T13_6"><text:s/></text:span><text:span text:style-name="T13_7">незнакомые</text:span><text:span text:style-name="T13_8"><text:s/></text:span><text:span text:style-name="T13_9">прежде</text:span><text:span text:style-name="T13_10"><text:s/></text:span><text:span text:style-name="T13_11">люди</text:span><text:span text:style-name="T13_12"><text:s/></text:span><text:span text:style-name="T13_13">могли</text:span><text:span text:style-name="T13_14"><text:s/></text:span><text:span text:style-name="T13_15">без</text:span><text:span text:style-name="T13_16"><text:s/></text:span><text:span text:style-name="T13_17">проблем</text:span><text:span text:style-name="T13_18"><text:s/></text:span><text:span text:style-name="T13_19">объединяться</text:span><text:span text:style-name="T13_20"><text:s/></text:span><text:span text:style-name="T13_21">в</text:span><text:span text:style-name="T13_22"><text:s/></text:span><text:span text:style-name="T13_23">команды</text:span><text:span text:style-name="T13_24">,<text:s/></text:span><text:span text:style-name="T13_25">и</text:span><text:span text:style-name="T13_26"><text:s/></text:span><text:span text:style-name="T13_27">инвестировать</text:span><text:span text:style-name="T13_28"><text:s/></text:span><text:span text:style-name="T13_29">в</text:span><text:span text:style-name="T13_30"><text:s/></text:span><text:span text:style-name="T13_31">проекты</text:span><text:span text:style-name="T13_32"><text:s/></text:span><text:span text:style-name="T13_33">свои</text:span><text:span text:style-name="T13_34"><text:s/></text:span><text:span text:style-name="T13_35">трудовые</text:span><text:span text:style-name="T13_36"><text:s/></text:span><text:span text:style-name="T13_37">и</text:span><text:span text:style-name="T13_38"><text:s/></text:span><text:span text:style-name="T13_39">материальные</text:span><text:span text:style-name="T13_40"><text:s/></text:span><text:span text:style-name="T13_41">ресурсы</text:span><text:span text:style-name="T13_42"><text:s/></text:span><text:span text:style-name="T13_43">они</text:span><text:span text:style-name="T13_44"><text:s/></text:span><text:span text:style-name="T13_45">должны</text:span><text:span text:style-name="T13_46"><text:s/></text:span><text:span text:style-name="T13_47">быть</text:span><text:span text:style-name="T13_48"><text:s/></text:span><text:span text:style-name="T13_49">уверены</text:span><text:span text:style-name="T13_50"><text:s/></text:span><text:span text:style-name="T13_51">в</text:span><text:span text:style-name="T13_52"><text:s/></text:span><text:span text:style-name="T13_53">добросовестности</text:span><text:span text:style-name="T13_54"><text:s/></text:span><text:span text:style-name="T13_55">партнеров</text:span><text:span text:style-name="T13_56">,<text:s/></text:span><text:span text:style-name="T13_57">а</text:span><text:span text:style-name="T13_58"><text:s/></text:span><text:span text:style-name="T13_59">также</text:span><text:span text:style-name="T13_60"><text:s/></text:span><text:span text:style-name="T13_61">в</text:span><text:span text:style-name="T13_62"><text:s/></text:span><text:span text:style-name="T13_63">том</text:span><text:span text:style-name="T13_64">,<text:s/></text:span><text:span text:style-name="T13_65">что</text:span><text:span text:style-name="T13_66"><text:s/></text:span><text:span text:style-name="T13_67">их</text:span><text:span text:style-name="T13_68"><text:s/></text:span><text:span text:style-name="T13_69">вклад</text:span><text:span text:style-name="T13_70"><text:s/></text:span><text:span text:style-name="T13_71">будет</text:span><text:span text:style-name="T13_72"><text:s/></text:span><text:span text:style-name="T13_73">учтен</text:span><text:span text:style-name="T13_74"><text:s/></text:span><text:span text:style-name="T13_75">справедливо</text:span><text:span text:style-name="T13_76">.<text:s/></text:span><text:span text:style-name="T13_77">Система</text:span><text:span text:style-name="T13_78"><text:s/></text:span><text:span text:style-name="T13_79">репутации</text:span><text:span text:style-name="T13_80">,<text:s/></text:span><text:span text:style-name="T13_81">безусловно</text:span><text:span text:style-name="T13_82">,<text:s/></text:span><text:span text:style-name="T13_83">является</text:span><text:span text:style-name="T13_84"><text:s/></text:span><text:span text:style-name="T13_85">неотъемлемой</text:span><text:span text:style-name="T13_86"><text:s/></text:span><text:span text:style-name="T13_87">частью</text:span><text:span text:style-name="T13_88"><text:s/></text:span><text:span text:style-name="T13_89">Общественного</text:span><text:span text:style-name="T13_90"><text:s/></text:span><text:span text:style-name="T13_91">Инкубатора</text:span><text:span text:style-name="T13_92">,<text:s/></text:span><text:span text:style-name="T13_93">которая</text:span><text:span text:style-name="T13_94"><text:s/></text:span><text:span text:style-name="T13_95">обеспечивает</text:span><text:span text:style-name="T13_96"><text:s/></text:span><text:span text:style-name="T13_97">доверие</text:span><text:span text:style-name="T13_98">,<text:s/></text:span><text:span text:style-name="T13_99">благодаря</text:span><text:span text:style-name="T13_100"><text:s/></text:span><text:span text:style-name="T13_101">ей</text:span><text:span text:style-name="T13_102"><text:s/></text:span><text:span text:style-name="T13_103">люди</text:span><text:span text:style-name="T13_104"><text:s/></text:span><text:span text:style-name="T13_105">заключают</text:span><text:span text:style-name="T13_106"><text:s/></text:span><text:span text:style-name="T13_107">партнерские</text:span><text:span text:style-name="T13_108"><text:s/></text:span><text:span text:style-name="T13_109">сделки</text:span><text:span text:style-name="T13_110"><text:s/></text:span><text:span text:style-name="T13_111">и</text:span><text:span text:style-name="T13_112"><text:s/></text:span><text:span text:style-name="T13_113">регистрируют</text:span><text:span text:style-name="T13_114"><text:s/></text:span><text:span text:style-name="T13_115">деловые</text:span><text:span text:style-name="T13_116"><text:s/></text:span><text:span text:style-name="T13_117">отношения</text:span><text:span text:style-name="T13_118">.<text:s/></text:span><text:span text:style-name="T13_119">Описание</text:span><text:span text:style-name="T13_120"><text:s/></text:span><text:span text:style-name="T13_121">системы</text:span><text:span text:style-name="T13_122"><text:s/></text:span><text:span text:style-name="T13_123">репутации</text:span><text:span text:style-name="T13_124">:<text:s/></text:span><text:span text:style-name="T13_125"><text:a xlink:type="simple" xlink:href="https://docs.google.com/document/d/1gwLDjDqXc6h8Sm3ToXw5mLCptbwftogLdlndCVKFQzw/edit#"><text:span text:style-name="T13_126">https</text:span></text:a></text:span><text:span text:style-name="T13_127"><text:a xlink:type="simple" xlink:href="https://docs.google.com/document/d/1gwLDjDqXc6h8Sm3ToXw5mLCptbwftogLdlndCVKFQzw/edit#"><text:span text:style-name="T13_128">://</text:span></text:a></text:span><text:span text:style-name="T13_129"><text:a xlink:type="simple" xlink:href="https://docs.google.com/document/d/1gwLDjDqXc6h8Sm3ToXw5mLCptbwftogLdlndCVKFQzw/edit#"><text:span text:style-name="T13_130">docs</text:span></text:a></text:span><text:span text:style-name="T13_131"><text:a xlink:type="simple" xlink:href="https://docs.google.com/document/d/1gwLDjDqXc6h8Sm3ToXw5mLCptbwftogLdlndCVKFQzw/edit#"><text:span text:style-name="T13_132">.</text:span></text:a></text:span><text:span text:style-name="T13_133"><text:a xlink:type="simple" xlink:href="https://docs.google.com/document/d/1gwLDjDqXc6h8Sm3ToXw5mLCptbwftogLdlndCVKFQzw/edit#"><text:span text:style-name="T13_134">google</text:span></text:a></text:span><text:span text:style-name="T13_135"><text:a xlink:type="simple" xlink:href="https://docs.google.com/document/d/1gwLDjDqXc6h8Sm3ToXw5mLCptbwftogLdlndCVKFQzw/edit#"><text:span text:style-name="T13_136">.</text:span></text:a></text:span><text:span text:style-name="T13_137"><text:a xlink:type="simple" xlink:href="https://docs.google.com/document/d/1gwLDjDqXc6h8Sm3ToXw5mLCptbwftogLdlndCVKFQzw/edit#"><text:span text:style-name="T13_138">com</text:span></text:a></text:span><text:span text:style-name="T13_139"><text:a xlink:type="simple" xlink:href="https://docs.google.com/document/d/1gwLDjDqXc6h8Sm3ToXw5mLCptbwftogLdlndCVKFQzw/edit#"><text:span text:style-name="T13_140">/</text:span></text:a></text:span><text:span text:style-name="T13_141"><text:a xlink:type="simple" xlink:href="https://docs.google.com/document/d/1gwLDjDqXc6h8Sm3ToXw5mLCptbwftogLdlndCVKFQzw/edit#"><text:span text:style-name="T13_142">document</text:span></text:a></text:span><text:span text:style-name="T13_143"><text:a xlink:type="simple" xlink:href="https://docs.google.com/document/d/1gwLDjDqXc6h8Sm3ToXw5mLCptbwftogLdlndCVKFQzw/edit#"><text:span text:style-name="T13_144">/</text:span></text:a></text:span><text:span text:style-name="T13_145"><text:a xlink:type="simple" xlink:href="https://docs.google.com/document/d/1gwLDjDqXc6h8Sm3ToXw5mLCptbwftogLdlndCVKFQzw/edit#"><text:span text:style-name="T13_146">d</text:span></text:a></text:span><text:span text:style-name="T13_147"><text:a xlink:type="simple" xlink:href="https://docs.google.com/document/d/1gwLDjDqXc6h8Sm3ToXw5mLCptbwftogLdlndCVKFQzw/edit#"><text:span text:style-name="T13_148">/1</text:span></text:a></text:span><text:span text:style-name="T13_149"><text:a xlink:type="simple" xlink:href="https://docs.google.com/document/d/1gwLDjDqXc6h8Sm3ToXw5mLCptbwftogLdlndCVKFQzw/edit#"><text:span text:style-name="T13_150">gwLDjDqXc</text:span></text:a></text:span><text:span text:style-name="T13_151"><text:a xlink:type="simple" xlink:href="https://docs.google.com/document/d/1gwLDjDqXc6h8Sm3ToXw5mLCptbwftogLdlndCVKFQzw/edit#"><text:span text:style-name="T13_152">6</text:span></text:a></text:span><text:span text:style-name="T13_153"><text:a xlink:type="simple" xlink:href="https://docs.google.com/document/d/1gwLDjDqXc6h8Sm3ToXw5mLCptbwftogLdlndCVKFQzw/edit#"><text:span text:style-name="T13_154">h</text:span></text:a></text:span><text:span text:style-name="T13_155"><text:a xlink:type="simple" xlink:href="https://docs.google.com/document/d/1gwLDjDqXc6h8Sm3ToXw5mLCptbwftogLdlndCVKFQzw/edit#"><text:span text:style-name="T13_156">8</text:span></text:a></text:span><text:span text:style-name="T13_157"><text:a xlink:type="simple" xlink:href="https://docs.google.com/document/d/1gwLDjDqXc6h8Sm3ToXw5mLCptbwftogLdlndCVKFQzw/edit#"><text:span text:style-name="T13_158">Sm</text:span></text:a></text:span><text:span text:style-name="T13_159"><text:a xlink:type="simple" xlink:href="https://docs.google.com/document/d/1gwLDjDqXc6h8Sm3ToXw5mLCptbwftogLdlndCVKFQzw/edit#"><text:span text:style-name="T13_160">3</text:span></text:a></text:span><text:span text:style-name="T13_161"><text:a xlink:type="simple" xlink:href="https://docs.google.com/document/d/1gwLDjDqXc6h8Sm3ToXw5mLCptbwftogLdlndCVKFQzw/edit#"><text:span text:style-name="T13_162">ToXw</text:span></text:a></text:span><text:span text:style-name="T13_163"><text:a xlink:type="simple" xlink:href="https://docs.google.com/document/d/1gwLDjDqXc6h8Sm3ToXw5mLCptbwftogLdlndCVKFQzw/edit#"><text:span text:style-name="T13_164">5</text:span></text:a></text:span><text:span text:style-name="T13_165"><text:a xlink:type="simple" xlink:href="https://docs.google.com/document/d/1gwLDjDqXc6h8Sm3ToXw5mLCptbwftogLdlndCVKFQzw/edit#"><text:span text:style-name="T13_166">mLCptbwftogLdlndCVKFQzw</text:span></text:a></text:span><text:span text:style-name="T13_167"><text:a xlink:type="simple" xlink:href="https://docs.google.com/document/d/1gwLDjDqXc6h8Sm3ToXw5mLCptbwftogLdlndCVKFQzw/edit#"><text:span text:style-name="T13_168">/</text:span></text:a></text:span><text:span text:style-name="T13_169"><text:a xlink:type="simple" xlink:href="https://docs.google.com/document/d/1gwLDjDqXc6h8Sm3ToXw5mLCptbwftogLdlndCVKFQzw/edit#"><text:span text:style-name="T13_170">edit</text:span></text:a></text:span><text:span text:style-name="T13_171"><text:a xlink:type="simple" xlink:href="https://docs.google.com/document/d/1gwLDjDqXc6h8Sm3ToXw5mLCptbwftogLdlndCVKFQzw/edit#"><text:span text:style-name="T13_172">#</text:span></text:a></text:span><text:span text:style-name="T13_173"><text:s/></text:span></text:p>
        </text:list-item>
        <text:list-item>
          <text:p text:style-name="P14"><text:span text:style-name="T14_1">Однако</text:span><text:span text:style-name="T14_2"><text:s/></text:span><text:span text:style-name="T14_3">помимо</text:span><text:span text:style-name="T14_4"><text:s/></text:span><text:span text:style-name="T14_5">нее</text:span><text:span text:style-name="T14_6"><text:s/></text:span><text:span text:style-name="T14_7">должна</text:span><text:span text:style-name="T14_8"><text:s/></text:span><text:span text:style-name="T14_9">существовать</text:span><text:span text:style-name="T14_10"><text:s/></text:span><text:span text:style-name="T14_11">система</text:span><text:span text:style-name="T14_12"><text:s/></text:span><text:span text:style-name="T14_13">учета</text:span><text:span text:style-name="T14_14"><text:s/></text:span><text:span text:style-name="T14_15">вкладов</text:span><text:span text:style-name="T14_16">,<text:s/></text:span><text:span text:style-name="T14_17">которая</text:span><text:span text:style-name="T14_18"><text:s/></text:span><text:span text:style-name="T14_19">позволяет</text:span><text:span text:style-name="T14_20"><text:s/></text:span><text:span text:style-name="T14_21">рассчитывать</text:span><text:span text:style-name="T14_22"><text:s/></text:span><text:span text:style-name="T14_23">доли</text:span><text:span text:style-name="T14_24"><text:s/></text:span><text:span text:style-name="T14_25">участников</text:span><text:span text:style-name="T14_26"><text:s/></text:span><text:span text:style-name="T14_27">проектов</text:span><text:span text:style-name="T14_28"><text:s/></text:span><text:span text:style-name="T14_29">в</text:span><text:span text:style-name="T14_30"><text:s/></text:span><text:span text:style-name="T14_31">зависимости</text:span><text:span text:style-name="T14_32"><text:s/></text:span><text:span text:style-name="T14_33">от</text:span><text:span text:style-name="T14_34"><text:s/></text:span><text:span text:style-name="T14_35">ценности</text:span><text:span text:style-name="T14_36"><text:s/></text:span><text:span text:style-name="T14_37">осуществленных</text:span><text:span text:style-name="T14_38"><text:s/></text:span><text:span text:style-name="T14_39">вкладов</text:span><text:span text:style-name="T14_40"><text:s/></text:span><text:span text:style-name="T14_41">и</text:span><text:span text:style-name="T14_42"><text:s/></text:span><text:span text:style-name="T14_43">стадии</text:span><text:span text:style-name="T14_44"><text:s/></text:span><text:span text:style-name="T14_45">проекта</text:span><text:span text:style-name="T14_46">,<text:s/></text:span><text:span text:style-name="T14_47">на</text:span><text:span text:style-name="T14_48"><text:s/></text:span><text:span text:style-name="T14_49">которой</text:span><text:span text:style-name="T14_50"><text:s/></text:span><text:span text:style-name="T14_51">был</text:span><text:span text:style-name="T14_52"><text:s/></text:span><text:span text:style-name="T14_53">осуществлен</text:span><text:span text:style-name="T14_54"><text:s/></text:span><text:span text:style-name="T14_55">вклад</text:span><text:span text:style-name="T14_56">.<text:s/></text:span><text:span text:style-name="T14_57">Благодаря</text:span><text:span text:style-name="T14_58"><text:s/></text:span><text:span text:style-name="T14_59">этому</text:span><text:span text:style-name="T14_60"><text:s/></text:span><text:span text:style-name="T14_61">любой</text:span><text:span text:style-name="T14_62"><text:s/></text:span><text:span text:style-name="T14_63">человек</text:span><text:span text:style-name="T14_64"><text:s/></text:span><text:span text:style-name="T14_65">может</text:span><text:span text:style-name="T14_66"><text:s/></text:span><text:span text:style-name="T14_67">вложить</text:span><text:span text:style-name="T14_68"><text:s/></text:span><text:span text:style-name="T14_69">любой</text:span><text:span text:style-name="T14_70"><text:s/></text:span><text:span text:style-name="T14_71">ресурс</text:span><text:span text:style-name="T14_72"><text:s/>(</text:span><text:span text:style-name="T14_73">время</text:span><text:span text:style-name="T14_74">,<text:s/></text:span><text:span text:style-name="T14_75">деньги</text:span><text:span text:style-name="T14_76">,<text:s/></text:span><text:span text:style-name="T14_77">оборудование</text:span><text:span text:style-name="T14_78">,<text:s/></text:span><text:span text:style-name="T14_79">материал</text:span><text:span text:style-name="T14_80">,<text:s/></text:span><text:span text:style-name="T14_81">помещение</text:span><text:span text:style-name="T14_82">...)<text:s/></text:span><text:span text:style-name="T14_83">и</text:span><text:span text:style-name="T14_84"><text:s/></text:span><text:span text:style-name="T14_85">быть</text:span><text:span text:style-name="T14_86"><text:s/></text:span><text:span text:style-name="T14_87">уверенным</text:span><text:span text:style-name="T14_88"><text:s/></text:span><text:span text:style-name="T14_89">в</text:span><text:span text:style-name="T14_90"><text:s/></text:span><text:span text:style-name="T14_91">том</text:span><text:span text:style-name="T14_92">,<text:s/></text:span><text:span text:style-name="T14_93">что</text:span><text:span text:style-name="T14_94"><text:s/></text:span><text:span text:style-name="T14_95">если</text:span><text:span text:style-name="T14_96"><text:s/></text:span><text:span text:style-name="T14_97">проект</text:span><text:span text:style-name="T14_98"><text:s/></text:span><text:span text:style-name="T14_99">когда</text:span><text:span text:style-name="T14_100">-</text:span><text:span text:style-name="T14_101">либо</text:span><text:span text:style-name="T14_102"><text:s/></text:span><text:span text:style-name="T14_103">будет</text:span><text:span text:style-name="T14_104"><text:s/></text:span><text:span text:style-name="T14_105">приносить</text:span><text:span text:style-name="T14_106"><text:s/></text:span><text:span text:style-name="T14_107">прибыль</text:span><text:span text:style-name="T14_108">,<text:s/></text:span><text:span text:style-name="T14_109">данный</text:span><text:span text:style-name="T14_110"><text:s/></text:span><text:span text:style-name="T14_111">человек</text:span><text:span text:style-name="T14_112"><text:s/></text:span><text:span text:style-name="T14_113">получит</text:span><text:span text:style-name="T14_114"><text:s/></text:span><text:span text:style-name="T14_115">справедливое</text:span><text:span text:style-name="T14_116"><text:s/></text:span><text:span text:style-name="T14_117">вознаграждение</text:span><text:span text:style-name="T14_118">.<text:s/></text:span><text:span text:style-name="T14_119">В</text:span><text:span text:style-name="T14_120"><text:s/></text:span><text:span text:style-name="T14_121">идеале</text:span><text:span text:style-name="T14_122"><text:s/></text:span><text:span text:style-name="T14_123">все</text:span><text:span text:style-name="T14_124"><text:s/></text:span><text:span text:style-name="T14_125">это</text:span><text:span text:style-name="T14_126"><text:s/></text:span><text:span text:style-name="T14_127">должно</text:span><text:span text:style-name="T14_128"><text:s/></text:span><text:span text:style-name="T14_129">осуществляться</text:span><text:span text:style-name="T14_130"><text:s/></text:span><text:span text:style-name="T14_131">системой</text:span><text:span text:style-name="T14_132"><text:s/></text:span><text:span text:style-name="T14_133">умных</text:span><text:span text:style-name="T14_134"><text:s/></text:span><text:span text:style-name="T14_135">контрактов</text:span><text:span text:style-name="T14_136">,<text:s/></text:span><text:span text:style-name="T14_137">которые</text:span><text:span text:style-name="T14_138"><text:s/></text:span><text:span text:style-name="T14_139">автоматически</text:span><text:span text:style-name="T14_140"><text:s/></text:span><text:span text:style-name="T14_141">перечисляют</text:span><text:span text:style-name="T14_142"><text:s/></text:span><text:span text:style-name="T14_143">причитающиеся</text:span><text:span text:style-name="T14_144"><text:s/></text:span><text:span text:style-name="T14_145">дивиденды</text:span><text:span text:style-name="T14_146"><text:s/></text:span><text:span text:style-name="T14_147">и</text:span><text:span text:style-name="T14_148"><text:s/></text:span><text:span text:style-name="T14_149">предоставляют</text:span><text:span text:style-name="T14_150"><text:s/></text:span><text:span text:style-name="T14_151">определенные</text:span><text:span text:style-name="T14_152"><text:s/></text:span><text:span text:style-name="T14_153">права</text:span><text:span text:style-name="T14_154"><text:s/></text:span><text:span text:style-name="T14_155">в</text:span><text:span text:style-name="T14_156"><text:s/></text:span><text:span text:style-name="T14_157">управлении</text:span><text:span text:style-name="T14_158"><text:s/></text:span><text:span text:style-name="T14_159">предприятием</text:span><text:span text:style-name="T14_160"><text:s/>(</text:span><text:span text:style-name="T14_161">проектом</text:span><text:span text:style-name="T14_162">).<text:s/><text:line-break/></text:span><text:span text:style-name="T14_163">Детальное</text:span><text:span text:style-name="T14_164"><text:s/></text:span><text:span text:style-name="T14_165">описание</text:span><text:span text:style-name="T14_166"><text:s/></text:span><text:span text:style-name="T14_167">системы</text:span><text:span text:style-name="T14_168"><text:s/></text:span><text:span text:style-name="T14_169">учета</text:span><text:span text:style-name="T14_170"><text:s/></text:span><text:span text:style-name="T14_171">вкладов</text:span><text:span text:style-name="T14_172">:<text:s/></text:span><text:span text:style-name="T14_173"><text:a xlink:type="simple" xlink:href="https://docs.google.com/document/d/1KBKlnVlsMuFeHZPVmkkqFgeK4-EtQ_Lu23Dne65sIMM/edit"><text:span text:style-name="T14_174">https</text:span></text:a></text:span><text:span text:style-name="T14_175"><text:a xlink:type="simple" xlink:href="https://docs.google.com/document/d/1KBKlnVlsMuFeHZPVmkkqFgeK4-EtQ_Lu23Dne65sIMM/edit"><text:span text:style-name="T14_176">://</text:span></text:a></text:span><text:span text:style-name="T14_177"><text:a xlink:type="simple" xlink:href="https://docs.google.com/document/d/1KBKlnVlsMuFeHZPVmkkqFgeK4-EtQ_Lu23Dne65sIMM/edit"><text:span text:style-name="T14_178">docs</text:span></text:a></text:span><text:span text:style-name="T14_179"><text:a xlink:type="simple" xlink:href="https://docs.google.com/document/d/1KBKlnVlsMuFeHZPVmkkqFgeK4-EtQ_Lu23Dne65sIMM/edit"><text:span text:style-name="T14_180">.</text:span></text:a></text:span><text:span text:style-name="T14_181"><text:a xlink:type="simple" xlink:href="https://docs.google.com/document/d/1KBKlnVlsMuFeHZPVmkkqFgeK4-EtQ_Lu23Dne65sIMM/edit"><text:span text:style-name="T14_182">google</text:span></text:a></text:span><text:span text:style-name="T14_183"><text:a xlink:type="simple" xlink:href="https://docs.google.com/document/d/1KBKlnVlsMuFeHZPVmkkqFgeK4-EtQ_Lu23Dne65sIMM/edit"><text:span text:style-name="T14_184">.</text:span></text:a></text:span><text:span text:style-name="T14_185"><text:a xlink:type="simple" xlink:href="https://docs.google.com/document/d/1KBKlnVlsMuFeHZPVmkkqFgeK4-EtQ_Lu23Dne65sIMM/edit"><text:span text:style-name="T14_186">com</text:span></text:a></text:span><text:span text:style-name="T14_187"><text:a xlink:type="simple" xlink:href="https://docs.google.com/document/d/1KBKlnVlsMuFeHZPVmkkqFgeK4-EtQ_Lu23Dne65sIMM/edit"><text:span text:style-name="T14_188">/</text:span></text:a></text:span><text:span text:style-name="T14_189"><text:a xlink:type="simple" xlink:href="https://docs.google.com/document/d/1KBKlnVlsMuFeHZPVmkkqFgeK4-EtQ_Lu23Dne65sIMM/edit"><text:span text:style-name="T14_190">document</text:span></text:a></text:span><text:span text:style-name="T14_191"><text:a xlink:type="simple" xlink:href="https://docs.google.com/document/d/1KBKlnVlsMuFeHZPVmkkqFgeK4-EtQ_Lu23Dne65sIMM/edit"><text:span text:style-name="T14_192">/</text:span></text:a></text:span><text:span text:style-name="T14_193"><text:a xlink:type="simple" xlink:href="https://docs.google.com/document/d/1KBKlnVlsMuFeHZPVmkkqFgeK4-EtQ_Lu23Dne65sIMM/edit"><text:span text:style-name="T14_194">d</text:span></text:a></text:span><text:span text:style-name="T14_195"><text:a xlink:type="simple" xlink:href="https://docs.google.com/document/d/1KBKlnVlsMuFeHZPVmkkqFgeK4-EtQ_Lu23Dne65sIMM/edit"><text:span text:style-name="T14_196">/1</text:span></text:a></text:span><text:span text:style-name="T14_197"><text:a xlink:type="simple" xlink:href="https://docs.google.com/document/d/1KBKlnVlsMuFeHZPVmkkqFgeK4-EtQ_Lu23Dne65sIMM/edit"><text:span text:style-name="T14_198">KBKlnVlsMuFeHZPVmkkqFgeK</text:span></text:a></text:span><text:span text:style-name="T14_199"><text:a xlink:type="simple" xlink:href="https://docs.google.com/document/d/1KBKlnVlsMuFeHZPVmkkqFgeK4-EtQ_Lu23Dne65sIMM/edit"><text:span text:style-name="T14_200">4-</text:span></text:a></text:span><text:span text:style-name="T14_201"><text:a xlink:type="simple" xlink:href="https://docs.google.com/document/d/1KBKlnVlsMuFeHZPVmkkqFgeK4-EtQ_Lu23Dne65sIMM/edit"><text:span text:style-name="T14_202">EtQ</text:span></text:a></text:span><text:span text:style-name="T14_203"><text:a xlink:type="simple" xlink:href="https://docs.google.com/document/d/1KBKlnVlsMuFeHZPVmkkqFgeK4-EtQ_Lu23Dne65sIMM/edit"><text:span text:style-name="T14_204">_</text:span></text:a></text:span><text:span text:style-name="T14_205"><text:a xlink:type="simple" xlink:href="https://docs.google.com/document/d/1KBKlnVlsMuFeHZPVmkkqFgeK4-EtQ_Lu23Dne65sIMM/edit"><text:span text:style-name="T14_206">Lu</text:span></text:a></text:span><text:span text:style-name="T14_207"><text:a xlink:type="simple" xlink:href="https://docs.google.com/document/d/1KBKlnVlsMuFeHZPVmkkqFgeK4-EtQ_Lu23Dne65sIMM/edit"><text:span text:style-name="T14_208">23</text:span></text:a></text:span><text:span text:style-name="T14_209"><text:a xlink:type="simple" xlink:href="https://docs.google.com/document/d/1KBKlnVlsMuFeHZPVmkkqFgeK4-EtQ_Lu23Dne65sIMM/edit"><text:span text:style-name="T14_210">Dne</text:span></text:a></text:span><text:span text:style-name="T14_211"><text:a xlink:type="simple" xlink:href="https://docs.google.com/document/d/1KBKlnVlsMuFeHZPVmkkqFgeK4-EtQ_Lu23Dne65sIMM/edit"><text:span text:style-name="T14_212">65</text:span></text:a></text:span><text:span text:style-name="T14_213"><text:a xlink:type="simple" xlink:href="https://docs.google.com/document/d/1KBKlnVlsMuFeHZPVmkkqFgeK4-EtQ_Lu23Dne65sIMM/edit"><text:span text:style-name="T14_214">sIMM</text:span></text:a></text:span><text:span text:style-name="T14_215"><text:a xlink:type="simple" xlink:href="https://docs.google.com/document/d/1KBKlnVlsMuFeHZPVmkkqFgeK4-EtQ_Lu23Dne65sIMM/edit"><text:span text:style-name="T14_216">/</text:span></text:a></text:span><text:span text:style-name="T14_217"><text:a xlink:type="simple" xlink:href="https://docs.google.com/document/d/1KBKlnVlsMuFeHZPVmkkqFgeK4-EtQ_Lu23Dne65sIMM/edit"><text:span text:style-name="T14_218">edit</text:span></text:a></text:span><text:span text:style-name="T14_219"><text:s/></text:span></text:p>
        </text:list-item>
        <text:list-item>
          <text:p text:style-name="P15"><text:span text:style-name="T15_1">При</text:span><text:span text:style-name="T15_2"><text:s/></text:span><text:span text:style-name="T15_3">этом</text:span><text:span text:style-name="T15_4"><text:s/></text:span><text:span text:style-name="T15_5">участие</text:span><text:span text:style-name="T15_6"><text:s/></text:span><text:span text:style-name="T15_7">человека</text:span><text:span text:style-name="T15_8"><text:s/></text:span><text:span text:style-name="T15_9">в</text:span><text:span text:style-name="T15_10"><text:s/></text:span><text:span text:style-name="T15_11">проекте</text:span><text:span text:style-name="T15_12"><text:s/></text:span><text:span text:style-name="T15_13">может</text:span><text:span text:style-name="T15_14"><text:s/></text:span><text:span text:style-name="T15_15">быть</text:span><text:span text:style-name="T15_16"><text:s/></text:span><text:span text:style-name="T15_17">эпизодическим</text:span><text:span text:style-name="T15_18">.<text:s/></text:span></text:p>
        </text:list-item>
        <text:list-item>
          <text:p text:style-name="P16"><text:span text:style-name="T16_1">Сбор</text:span><text:span text:style-name="T16_2"><text:s/></text:span><text:span text:style-name="T16_3">команды</text:span></text:p>
        </text:list-item>
        <text:list-item>
          <text:p text:style-name="P17"><text:span text:style-name="T17_1">Краудфандинг</text:span><text:span text:style-name="T17_2">,<text:s/></text:span><text:span text:style-name="T17_3">краудинвестинг</text:span><text:span text:style-name="T17_4">,<text:s/></text:span><text:span text:style-name="T17_5">краудсорсинг</text:span><text:span text:style-name="T17_6">.<text:s/></text:span></text:p>
        </text:list-item>
      </text:list>
      <text:p text:style-name="P18"/>
      <text:p text:style-name="P19"><text:span text:style-name="T19_1">Помимо</text:span><text:span text:style-name="T19_2"><text:s/></text:span><text:span text:style-name="T19_3">того</text:span><text:span text:style-name="T19_4">,<text:s/></text:span><text:span text:style-name="T19_5">что</text:span><text:span text:style-name="T19_6"><text:s/></text:span><text:span text:style-name="T19_7">такая</text:span><text:span text:style-name="T19_8"><text:s/></text:span><text:span text:style-name="T19_9">система</text:span><text:span text:style-name="T19_10"><text:s/></text:span><text:span text:style-name="T19_11">позволяет</text:span><text:span text:style-name="T19_12"><text:s/></text:span><text:span text:style-name="T19_13">очень</text:span><text:span text:style-name="T19_14"><text:s/></text:span><text:span text:style-name="T19_15">эффективно</text:span><text:span text:style-name="T19_16"><text:s/></text:span><text:span text:style-name="T19_17">реализовывать</text:span><text:span text:style-name="T19_18"><text:s/></text:span><text:span text:style-name="T19_19">проекты</text:span><text:span text:style-name="T19_20">,<text:s/></text:span><text:span text:style-name="T19_21">привлекая</text:span><text:span text:style-name="T19_22"><text:s/></text:span><text:span text:style-name="T19_23">всевозможные</text:span><text:span text:style-name="T19_24"><text:s/></text:span><text:span text:style-name="T19_25">ресурсы</text:span><text:span text:style-name="T19_26">.<text:s/></text:span><text:span text:style-name="T19_27">С</text:span><text:span text:style-name="T19_28"><text:s/></text:span><text:span text:style-name="T19_29">др</text:span><text:span text:style-name="T19_30">о</text:span><text:span text:style-name="T19_31">гой</text:span><text:span text:style-name="T19_32"><text:s/></text:span><text:span text:style-name="T19_33">стороны</text:span><text:span text:style-name="T19_34"><text:s/></text:span><text:span text:style-name="T19_35">держатели</text:span><text:span text:style-name="T19_36"><text:s/></text:span><text:span text:style-name="T19_37">этих</text:span><text:span text:style-name="T19_38"><text:s/></text:span><text:span text:style-name="T19_39">ресурс</text:span><text:span text:style-name="T19_40">во</text:span><text:span text:style-name="T19_41"><text:s/></text:span><text:span text:style-name="T19_42">рады</text:span><text:span text:style-name="T19_43">,<text:s/></text:span><text:span text:style-name="T19_44">что</text:span><text:span text:style-name="T19_45"><text:s/></text:span><text:span text:style-name="T19_46">могут</text:span><text:span text:style-name="T19_47"><text:s/></text:span><text:span text:style-name="T19_48">получить</text:span><text:span text:style-name="T19_49"><text:s/></text:span><text:span text:style-name="T19_50">от</text:span><text:span text:style-name="T19_51"><text:s/></text:span><text:span text:style-name="T19_52">них</text:span><text:span text:style-name="T19_53"><text:s/></text:span><text:span text:style-name="T19_54">выгоду</text:span><text:span text:style-name="T19_55">.<text:s/></text:span><text:span text:style-name="T19_56">Но</text:span><text:span text:style-name="T19_57"><text:s/></text:span><text:span text:style-name="T19_58">помимо</text:span><text:span text:style-name="T19_59"><text:s/></text:span><text:span text:style-name="T19_60">того</text:span><text:span text:style-name="T19_61">,<text:s/></text:span><text:span text:style-name="T19_62">такая</text:span><text:span text:style-name="T19_63"><text:s/></text:span><text:span text:style-name="T19_64">система</text:span><text:span text:style-name="T19_65"><text:s/></text:span><text:span text:style-name="T19_66">может</text:span><text:span text:style-name="T19_67"><text:s/></text:span><text:span text:style-name="T19_68">решить</text:span><text:span text:style-name="T19_69"><text:s/></text:span><text:span text:style-name="T19_70">вопрос</text:span><text:span text:style-name="T19_71"><text:s/></text:span><text:span text:style-name="T19_72">безработицы</text:span><text:span text:style-name="T19_73">,<text:s/></text:span><text:span text:style-name="T19_74">поскольку</text:span><text:span text:style-name="T19_75"><text:s/></text:span><text:span text:style-name="T19_76">работа</text:span><text:span text:style-name="T19_77">,<text:s/></text:span><text:span text:style-name="T19_78">это</text:span><text:span text:style-name="T19_79"><text:s/></text:span><text:span text:style-name="T19_80">такой</text:span><text:span text:style-name="T19_81"><text:s/></text:span><text:span text:style-name="T19_82">же</text:span><text:span text:style-name="T19_83"><text:s/></text:span><text:span text:style-name="T19_84">ресурс</text:span><text:span text:style-name="T19_85">,<text:s/></text:span><text:span text:style-name="T19_86">который</text:span><text:span text:style-name="T19_87"><text:s/></text:span><text:span text:style-name="T19_88">также</text:span><text:span text:style-name="T19_89"><text:s/></text:span><text:span text:style-name="T19_90">можно</text:span><text:span text:style-name="T19_91"><text:s/></text:span><text:span text:style-name="T19_92">инвестировать</text:span><text:span text:style-name="T19_93">.<text:s/></text:span><text:span text:style-name="T19_94">Прекрасных</text:span><text:span text:style-name="T19_95"><text:s/></text:span><text:span text:style-name="T19_96">идей</text:span><text:span text:style-name="T19_97"><text:s/></text:span><text:span text:style-name="T19_98">всегда</text:span><text:span text:style-name="T19_99"><text:s/></text:span><text:span text:style-name="T19_100">больше</text:span><text:span text:style-name="T19_101">,<text:s/></text:span><text:span text:style-name="T19_102">чем</text:span><text:span text:style-name="T19_103"><text:s/></text:span><text:span text:style-name="T19_104">ресурсов</text:span><text:span text:style-name="T19_105">,<text:s/></text:span><text:span text:style-name="T19_106">поэтому</text:span><text:span text:style-name="T19_107"><text:s/></text:span><text:span text:style-name="T19_108">всегда</text:span><text:span text:style-name="T19_109"><text:s/></text:span><text:span text:style-name="T19_110">найдется</text:span><text:span text:style-name="T19_111"><text:s/></text:span><text:span text:style-name="T19_112">место</text:span><text:span text:style-name="T19_113"><text:s/></text:span><text:span text:style-name="T19_114">для</text:span><text:span text:style-name="T19_115"><text:s/></text:span><text:span text:style-name="T19_116">любого</text:span><text:span text:style-name="T19_117"><text:s/></text:span><text:span text:style-name="T19_118">желающего</text:span><text:span text:style-name="T19_119">,<text:s/></text:span><text:span text:style-name="T19_120">где</text:span><text:span text:style-name="T19_121"><text:s/></text:span><text:span text:style-name="T19_122">он</text:span><text:span text:style-name="T19_123"><text:s/></text:span><text:span text:style-name="T19_124">сможет</text:span><text:span text:style-name="T19_125"><text:s/></text:span><text:span text:style-name="T19_126">сделать</text:span><text:span text:style-name="T19_127"><text:s/></text:span><text:span text:style-name="T19_128">что</text:span><text:span text:style-name="T19_129">-</text:span><text:span text:style-name="T19_130">то</text:span><text:span text:style-name="T19_131"><text:s/></text:span><text:span text:style-name="T19_132">полезное</text:span><text:span text:style-name="T19_133"><text:s/></text:span><text:span text:style-name="T19_134">для</text:span><text:span text:style-name="T19_135"><text:s/></text:span><text:span text:style-name="T19_136">общества</text:span><text:span text:style-name="T19_137">.<text:s/></text:span><text:span text:style-name="T19_138">И</text:span><text:span text:style-name="T19_139"><text:s/></text:span><text:span text:style-name="T19_140">с</text:span><text:span text:style-name="T19_141"><text:s/></text:span><text:span text:style-name="T19_142">другой</text:span><text:span text:style-name="T19_143"><text:s/></text:span><text:span text:style-name="T19_144">стороны</text:span><text:span text:style-name="T19_145"><text:s/></text:span><text:span text:style-name="T19_146">общество</text:span><text:span text:style-name="T19_147"><text:s/></text:span><text:span text:style-name="T19_148">наградит</text:span><text:span text:style-name="T19_149"><text:s/></text:span><text:span text:style-name="T19_150">его</text:span><text:span text:style-name="T19_151"><text:s/></text:span><text:span text:style-name="T19_152">пропорционально</text:span><text:span text:style-name="T19_153"><text:s/></text:span><text:span text:style-name="T19_154">той</text:span><text:span text:style-name="T19_155"><text:s/></text:span><text:span text:style-name="T19_156">пользе</text:span><text:span text:style-name="T19_157">,<text:s/></text:span><text:span text:style-name="T19_158">которую</text:span><text:span text:style-name="T19_159"><text:s/></text:span><text:span text:style-name="T19_160">он</text:span><text:span text:style-name="T19_161"><text:s/></text:span><text:span text:style-name="T19_162">ему</text:span><text:span text:style-name="T19_163"><text:s/></text:span><text:span text:style-name="T19_164">принесет</text:span><text:span text:style-name="T19_165">.<text:s/></text:span></text:p>
      <text:p text:style-name="P20"/>
      <text:p text:style-name="P21"><text:span text:style-name="T21_1">В</text:span><text:span text:style-name="T21_2"><text:s/></text:span><text:span text:style-name="T21_3">условиях</text:span><text:span text:style-name="T21_4"><text:s/></text:span><text:span text:style-name="T21_5">глобальных</text:span><text:span text:style-name="T21_6"><text:s/></text:span><text:span text:style-name="T21_7">вызовов</text:span><text:span text:style-name="T21_8"><text:s/></text:span><text:span text:style-name="T21_9">это</text:span><text:span text:style-name="T21_10"><text:s/></text:span><text:span text:style-name="T21_11">вызов</text:span><text:span text:style-name="T21_12"><text:s/></text:span><text:span text:style-name="T21_13">прежде</text:span><text:span text:style-name="T21_14"><text:s/></text:span><text:span text:style-name="T21_15">всего</text:span><text:span text:style-name="T21_16"><text:s/></text:span><text:span text:style-name="T21_17">для</text:span><text:span text:style-name="T21_18"><text:s/></text:span><text:span text:style-name="T21_19">нашей</text:span><text:span text:style-name="T21_20"><text:s/></text:span><text:span text:style-name="T21_21">человеческой</text:span><text:span text:style-name="T21_22"><text:s/></text:span><text:span text:style-name="T21_23">изобретательности</text:span><text:span text:style-name="T21_24">.<text:s/></text:span><text:span text:style-name="T21_25">Мы</text:span><text:span text:style-name="T21_26"><text:s/></text:span><text:span text:style-name="T21_27">должны</text:span><text:span text:style-name="T21_28"><text:s/></text:span><text:span text:style-name="T21_29">объединиться</text:span><text:span text:style-name="T21_30">,<text:s/></text:span><text:span text:style-name="T21_31">устроить</text:span><text:span text:style-name="T21_32"><text:s/></text:span><text:span text:style-name="T21_33">общечеловеческий</text:span><text:span text:style-name="T21_34"><text:s/></text:span><text:span text:style-name="T21_35">мозговой</text:span><text:span text:style-name="T21_36"><text:s/></text:span><text:span text:style-name="T21_37">штурм</text:span><text:span text:style-name="T21_38">.<text:s/></text:span><text:span text:style-name="T21_39">И</text:span><text:span text:style-name="T21_40"><text:s/></text:span><text:span text:style-name="T21_41">именно</text:span><text:span text:style-name="T21_42"><text:s/></text:span><text:span text:style-name="T21_43">эта</text:span><text:span text:style-name="T21_44"><text:s/></text:span><text:span text:style-name="T21_45">платформа</text:span><text:span text:style-name="T21_46"><text:s/></text:span><text:span text:style-name="T21_47">должна</text:span><text:span text:style-name="T21_48"><text:s/></text:span><text:span text:style-name="T21_49">служить</text:span><text:span text:style-name="T21_50"><text:s/></text:span><text:span text:style-name="T21_51">местом</text:span><text:span text:style-name="T21_52"><text:s/></text:span><text:span text:style-name="T21_53">для</text:span><text:span text:style-name="T21_54"><text:s/></text:span><text:span text:style-name="T21_55">такого</text:span><text:span text:style-name="T21_56"><text:s/></text:span><text:span text:style-name="T21_57">штурма</text:span><text:span text:style-name="T21_58">.<text:s/></text:span></text:p>
      <text:p text:style-name="P22"/>
      <text:p text:style-name="P23"/>
      <text:p text:style-name="P24"><text:span text:style-name="T24_1">Проекты</text:span><text:span text:style-name="T24_2"><text:s/></text:span><text:span text:style-name="T24_3">совсем</text:span><text:span text:style-name="T24_4"><text:s/></text:span><text:span text:style-name="T24_5">не</text:span><text:span text:style-name="T24_6"><text:s/></text:span><text:span text:style-name="T24_7">обязательно</text:span><text:span text:style-name="T24_8"><text:s/></text:span><text:span text:style-name="T24_9">должны</text:span><text:span text:style-name="T24_10"><text:s/></text:span><text:span text:style-name="T24_11">быть</text:span><text:span text:style-name="T24_12"><text:s/></text:span><text:span text:style-name="T24_13">инновационными</text:span><text:span text:style-name="T24_14"><text:s/></text:span><text:span text:style-name="T24_15">или</text:span><text:span text:style-name="T24_16"><text:s/></text:span><text:span text:style-name="T24_17">креативными</text:span><text:span text:style-name="T24_18"><text:s/>-<text:s/></text:span><text:span text:style-name="T24_19">это</text:span><text:span text:style-name="T24_20"><text:s/></text:span><text:span text:style-name="T24_21">могут</text:span><text:span text:style-name="T24_22"><text:s/></text:span><text:span text:style-name="T24_23">быть</text:span><text:span text:style-name="T24_24"><text:s/></text:span><text:span text:style-name="T24_25">любые</text:span><text:span text:style-name="T24_26"><text:s/></text:span><text:span text:style-name="T24_27">предпринимательские</text:span><text:span text:style-name="T24_28"><text:s/></text:span><text:span text:style-name="T24_29">проекты</text:span><text:span text:style-name="T24_30">.<text:s/></text:span><text:span text:style-name="T24_31">Они</text:span><text:span text:style-name="T24_32"><text:s/></text:span><text:span text:style-name="T24_33">совсем</text:span><text:span text:style-name="T24_34"><text:s/></text:span><text:span text:style-name="T24_35">не</text:span><text:span text:style-name="T24_36"><text:s/></text:span><text:span text:style-name="T24_37">обязательно</text:span><text:span text:style-name="T24_38"><text:s/></text:span><text:span text:style-name="T24_39">должны</text:span><text:span text:style-name="T24_40"><text:s/></text:span><text:span text:style-name="T24_41">быть</text:span><text:span text:style-name="T24_42"><text:s/></text:span><text:span text:style-name="T24_43">коммерческими</text:span><text:span text:style-name="T24_44"><text:s/>-<text:s/></text:span><text:span text:style-name="T24_45">это</text:span><text:span text:style-name="T24_46"><text:s/></text:span><text:span text:style-name="T24_47">могут</text:span><text:span text:style-name="T24_48"><text:s/></text:span><text:span text:style-name="T24_49">быть</text:span><text:span text:style-name="T24_50"><text:s/></text:span><text:span text:style-name="T24_51">и</text:span><text:span text:style-name="T24_52"><text:s/></text:span><text:span text:style-name="T24_53">социальные</text:span><text:span text:style-name="T24_54"><text:s/></text:span><text:span text:style-name="T24_55">проекты</text:span><text:span text:style-name="T24_56"><text:s/>-<text:s/></text:span><text:span text:style-name="T24_57">польза</text:span><text:span text:style-name="T24_58"><text:s/></text:span><text:span text:style-name="T24_59">далеко</text:span><text:span text:style-name="T24_60"><text:s/></text:span><text:span text:style-name="T24_61">не</text:span><text:span text:style-name="T24_62"><text:s/></text:span><text:span text:style-name="T24_63">всегда</text:span><text:span text:style-name="T24_64"><text:s/></text:span><text:span text:style-name="T24_65">измеряется</text:span><text:span text:style-name="T24_66"><text:s/></text:span><text:span text:style-name="T24_67">прибылью</text:span><text:span text:style-name="T24_68">.<text:s/></text:span></text:p>
      <text:p text:style-name="P25"/>
      <text:p text:style-name="P26"/>
      <text:p text:style-name="P27"><text:span text:style-name="T27_1">На</text:span><text:span text:style-name="T27_2"><text:s/></text:span><text:span text:style-name="T27_3">этой</text:span><text:span text:style-name="T27_4"><text:s/></text:span><text:span text:style-name="T27_5">платформе</text:span><text:span text:style-name="T27_6"><text:s/></text:span><text:span text:style-name="T27_7">максимально</text:span><text:span text:style-name="T27_8"><text:s/></text:span><text:span text:style-name="T27_9">эффективно</text:span><text:span text:style-name="T27_10"><text:s/></text:span><text:span text:style-name="T27_11">используется</text:span><text:span text:style-name="T27_12"><text:s/></text:span><text:span text:style-name="T27_13">весь</text:span><text:span text:style-name="T27_14"><text:s/></text:span><text:span text:style-name="T27_15">творческий</text:span><text:span text:style-name="T27_16"><text:s/></text:span><text:span text:style-name="T27_17">потенциал</text:span><text:span text:style-name="T27_18">,<text:s/></text:span><text:span text:style-name="T27_19">ни</text:span><text:span text:style-name="T27_20"><text:s/></text:span><text:span text:style-name="T27_21">одна</text:span><text:span text:style-name="T27_22"><text:s/></text:span><text:span text:style-name="T27_23">идея</text:span><text:span text:style-name="T27_24">,<text:s/></text:span><text:span text:style-name="T27_25">здесь</text:span><text:span text:style-name="T27_26"><text:s/></text:span><text:span text:style-name="T27_27">не</text:span><text:span text:style-name="T27_28"><text:s/></text:span><text:span text:style-name="T27_29">пропадет</text:span><text:span text:style-name="T27_30"><text:s/></text:span><text:span text:style-name="T27_31">ни</text:span><text:span text:style-name="T27_32"><text:s/></text:span><text:span text:style-name="T27_33">одной</text:span><text:span text:style-name="T27_34"><text:s/></text:span><text:span text:style-name="T27_35">интуиции</text:span><text:span text:style-name="T27_36">.<text:s/></text:span><text:span text:style-name="T27_37">Задача</text:span><text:span text:style-name="T27_38"><text:s/></text:span><text:span text:style-name="T27_39">извлечь</text:span><text:span text:style-name="T27_40"><text:s/></text:span><text:span text:style-name="T27_41">самые</text:span><text:span text:style-name="T27_42"><text:s/></text:span><text:span text:style-name="T27_43">ценные</text:span><text:span text:style-name="T27_44"><text:s/></text:span><text:span text:style-name="T27_45">рациональные</text:span><text:span text:style-name="T27_46"><text:s/></text:span><text:span text:style-name="T27_47">зерна</text:span><text:span text:style-name="T27_48"><text:s/></text:span><text:span text:style-name="T27_49">из</text:span><text:span text:style-name="T27_50"><text:s/></text:span><text:span text:style-name="T27_51">каждой</text:span><text:span text:style-name="T27_52"><text:s/></text:span><text:span text:style-name="T27_53">идеи</text:span><text:span text:style-name="T27_54">.<text:s/></text:span><text:span text:style-name="T27_55">Не</text:span><text:span text:style-name="T27_56"><text:s/></text:span><text:span text:style-name="T27_57">бывает</text:span><text:span text:style-name="T27_58"><text:s/></text:span><text:span text:style-name="T27_59">несостоятельных</text:span><text:span text:style-name="T27_60"><text:s/></text:span><text:span text:style-name="T27_61">идей</text:span><text:span text:style-name="T27_62">,<text:s/></text:span><text:span text:style-name="T27_63">бывают</text:span><text:span text:style-name="T27_64"><text:s/></text:span><text:span text:style-name="T27_65">идеи</text:span><text:span text:style-name="T27_66"><text:s/></text:span><text:span text:style-name="T27_67">недоразвитые</text:span><text:span text:style-name="T27_68">.<text:s/></text:span><text:span text:style-name="T27_69">Идеи</text:span><text:span text:style-name="T27_70"><text:s/></text:span><text:span text:style-name="T27_71">должны</text:span><text:span text:style-name="T27_72"><text:s/></text:span><text:span text:style-name="T27_73">пройти</text:span><text:span text:style-name="T27_74"><text:s/></text:span><text:span text:style-name="T27_75">огранку</text:span><text:span text:style-name="T27_76">,<text:s/></text:span><text:span text:style-name="T27_77">где</text:span><text:span text:style-name="T27_78"><text:s/></text:span><text:span text:style-name="T27_79">будут</text:span><text:span text:style-name="T27_80"><text:s/></text:span><text:span text:style-name="T27_81">отточены</text:span><text:span text:style-name="T27_82"><text:s/></text:span><text:span text:style-name="T27_83">самые</text:span><text:span text:style-name="T27_84"><text:s/></text:span><text:span text:style-name="T27_85">лучшие</text:span><text:span text:style-name="T27_86"><text:s/></text:span><text:span text:style-name="T27_87">стороны</text:span><text:span text:style-name="T27_88"><text:s/></text:span><text:span text:style-name="T27_89">идеи</text:span><text:span text:style-name="T27_90"><text:s/></text:span><text:span text:style-name="T27_91">и</text:span><text:span text:style-name="T27_92"><text:s/></text:span><text:span text:style-name="T27_93">удалены</text:span><text:span text:style-name="T27_94"><text:s/></text:span><text:span text:style-name="T27_95">несовершенства</text:span><text:span text:style-name="T27_96">.<text:s/></text:span><text:span text:style-name="T27_97">Креативное</text:span><text:span text:style-name="T27_98"><text:s/></text:span><text:span text:style-name="T27_99">сообщество</text:span><text:span text:style-name="T27_100">...</text:span></text:p>
      <text:p text:style-name="P28"/>
      <text:p text:style-name="P29"><text:span text:style-name="T29_1">Люди</text:span><text:span text:style-name="T29_2"><text:s/></text:span><text:span text:style-name="T29_3">отказники</text:span><text:span text:style-name="T29_4">.<text:s/></text:span><text:span text:style-name="T29_5">Зачастую</text:span><text:span text:style-name="T29_6"><text:s/></text:span><text:span text:style-name="T29_7">безработными</text:span><text:span text:style-name="T29_8"><text:s/></text:span><text:span text:style-name="T29_9">людьми</text:span><text:span text:style-name="T29_10"><text:s/></text:span><text:span text:style-name="T29_11">оказываются</text:span><text:span text:style-name="T29_12"><text:s/></text:span><text:span text:style-name="T29_13">далеко</text:span><text:span text:style-name="T29_14"><text:s/></text:span><text:span text:style-name="T29_15">не</text:span><text:span text:style-name="T29_16"><text:s/></text:span><text:span text:style-name="T29_17">бездельники</text:span><text:span text:style-name="T29_18"><text:s/></text:span><text:span text:style-name="T29_19">и</text:span><text:span text:style-name="T29_20"><text:s/></text:span><text:span text:style-name="T29_21">совсем</text:span><text:span text:style-name="T29_22"><text:s/></text:span><text:span text:style-name="T29_23">не</text:span><text:span text:style-name="T29_24"><text:s/></text:span><text:span text:style-name="T29_25">самые</text:span><text:span text:style-name="T29_26"><text:s/></text:span><text:span text:style-name="T29_27">бестолковые</text:span><text:span text:style-name="T29_28"><text:s/></text:span><text:span text:style-name="T29_29">люди</text:span><text:span text:style-name="T29_30">.<text:s/></text:span></text:p>
      <text:p text:style-name="P30"><text:span text:style-name="T30_1">Если</text:span><text:span text:style-name="T30_2"><text:s/></text:span><text:span text:style-name="T30_3">человек</text:span><text:span text:style-name="T30_4"><text:s/></text:span><text:span text:style-name="T30_5">приносит</text:span><text:span text:style-name="T30_6"><text:s/></text:span><text:span text:style-name="T30_7">пользу</text:span><text:span text:style-name="T30_8"><text:s/></text:span><text:span text:style-name="T30_9">сегодня</text:span><text:span text:style-name="T30_10">,<text:s/></text:span><text:span text:style-name="T30_11">то</text:span><text:span text:style-name="T30_12"><text:s/></text:span><text:span text:style-name="T30_13">он</text:span><text:span text:style-name="T30_14"><text:s/></text:span><text:span text:style-name="T30_15">непременно</text:span><text:span text:style-name="T30_16"><text:s/></text:span><text:span text:style-name="T30_17">когда</text:span><text:span text:style-name="T30_18">-</text:span><text:span text:style-name="T30_19">то</text:span><text:span text:style-name="T30_20"><text:s/></text:span><text:span text:style-name="T30_21">получит</text:span><text:span text:style-name="T30_22"><text:s/></text:span><text:span text:style-name="T30_23">соответствующее</text:span><text:span text:style-name="T30_24"><text:s/></text:span><text:span text:style-name="T30_25">вознаграждение</text:span><text:span text:style-name="T30_26">.<text:s/></text:span><text:span text:style-name="T30_27">Если</text:span><text:span text:style-name="T30_28"><text:s/></text:span><text:span text:style-name="T30_29">кто</text:span><text:span text:style-name="T30_30">-</text:span><text:span text:style-name="T30_31">то</text:span><text:span text:style-name="T30_32"><text:s/></text:span><text:span text:style-name="T30_33">сегодня</text:span><text:span text:style-name="T30_34"><text:s/></text:span><text:span text:style-name="T30_35">оказался</text:span><text:span text:style-name="T30_36"><text:s/></text:span><text:span text:style-name="T30_37">безработным</text:span><text:span text:style-name="T30_38">,<text:s/></text:span><text:span text:style-name="T30_39">он</text:span><text:span text:style-name="T30_40"><text:s/></text:span><text:span text:style-name="T30_41">может</text:span><text:span text:style-name="T30_42"><text:s/></text:span><text:span text:style-name="T30_43">включится</text:span><text:span text:style-name="T30_44"><text:s/></text:span><text:span text:style-name="T30_45">в</text:span><text:span text:style-name="T30_46"><text:s/></text:span><text:span text:style-name="T30_47">какой</text:span><text:span text:style-name="T30_48">-</text:span><text:span text:style-name="T30_49">то</text:span><text:span text:style-name="T30_50"><text:s/></text:span><text:span text:style-name="T30_51">бизнес</text:span><text:span text:style-name="T30_52">-</text:span><text:span text:style-name="T30_53">проект</text:span><text:span text:style-name="T30_54"><text:s/></text:span><text:span text:style-name="T30_55">на</text:span><text:span text:style-name="T30_56"><text:s/></text:span><text:span text:style-name="T30_57">нашей</text:span><text:span text:style-name="T30_58"><text:s/></text:span><text:span text:style-name="T30_59">платформе</text:span><text:span text:style-name="T30_60"><text:s/></text:span><text:span text:style-name="T30_61">и</text:span><text:span text:style-name="T30_62"><text:s/></text:span><text:span text:style-name="T30_63">начать</text:span><text:span text:style-name="T30_64"><text:s/></text:span><text:span text:style-name="T30_65">получать</text:span><text:span text:style-name="T30_66"><text:s/></text:span><text:span text:style-name="T30_67">деньги</text:span><text:span text:style-name="T30_68"><text:s/></text:span><text:span text:style-name="T30_69">уже</text:span><text:span text:style-name="T30_70"><text:s/></text:span><text:span text:style-name="T30_71">совсем</text:span><text:span text:style-name="T30_72"><text:s/></text:span><text:span text:style-name="T30_73">скоро</text:span><text:span text:style-name="T30_74"><text:s/></text:span><text:span text:style-name="T30_75">или</text:span><text:span text:style-name="T30_76"><text:s/></text:span><text:span text:style-name="T30_77">может</text:span><text:span text:style-name="T30_78"><text:s/></text:span><text:span text:style-name="T30_79">работать</text:span><text:span text:style-name="T30_80"><text:s/></text:span><text:span text:style-name="T30_81">на</text:span><text:span text:style-name="T30_82"><text:s/></text:span><text:span text:style-name="T30_83">будущее</text:span><text:span text:style-name="T30_84">,<text:s/></text:span><text:span text:style-name="T30_85">вкладываясь</text:span><text:span text:style-name="T30_86"><text:s/></text:span><text:span text:style-name="T30_87">в</text:span><text:span text:style-name="T30_88"><text:s/></text:span><text:span text:style-name="T30_89">рискованные</text:span><text:span text:style-name="T30_90"><text:s/></text:span><text:span text:style-name="T30_91">творческие</text:span><text:span text:style-name="T30_92"><text:s/></text:span><text:span text:style-name="T30_93">проекты</text:span><text:span text:style-name="T30_94"><text:s/></text:span><text:span text:style-name="T30_95">с</text:span><text:span text:style-name="T30_96"><text:s/></text:span><text:span text:style-name="T30_97">отдаленной</text:span><text:span text:style-name="T30_98"><text:s/></text:span><text:span text:style-name="T30_99">перспективой</text:span><text:span text:style-name="T30_100">.<text:s/></text:span></text:p>
      <text:p text:style-name="P31"><text:span text:style-name="T31_1">Прекрасных</text:span><text:span text:style-name="T31_2"><text:s/></text:span><text:span text:style-name="T31_3">идей</text:span><text:span text:style-name="T31_4"><text:s/></text:span><text:span text:style-name="T31_5">всегда</text:span><text:span text:style-name="T31_6"><text:s/></text:span><text:span text:style-name="T31_7">больше</text:span><text:span text:style-name="T31_8">,<text:s/></text:span><text:span text:style-name="T31_9">чем</text:span><text:span text:style-name="T31_10"><text:s/></text:span><text:span text:style-name="T31_11">ресурсов</text:span><text:span text:style-name="T31_12"><text:s/></text:span><text:span text:style-name="T31_13">для</text:span><text:span text:style-name="T31_14"><text:s/></text:span><text:span text:style-name="T31_15">их</text:span><text:span text:style-name="T31_16"><text:s/></text:span><text:span text:style-name="T31_17">реализации</text:span><text:span text:style-name="T31_18">.<text:s/></text:span></text:p>
      <text:p text:style-name="P32"><text:span text:style-name="T32_1">Люди</text:span><text:span text:style-name="T32_2"><text:s/></text:span><text:span text:style-name="T32_3">могут</text:span><text:span text:style-name="T32_4"><text:s/></text:span><text:span text:style-name="T32_5">инвестировать</text:span><text:span text:style-name="T32_6"><text:s/></text:span><text:span text:style-name="T32_7">свой</text:span><text:span text:style-name="T32_8"><text:s/></text:span><text:span text:style-name="T32_9">труд</text:span><text:span text:style-name="T32_10"><text:s/></text:span><text:span text:style-name="T32_11">и</text:span><text:span text:style-name="T32_12"><text:s/></text:span><text:span text:style-name="T32_13">благодаря</text:span><text:span text:style-name="T32_14"><text:s/></text:span><text:span text:style-name="T32_15">системе</text:span><text:span text:style-name="T32_16"><text:s/></text:span><text:span text:style-name="T32_17">учета</text:span><text:span text:style-name="T32_18"><text:s/></text:span><text:span text:style-name="T32_19">вкладов</text:span><text:span text:style-name="T32_20"><text:s/></text:span><text:span text:style-name="T32_21">получать</text:span><text:span text:style-name="T32_22"><text:s/></text:span><text:span text:style-name="T32_23">справедливые</text:span><text:span text:style-name="T32_24"><text:s/></text:span><text:span text:style-name="T32_25">дивиденды</text:span><text:span text:style-name="T32_26"><text:s/></text:span><text:span text:style-name="T32_27">в</text:span><text:span text:style-name="T32_28"><text:s/></text:span><text:span text:style-name="T32_29">том</text:span><text:span text:style-name="T32_30"><text:s/></text:span><text:span text:style-name="T32_31">случае</text:span><text:span text:style-name="T32_32">,<text:s/></text:span><text:span text:style-name="T32_33">если</text:span><text:span text:style-name="T32_34"><text:s/></text:span><text:span text:style-name="T32_35">проект</text:span><text:span text:style-name="T32_36"><text:s/></text:span><text:span text:style-name="T32_37">в</text:span><text:span text:style-name="T32_38"><text:s/></text:span><text:span text:style-name="T32_39">конечном</text:span><text:span text:style-name="T32_40"><text:s/></text:span><text:span text:style-name="T32_41">итоге</text:span><text:span text:style-name="T32_42"><text:s/></text:span><text:span text:style-name="T32_43">приносит</text:span><text:span text:style-name="T32_44"><text:s/></text:span><text:span text:style-name="T32_45">прибыль</text:span><text:span text:style-name="T32_46">.<text:s/></text:span><text:span text:style-name="T32_47">При</text:span><text:span text:style-name="T32_48"><text:s/></text:span><text:span text:style-name="T32_49">этом</text:span><text:span text:style-name="T32_50"><text:s/></text:span><text:span text:style-name="T32_51">это</text:span><text:span text:style-name="T32_52"><text:s/></text:span><text:span text:style-name="T32_53">не</text:span><text:span text:style-name="T32_54"><text:s/></text:span><text:span text:style-name="T32_55">грязный</text:span><text:span text:style-name="T32_56"><text:s/></text:span><text:span text:style-name="T32_57">труд</text:span><text:span text:style-name="T32_58">,<text:s/></text:span><text:span text:style-name="T32_59">а</text:span><text:span text:style-name="T32_60"><text:s/></text:span><text:span text:style-name="T32_61">творчество</text:span><text:span text:style-name="T32_62">.<text:s/></text:span></text:p>
      <text:p text:style-name="P33"><text:span text:style-name="T33_1">Эта</text:span><text:span text:style-name="T33_2"><text:s/></text:span><text:span text:style-name="T33_3">система</text:span><text:span text:style-name="T33_4"><text:s/></text:span><text:span text:style-name="T33_5">каждому</text:span><text:span text:style-name="T33_6"><text:s/></text:span><text:span text:style-name="T33_7">человеку</text:span><text:span text:style-name="T33_8"><text:s/></text:span><text:span text:style-name="T33_9">дает</text:span><text:span text:style-name="T33_10"><text:s/></text:span><text:span text:style-name="T33_11">возможность</text:span><text:span text:style-name="T33_12"><text:s/></text:span><text:span text:style-name="T33_13">принять</text:span><text:span text:style-name="T33_14"><text:s/></text:span><text:span text:style-name="T33_15">участие</text:span><text:span text:style-name="T33_16"><text:s/></text:span><text:span text:style-name="T33_17">в</text:span><text:span text:style-name="T33_18"><text:s/></text:span><text:span text:style-name="T33_19">том</text:span><text:span text:style-name="T33_20">,<text:s/></text:span><text:span text:style-name="T33_21">чего</text:span><text:span text:style-name="T33_22"><text:s/></text:span><text:span text:style-name="T33_23">он</text:span><text:span text:style-name="T33_24"><text:s/></text:span><text:span text:style-name="T33_25">хочет</text:span><text:span text:style-name="T33_26">,<text:s/></text:span><text:span text:style-name="T33_27">заниматься</text:span><text:span text:style-name="T33_28"><text:s/></text:span><text:span text:style-name="T33_29">любимым</text:span><text:span text:style-name="T33_30"><text:s/></text:span><text:span text:style-name="T33_31">делом</text:span><text:span text:style-name="T33_32">,<text:s/></text:span><text:span text:style-name="T33_33">на</text:span><text:span text:style-name="T33_34"><text:s/></text:span><text:span text:style-name="T33_35">практике</text:span><text:span text:style-name="T33_36"><text:s/></text:span><text:span text:style-name="T33_37">учиться</text:span><text:span text:style-name="T33_38"><text:s/></text:span><text:span text:style-name="T33_39">тому</text:span><text:span text:style-name="T33_40">,<text:s/></text:span><text:span text:style-name="T33_41">чему</text:span><text:span text:style-name="T33_42"><text:s/></text:span><text:span text:style-name="T33_43">хочет</text:span><text:span text:style-name="T33_44">,<text:s/></text:span><text:span text:style-name="T33_45">при</text:span><text:span text:style-name="T33_46"><text:s/></text:span><text:span text:style-name="T33_47">этом</text:span><text:span text:style-name="T33_48"><text:s/></text:span><text:span text:style-name="T33_49">помогая</text:span><text:span text:style-name="T33_50"><text:s/></text:span><text:span text:style-name="T33_51">проектам</text:span><text:span text:style-name="T33_52"><text:s/></text:span><text:span text:style-name="T33_53">развиваться</text:span><text:span text:style-name="T33_54">.<text:s/></text:span><text:span text:style-name="T33_55">Каждый</text:span><text:span text:style-name="T33_56"><text:s/></text:span><text:span text:style-name="T33_57">может</text:span><text:span text:style-name="T33_58"><text:s/></text:span><text:span text:style-name="T33_59">найти</text:span><text:span text:style-name="T33_60"><text:s/></text:span><text:span text:style-name="T33_61">место</text:span><text:span text:style-name="T33_62">,<text:s/></text:span><text:span text:style-name="T33_63">где</text:span><text:span text:style-name="T33_64"><text:s/></text:span><text:span text:style-name="T33_65">он</text:span><text:span text:style-name="T33_66"><text:s/></text:span><text:span text:style-name="T33_67">будет</text:span><text:span text:style-name="T33_68"><text:s/></text:span><text:span text:style-name="T33_69">полезен</text:span><text:span text:style-name="T33_70"><text:s/></text:span><text:span text:style-name="T33_71">обществу</text:span><text:span text:style-name="T33_72">,<text:s/></text:span><text:span text:style-name="T33_73">и</text:span><text:span text:style-name="T33_74"><text:s/></text:span><text:span text:style-name="T33_75">его</text:span><text:span text:style-name="T33_76"><text:s/></text:span><text:span text:style-name="T33_77">не</text:span><text:span text:style-name="T33_78"><text:s/></text:span><text:span text:style-name="T33_79">оттолкнут</text:span><text:span text:style-name="T33_80">,<text:s/></text:span><text:span text:style-name="T33_81">но</text:span><text:span text:style-name="T33_82"><text:s/></text:span><text:span text:style-name="T33_83">будут</text:span><text:span text:style-name="T33_84"><text:s/></text:span><text:span text:style-name="T33_85">рады</text:span><text:span text:style-name="T33_86"><text:s/></text:span><text:span text:style-name="T33_87">его</text:span><text:span text:style-name="T33_88"><text:s/></text:span><text:span text:style-name="T33_89">участию</text:span><text:span text:style-name="T33_90">.<text:s/></text:span></text:p>
      <text:p text:style-name="P34"/>
      <text:p text:style-name="P35"><text:span text:style-name="T35_1">Для</text:span><text:span text:style-name="T35_2"><text:s/></text:span><text:span text:style-name="T35_3">того</text:span><text:span text:style-name="T35_4">,<text:s/></text:span><text:span text:style-name="T35_5">чтобы</text:span><text:span text:style-name="T35_6"><text:s/></text:span><text:span text:style-name="T35_7">какая</text:span><text:span text:style-name="T35_8">-</text:span><text:span text:style-name="T35_9">то</text:span><text:span text:style-name="T35_10"><text:s/></text:span><text:span text:style-name="T35_11">идея</text:span><text:span text:style-name="T35_12"><text:s/></text:span><text:span text:style-name="T35_13">реализовалась</text:span><text:span text:style-name="T35_14">,<text:s/></text:span><text:span text:style-name="T35_15">обществу</text:span><text:span text:style-name="T35_16"><text:s/></text:span><text:span text:style-name="T35_17">достаточно</text:span><text:span text:style-name="T35_18"><text:s/></text:span><text:span text:style-name="T35_19">просто</text:span><text:span text:style-name="T35_20"><text:s/></text:span><text:span text:style-name="T35_21">по</text:span><text:span text:style-name="T35_22">-</text:span><text:span text:style-name="T35_23">настоящему</text:span><text:span text:style-name="T35_24"><text:s/></text:span><text:span text:style-name="T35_25">поверить</text:span><text:span text:style-name="T35_26"><text:s/></text:span><text:span text:style-name="T35_27">в</text:span><text:span text:style-name="T35_28"><text:s/></text:span><text:span text:style-name="T35_29">нее</text:span><text:span text:style-name="T35_30">.</text:span></text:p>
      <text:p text:style-name="P36"/>
      <text:p text:style-name="P37"><text:span text:style-name="T37_1">Наша</text:span><text:span text:style-name="T37_2"><text:s/></text:span><text:span text:style-name="T37_3">цель</text:span><text:span text:style-name="T37_4"><text:s/>-<text:s/></text:span><text:span text:style-name="T37_5">это</text:span><text:span text:style-name="T37_6"><text:s/></text:span><text:span text:style-name="T37_7">высокая</text:span><text:span text:style-name="T37_8"><text:s/></text:span><text:span text:style-name="T37_9">культура</text:span><text:span text:style-name="T37_10">.<text:s/></text:span><text:span text:style-name="T37_11">Не</text:span><text:span text:style-name="T37_12"><text:s/></text:span><text:span text:style-name="T37_13">высокая</text:span><text:span text:style-name="T37_14"><text:s/></text:span><text:span text:style-name="T37_15">экономика</text:span></text:p>
      <text:p text:style-name="P38"/>
      <text:p text:style-name="P39"/>
      <text:p text:style-name="P40"><text:span text:style-name="T40_1">Такая</text:span><text:span text:style-name="T40_2"><text:s/></text:span><text:span text:style-name="T40_3">система</text:span><text:span text:style-name="T40_4"><text:s/></text:span><text:span text:style-name="T40_5">должна</text:span><text:span text:style-name="T40_6"><text:s/></text:span><text:span text:style-name="T40_7">позволить</text:span><text:span text:style-name="T40_8"><text:s/></text:span><text:span text:style-name="T40_9">изыскивать</text:span><text:span text:style-name="T40_10"><text:s/></text:span><text:span text:style-name="T40_11">внутренние</text:span><text:span text:style-name="T40_12"><text:s/></text:span><text:span text:style-name="T40_13">ресурсы</text:span><text:span text:style-name="T40_14"><text:s/></text:span><text:span text:style-name="T40_15">общества</text:span><text:span text:style-name="T40_16"><text:s/></text:span><text:span text:style-name="T40_17">для</text:span><text:span text:style-name="T40_18"><text:s/></text:span><text:span text:style-name="T40_19">реализации</text:span><text:span text:style-name="T40_20"><text:s/></text:span><text:span text:style-name="T40_21">проектов</text:span><text:span text:style-name="T40_22">.<text:s/></text:span><text:span text:style-name="T40_23">Экономика</text:span><text:span text:style-name="T40_24">,<text:s/></text:span><text:span text:style-name="T40_25">работающая</text:span><text:span text:style-name="T40_26"><text:s/>“</text:span><text:span text:style-name="T40_27">без</text:span><text:span text:style-name="T40_28"><text:s/></text:span><text:span text:style-name="T40_29">денег</text:span><text:span text:style-name="T40_30">”<text:s/>-<text:s text:c="2"/></text:span><text:span text:style-name="T40_31">для</text:span><text:span text:style-name="T40_32"><text:s/></text:span><text:span text:style-name="T40_33">ее</text:span><text:span text:style-name="T40_34"><text:s/></text:span><text:span text:style-name="T40_35">осуществления</text:span><text:span text:style-name="T40_36"><text:s/></text:span><text:span text:style-name="T40_37">не</text:span><text:span text:style-name="T40_38"><text:s/></text:span><text:span text:style-name="T40_39">требуются</text:span><text:span text:style-name="T40_40"><text:s/></text:span><text:span text:style-name="T40_41">внешние</text:span><text:span text:style-name="T40_42"><text:s/></text:span><text:span text:style-name="T40_43">инвестиции</text:span><text:span text:style-name="T40_44"><text:s/>-<text:s/></text:span><text:span text:style-name="T40_45">хотя</text:span><text:span text:style-name="T40_46"><text:s/></text:span><text:span text:style-name="T40_47">они</text:span><text:span text:style-name="T40_48"><text:s/></text:span><text:span text:style-name="T40_49">и</text:span><text:span text:style-name="T40_50"><text:s/></text:span><text:span text:style-name="T40_51">возможны</text:span><text:span text:style-name="T40_52">.<text:s/></text:span><text:span text:style-name="T40_53">То</text:span><text:span text:style-name="T40_54"><text:s/></text:span><text:span text:style-name="T40_55">есть</text:span><text:span text:style-name="T40_56"><text:s/></text:span><text:span text:style-name="T40_57">возникает</text:span><text:span text:style-name="T40_58"><text:s/></text:span><text:span text:style-name="T40_59">капитал</text:span><text:span text:style-name="T40_60"><text:s/></text:span><text:span text:style-name="T40_61">в</text:span><text:span text:style-name="T40_62"><text:s/></text:span><text:span text:style-name="T40_63">обход</text:span><text:span text:style-name="T40_64"><text:s/></text:span><text:span text:style-name="T40_65">кредитных</text:span><text:span text:style-name="T40_66"><text:s/></text:span><text:span text:style-name="T40_67">институтов</text:span><text:span text:style-name="T40_68"><text:s/>-<text:s/></text:span><text:span text:style-name="T40_69">становится</text:span><text:span text:style-name="T40_70"><text:s/></text:span><text:span text:style-name="T40_71">необязательной</text:span><text:span text:style-name="T40_72"><text:s/></text:span><text:span text:style-name="T40_73">уплата</text:span><text:span text:style-name="T40_74"><text:s/></text:span><text:span text:style-name="T40_75">банковского</text:span><text:span text:style-name="T40_76"><text:s/></text:span><text:span text:style-name="T40_77">процента</text:span><text:span text:style-name="T40_78">.<text:s/></text:span></text:p>
      <text:p text:style-name="P41"><text:span text:style-name="T41_1">Таким</text:span><text:span text:style-name="T41_2"><text:s/></text:span><text:span text:style-name="T41_3">образом</text:span><text:span text:style-name="T41_4"><text:s/></text:span><text:span text:style-name="T41_5">вокруг</text:span><text:span text:style-name="T41_6"><text:s/></text:span><text:span text:style-name="T41_7">каждого</text:span><text:span text:style-name="T41_8"><text:s/></text:span><text:span text:style-name="T41_9">проекта</text:span><text:span text:style-name="T41_10"><text:s/></text:span><text:span text:style-name="T41_11">складывается</text:span><text:span text:style-name="T41_12"><text:s/></text:span><text:span text:style-name="T41_13">полностью</text:span><text:span text:style-name="T41_14"><text:s/></text:span><text:span text:style-name="T41_15">меритократическое</text:span><text:span text:style-name="T41_16"><text:s/>(</text:span><text:span text:style-name="T41_17">основанное</text:span><text:span text:style-name="T41_18"><text:s/></text:span><text:span text:style-name="T41_19">на</text:span><text:span text:style-name="T41_20"><text:s/></text:span><text:span text:style-name="T41_21">заслугах</text:span><text:span text:style-name="T41_22">)<text:s/></text:span><text:span text:style-name="T41_23">сообщество</text:span><text:span text:style-name="T41_24">.</text:span></text:p>
      <text:p text:style-name="P42"><text:span text:style-name="T42_1">Теоретически</text:span><text:span text:style-name="T42_2"><text:s/></text:span><text:span text:style-name="T42_3">данная</text:span><text:span text:style-name="T42_4"><text:s/></text:span><text:span text:style-name="T42_5">система</text:span><text:span text:style-name="T42_6"><text:s/></text:span><text:span text:style-name="T42_7">решает</text:span><text:span text:style-name="T42_8"><text:s/></text:span><text:span text:style-name="T42_9">проблему</text:span><text:span text:style-name="T42_10"><text:s/></text:span><text:span text:style-name="T42_11">безработицы</text:span><text:span text:style-name="T42_12"><text:s/>-<text:s/></text:span><text:span text:style-name="T42_13">количество</text:span><text:span text:style-name="T42_14"><text:s/></text:span><text:span text:style-name="T42_15">проектов</text:span><text:span text:style-name="T42_16">,<text:s/></text:span><text:span text:style-name="T42_17">которым</text:span><text:span text:style-name="T42_18"><text:s/></text:span><text:span text:style-name="T42_19">нужны</text:span><text:span text:style-name="T42_20"><text:s/></text:span><text:span text:style-name="T42_21">руки</text:span><text:span text:style-name="T42_22">,<text:s/></text:span><text:span text:style-name="T42_23">по</text:span><text:span text:style-name="T42_24"><text:s/></text:span><text:span text:style-name="T42_25">сути</text:span><text:span text:style-name="T42_26"><text:s/></text:span><text:span text:style-name="T42_27">безгранично</text:span><text:span text:style-name="T42_28">.<text:s/></text:span><text:span text:style-name="T42_29">Выполняя</text:span><text:span text:style-name="T42_30"><text:s/></text:span><text:span text:style-name="T42_31">небольшие</text:span><text:span text:style-name="T42_32"><text:s/></text:span><text:span text:style-name="T42_33">задачи</text:span><text:span text:style-name="T42_34">,<text:s/></text:span><text:span text:style-name="T42_35">можно</text:span><text:span text:style-name="T42_36"><text:s/></text:span><text:span text:style-name="T42_37">участвовать</text:span><text:span text:style-name="T42_38"><text:s/></text:span><text:span text:style-name="T42_39">во</text:span><text:span text:style-name="T42_40"><text:s/></text:span><text:span text:style-name="T42_41">множестве</text:span><text:span text:style-name="T42_42"><text:s/></text:span><text:span text:style-name="T42_43">проектов</text:span><text:span text:style-name="T42_44">,<text:s/></text:span><text:span text:style-name="T42_45">снижать</text:span><text:span text:style-name="T42_46"><text:s/></text:span><text:span text:style-name="T42_47">риски</text:span><text:span text:style-name="T42_48">,<text:s/></text:span><text:span text:style-name="T42_49">диверсифицируя</text:span><text:span text:style-name="T42_50"><text:s/></text:span><text:span text:style-name="T42_51">свой</text:span><text:span text:style-name="T42_52"><text:s/></text:span><text:span text:style-name="T42_53">вклад</text:span><text:span text:style-name="T42_54">.<text:s/></text:span><text:span text:style-name="T42_55">И</text:span><text:span text:style-name="T42_56"><text:s/></text:span><text:span text:style-name="T42_57">если</text:span><text:span text:style-name="T42_58"><text:s/></text:span><text:span text:style-name="T42_59">какой</text:span><text:span text:style-name="T42_60">-</text:span><text:span text:style-name="T42_61">нибудь</text:span><text:span text:style-name="T42_62"><text:s/></text:span><text:span text:style-name="T42_63">из</text:span><text:span text:style-name="T42_64"><text:s/></text:span><text:span text:style-name="T42_65">них</text:span><text:span text:style-name="T42_66"><text:s/></text:span><text:span text:style-name="T42_67">станет</text:span><text:span text:style-name="T42_68"><text:s/></text:span><text:span text:style-name="T42_69">успешным</text:span><text:span text:style-name="T42_70">,<text:s/></text:span><text:span text:style-name="T42_71">то</text:span><text:span text:style-name="T42_72"><text:s/></text:span><text:span text:style-name="T42_73">вложившийся</text:span><text:span text:style-name="T42_74"><text:s/></text:span><text:span text:style-name="T42_75">в</text:span><text:span text:style-name="T42_76"><text:s/></text:span><text:span text:style-name="T42_77">него</text:span><text:span text:style-name="T42_78"><text:s/></text:span><text:span text:style-name="T42_79">человек</text:span><text:span text:style-name="T42_80"><text:s/></text:span><text:span text:style-name="T42_81">будет</text:span><text:span text:style-name="T42_82"><text:s/></text:span><text:span text:style-name="T42_83">получать</text:span><text:span text:style-name="T42_84"><text:s/></text:span><text:span text:style-name="T42_85">справедливую</text:span><text:span text:style-name="T42_86"><text:s/></text:span><text:span text:style-name="T42_87">долю</text:span><text:span text:style-name="T42_88"><text:s/></text:span><text:span text:style-name="T42_89">от</text:span><text:span text:style-name="T42_90"><text:s/></text:span><text:span text:style-name="T42_91">его</text:span><text:span text:style-name="T42_92"><text:s/></text:span><text:span text:style-name="T42_93">доходов</text:span><text:span text:style-name="T42_94"><text:s/></text:span><text:span text:style-name="T42_95">до</text:span><text:span text:style-name="T42_96"><text:s/></text:span><text:span text:style-name="T42_97">тех</text:span><text:span text:style-name="T42_98"><text:s/></text:span><text:span text:style-name="T42_99">пор</text:span><text:span text:style-name="T42_100">,<text:s/></text:span><text:span text:style-name="T42_101">пока</text:span><text:span text:style-name="T42_102"><text:s/></text:span><text:span text:style-name="T42_103">проект</text:span><text:span text:style-name="T42_104"><text:s/></text:span><text:span text:style-name="T42_105">будет</text:span><text:span text:style-name="T42_106"><text:s/></text:span><text:span text:style-name="T42_107">приносить</text:span><text:span text:style-name="T42_108"><text:s/></text:span><text:span text:style-name="T42_109">прибыль</text:span><text:span text:style-name="T42_110">.<text:s/></text:span><text:span text:style-name="T42_111">При</text:span><text:span text:style-name="T42_112"><text:s/></text:span><text:span text:style-name="T42_113">этом</text:span><text:span text:style-name="T42_114"><text:s/></text:span><text:span text:style-name="T42_115">это</text:span><text:span text:style-name="T42_116"><text:s/></text:span><text:span text:style-name="T42_117">не</text:span><text:span text:style-name="T42_118"><text:s/></text:span><text:span text:style-name="T42_119">грязная</text:span><text:span text:style-name="T42_120"><text:s/></text:span><text:span text:style-name="T42_121">работа</text:span><text:span text:style-name="T42_122">,<text:s/></text:span><text:span text:style-name="T42_123">а</text:span><text:span text:style-name="T42_124"><text:s/></text:span><text:span text:style-name="T42_125">возможность</text:span><text:span text:style-name="T42_126"><text:s/></text:span><text:span text:style-name="T42_127">заниматься</text:span><text:span text:style-name="T42_128"><text:s/></text:span><text:span text:style-name="T42_129">любимым</text:span><text:span text:style-name="T42_130"><text:s/></text:span><text:span text:style-name="T42_131">творческим</text:span><text:span text:style-name="T42_132"><text:s/></text:span><text:span text:style-name="T42_133">делом</text:span><text:span text:style-name="T42_134">,<text:s/></text:span><text:span text:style-name="T42_135">принимая</text:span><text:span text:style-name="T42_136"><text:s/></text:span><text:span text:style-name="T42_137">участие</text:span><text:span text:style-name="T42_138"><text:s/></text:span><text:span text:style-name="T42_139">в</text:span><text:span text:style-name="T42_140"><text:s/></text:span><text:span text:style-name="T42_141">понравившихся</text:span><text:span text:style-name="T42_142"><text:s/></text:span><text:span text:style-name="T42_143">проектах</text:span><text:span text:style-name="T42_144">.<text:s/></text:span></text:p>
      <text:p text:style-name="P43"/>
      <text:p text:style-name="P44"/>
      <text:p text:style-name="P45"><text:span text:style-name="T45_1">Данная</text:span><text:span text:style-name="T45_2"><text:s/></text:span><text:span text:style-name="T45_3">среда</text:span><text:span text:style-name="T45_4"><text:s/>-<text:s/></text:span><text:span text:style-name="T45_5">это</text:span><text:span text:style-name="T45_6"><text:s/></text:span><text:span text:style-name="T45_7">Проект</text:span><text:span text:style-name="T45_8"><text:s/></text:span><text:span text:style-name="T45_9">идеальной</text:span><text:span text:style-name="T45_10"><text:s/></text:span><text:span text:style-name="T45_11">творческой</text:span><text:span text:style-name="T45_12"><text:s/></text:span><text:span text:style-name="T45_13">мастерской</text:span><text:span text:style-name="T45_14">,<text:s/></text:span><text:span text:style-name="T45_15">где</text:span><text:span text:style-name="T45_16"><text:s/></text:span><text:span text:style-name="T45_17">любая</text:span><text:span text:style-name="T45_18"><text:s/></text:span><text:span text:style-name="T45_19">идея</text:span><text:span text:style-name="T45_20">,<text:s/></text:span><text:span text:style-name="T45_21">вдохновение</text:span><text:span text:style-name="T45_22">,<text:s/></text:span><text:span text:style-name="T45_23">интуиция</text:span><text:span text:style-name="T45_24"><text:s/></text:span><text:span text:style-name="T45_25">получает</text:span><text:span text:style-name="T45_26"><text:s/></text:span><text:span text:style-name="T45_27">максимальное</text:span><text:span text:style-name="T45_28"><text:s/></text:span><text:span text:style-name="T45_29">развитие</text:span><text:span text:style-name="T45_30"><text:s/></text:span><text:span text:style-name="T45_31">и</text:span><text:span text:style-name="T45_32"><text:s/></text:span><text:span text:style-name="T45_33">максимальные</text:span><text:span text:style-name="T45_34"><text:s/></text:span><text:span text:style-name="T45_35">шансы</text:span><text:span text:style-name="T45_36"><text:s/></text:span><text:span text:style-name="T45_37">на</text:span><text:span text:style-name="T45_38"><text:s/></text:span><text:span text:style-name="T45_39">реализацию</text:span><text:span text:style-name="T45_40">.<text:s/></text:span></text:p>
      <text:p text:style-name="P46"/>
      <text:p text:style-name="P47"/>
      <text:h text:style-name="P48" text:outline-level="10"><text:bookmark-start text:name="h.f3warf84eklp"/><text:bookmark-end text:name="h.f3warf84eklp"/><text:span text:style-name="T48_1">Выбор</text:span><text:span text:style-name="T48_2"><text:s/></text:span><text:span text:style-name="T48_3">технологий</text:span></text:h>
      <text:p text:style-name="P49"/>
      <text:p text:style-name="P50"><text:span text:style-name="T50_1">Нужна</text:span><text:span text:style-name="T50_2"><text:s/></text:span><text:span text:style-name="T50_3">ли</text:span><text:span text:style-name="T50_4"><text:s/></text:span><text:span text:style-name="T50_5">этому</text:span><text:span text:style-name="T50_6"><text:s/></text:span><text:span text:style-name="T50_7">проекту</text:span><text:span text:style-name="T50_8"><text:s/></text:span><text:span text:style-name="T50_9">децентрализация</text:span><text:span text:style-name="T50_10"><text:s/></text:span><text:span text:style-name="T50_11">или</text:span><text:span text:style-name="T50_12"><text:s/></text:span><text:span text:style-name="T50_13">централизованный</text:span><text:span text:style-name="T50_14"><text:s/></text:span><text:span text:style-name="T50_15">ресурс</text:span><text:span text:style-name="T50_16"><text:s/></text:span><text:span text:style-name="T50_17">будет</text:span><text:span text:style-name="T50_18"><text:s/></text:span><text:span text:style-name="T50_19">работать</text:span><text:span text:style-name="T50_20"><text:s/></text:span><text:span text:style-name="T50_21">полноценно</text:span><text:span text:style-name="T50_22">?</text:span></text:p>
      <text:p text:style-name="P51"/>
      <text:p text:style-name="P52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h text:style-name="P53" text:outline-level="10"><text:bookmark-start text:name="h.4n8o0tm41m08"/><text:bookmark-end text:name="h.4n8o0tm41m08"/><text:span text:style-name="T53_1">Аргументы</text:span><text:span text:style-name="T53_2"><text:s/>“</text:span><text:span text:style-name="T53_3">За</text:span><text:span text:style-name="T53_4"><text:s/></text:span><text:span text:style-name="T53_5">децентрализацию</text:span><text:span text:style-name="T53_6">”</text:span></text:h>
          </table:table-cell>
          <table:table-cell table:style-name="Cell2">
            <text:h text:style-name="P54" text:outline-level="10"><text:span text:style-name="T54_1">Аргументы</text:span><text:span text:style-name="T54_2"><text:s/>“</text:span><text:span text:style-name="T54_3">Против</text:span><text:span text:style-name="T54_4">”</text:span></text:h>
          </table:table-cell>
        </table:table-row>
        <table:table-row table:style-name="Row2">
          <table:table-cell table:style-name="Cell3">
            <text:p text:style-name="P55"/>
          </table:table-cell>
          <table:table-cell table:style-name="Cell4">
            <text:p text:style-name="P56"><text:span text:style-name="T56_1">Проект</text:span><text:span text:style-name="T56_2"><text:s/></text:span><text:span text:style-name="T56_3">существенно</text:span><text:span text:style-name="T56_4"><text:s/></text:span><text:span text:style-name="T56_5">усложняется</text:span><text:span text:style-name="T56_6">,<text:s/></text:span><text:span text:style-name="T56_7">требует</text:span><text:span text:style-name="T56_8"><text:s/></text:span><text:span text:style-name="T56_9">значительно</text:span><text:span text:style-name="T56_10"><text:s/></text:span><text:span text:style-name="T56_11">больше</text:span><text:span text:style-name="T56_12"><text:s/></text:span><text:span text:style-name="T56_13">ресурсов</text:span><text:span text:style-name="T56_14">.</text:span></text:p>
          </table:table-cell>
        </table:table-row>
        <table:table-row table:style-name="Row3">
          <table:table-cell table:style-name="Cell5">
            <text:p text:style-name="P57"/>
          </table:table-cell>
          <table:table-cell table:style-name="Cell6">
            <text:p text:style-name="P58"/>
          </table:table-cell>
        </table:table-row>
      </table:table>
      <text:p text:style-name="P59"/>
      <text:p text:style-name="P60"/>
      <text:p text:style-name="P6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